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19000000195D9B158845803822.png" manifest:media-type="image/png"/>
  <manifest:file-entry manifest:full-path="Pictures/10000000000001DC0000003AE09B44BBF3390347.png" manifest:media-type="image/png"/>
  <manifest:file-entry manifest:full-path="Pictures/10000000000002E8000001FD5222C533F70312CE.png" manifest:media-type="image/png"/>
  <manifest:file-entry manifest:full-path="Pictures/10000000000002E80000016F691CA2BB717A61AE.png" manifest:media-type="image/png"/>
  <manifest:file-entry manifest:full-path="Pictures/1000000000000236000001C0917E68FD11F46826.png" manifest:media-type="image/png"/>
  <manifest:file-entry manifest:full-path="Pictures/100000000000018100000116A5329D4804BD1B45.png" manifest:media-type="image/png"/>
  <manifest:file-entry manifest:full-path="Pictures/10000201000000200000001B3365914DBDDA4F29.png" manifest:media-type="image/png"/>
  <manifest:file-entry manifest:full-path="Pictures/10000000000001D9000000D95D2F6F3D4C6CC7F8.png" manifest:media-type="image/png"/>
  <manifest:file-entry manifest:full-path="Pictures/10000000000002B2000000C409435897340E27FA.png" manifest:media-type="image/png"/>
  <manifest:file-entry manifest:full-path="Pictures/100000000000013B0000014AE8B17CC4527B1FE0.png" manifest:media-type="image/png"/>
  <manifest:file-entry manifest:full-path="Pictures/10000000000001FB0000013088CD83F749BA6AAE.png" manifest:media-type="image/png"/>
  <manifest:file-entry manifest:full-path="Pictures/10000000000001CE000000FBEE445478F4CAD3BB.png" manifest:media-type="image/png"/>
  <manifest:file-entry manifest:full-path="Pictures/1000000000000228000001A99D73B107B793C3D5.png" manifest:media-type="image/png"/>
  <manifest:file-entry manifest:full-path="Pictures/10000000000001AE0000018A9140C74F7052BD46.png" manifest:media-type="image/png"/>
  <manifest:file-entry manifest:full-path="Pictures/1000000000000228000001B7D6A5FCFFA34094CA.png" manifest:media-type="image/png"/>
  <manifest:file-entry manifest:full-path="Pictures/100000000000022800000174E88A27D7C3BBF168.png" manifest:media-type="image/png"/>
  <manifest:file-entry manifest:full-path="Pictures/100000000000015000000042DC3A96FC3628D5D8.png" manifest:media-type="image/png"/>
  <manifest:file-entry manifest:full-path="Pictures/10000000000000F2000001720E5ECE76F6227925.png" manifest:media-type="image/png"/>
  <manifest:file-entry manifest:full-path="Pictures/100000000000015B000001F687C39CC71D0855EF.png" manifest:media-type="image/png"/>
  <manifest:file-entry manifest:full-path="Pictures/100000000000001400000012894294BA4AD8A33E.png" manifest:media-type="image/png"/>
  <manifest:file-entry manifest:full-path="Pictures/1000000000000014000000152AE31FCF478F16CF.png" manifest:media-type="image/png"/>
  <manifest:file-entry manifest:full-path="Pictures/1000000000000143000001B7ED12A3C34B8EBFFE.png" manifest:media-type="image/png"/>
  <manifest:file-entry manifest:full-path="Pictures/10000000000002B800000236D1853FD76382EA34.png" manifest:media-type="image/png"/>
  <manifest:file-entry manifest:full-path="Pictures/1000000000000017000000147B42B88D4230156A.png" manifest:media-type="image/png"/>
  <manifest:file-entry manifest:full-path="Pictures/100000000000021100000127BF19E5ED74EC82C6.png" manifest:media-type="image/png"/>
  <manifest:file-entry manifest:full-path="Pictures/1000020000000030000000306F43286E97B59990.png" manifest:media-type="image/png"/>
  <manifest:file-entry manifest:full-path="Pictures/10000000000001FB000001D9DEC215DE9EFE8C3D.png" manifest:media-type="image/png"/>
  <manifest:file-entry manifest:full-path="Pictures/10000000000001FD000001528BB68AD63142EAE6.png" manifest:media-type="image/png"/>
  <manifest:file-entry manifest:full-path="Pictures/10000000000001F3000001E35027915F4BE1B678.png" manifest:media-type="image/png"/>
  <manifest:file-entry manifest:full-path="Pictures/10000201000003E8000000D2A7FE72F00FFCF111.png" manifest:media-type="image/png"/>
  <manifest:file-entry manifest:full-path="Pictures/10000000000000130000001147344B6EAB9D4F14.png" manifest:media-type="image/png"/>
  <manifest:file-entry manifest:full-path="Pictures/100002000000000B0000000B70A9EE9903C9253B.gif" manifest:media-type="image/gif"/>
  <manifest:file-entry manifest:full-path="Pictures/1000000000000127000001B21724152709F41DA1.png" manifest:media-type="image/png"/>
  <manifest:file-entry manifest:full-path="Pictures/100000000000015C00000126A12604C6211E4373.png" manifest:media-type="image/png"/>
  <manifest:file-entry manifest:full-path="Pictures/1000000000000185000000FC1A76955DBFD62AC9.png" manifest:media-type="image/png"/>
  <manifest:file-entry manifest:full-path="Pictures/10000000000002160000003517E38C41740BCB2A.png" manifest:media-type="image/png"/>
  <manifest:file-entry manifest:full-path="Pictures/100002010000002B0000001A19B7D3052C305C87.png" manifest:media-type="image/png"/>
  <manifest:file-entry manifest:full-path="Pictures/1000000000000330000000AC4435A7C433AF16C1.png" manifest:media-type="image/png"/>
  <manifest:file-entry manifest:full-path="Pictures/1000000000000113000000BA450F97282615A72E.png" manifest:media-type="image/png"/>
  <manifest:file-entry manifest:full-path="Pictures/1000000000000185000000F89FD55DEE9C32174C.png" manifest:media-type="image/png"/>
  <manifest:file-entry manifest:full-path="Pictures/1000020000000020000000206284DE9C05FFED8F.png" manifest:media-type="image/png"/>
  <manifest:file-entry manifest:full-path="Pictures/100000000000001500000015C95D787627C568CD.png" manifest:media-type="image/png"/>
  <manifest:file-entry manifest:full-path="Pictures/10000000000002B800000208BD11DBC1AFB56C40.png" manifest:media-type="image/png"/>
  <manifest:file-entry manifest:full-path="Pictures/1000000000000185000000C6A5FDB50C64A7C46F.png" manifest:media-type="image/png"/>
  <manifest:file-entry manifest:full-path="Pictures/10000000000002050000015A689AFD0345A54169.png" manifest:media-type="image/png"/>
  <manifest:file-entry manifest:full-path="Pictures/1000000000000127000000CC07DD410393B24389.png" manifest:media-type="image/png"/>
  <manifest:file-entry manifest:full-path="Pictures/10000000000000150000001046075BC811F3570D.png" manifest:media-type="image/png"/>
  <manifest:file-entry manifest:full-path="Pictures/1000000000000127000001380DEA66507B750AD9.png" manifest:media-type="image/png"/>
  <manifest:file-entry manifest:full-path="Pictures/10000000000000100000000E9AC9765F39681E77.png" manifest:media-type="image/png"/>
  <manifest:file-entry manifest:full-path="Pictures/100002000000002000000020A6BB2897B4B7679A.png" manifest:media-type="image/png"/>
  <manifest:file-entry manifest:full-path="Pictures/1000000000000127000000E871160A39EF6E0CDB.png" manifest:media-type="image/png"/>
  <manifest:file-entry manifest:full-path="Pictures/10000000000000150000001508FAA1902ADFEDA7.png" manifest:media-type="image/png"/>
  <manifest:file-entry manifest:full-path="Pictures/100000000000014500000104B1BF004720723982.png" manifest:media-type="image/png"/>
  <manifest:file-entry manifest:full-path="Pictures/10000000000001FB0000021C10EA62478BF5697E.png" manifest:media-type="image/png"/>
  <manifest:file-entry manifest:full-path="Pictures/10000000000001FB000001B390EEBECBBED512FF.png" manifest:media-type="image/png"/>
  <manifest:file-entry manifest:full-path="Pictures/1000000000000229000000A08E2856815FBF5CCC.png" manifest:media-type="image/png"/>
  <manifest:file-entry manifest:full-path="Pictures/1000000000000016000000179531E342882AF76F.png" manifest:media-type="image/png"/>
  <manifest:file-entry manifest:full-path="Pictures/10000000000003A600000035C232D621F2F9EDF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4.893cm" style:rel-column-width="18848*"/>
    </style:style>
    <style:style style:name="Table1.B" style:family="table-column">
      <style:table-column-properties style:column-width="5.897cm" style:rel-column-width="22714*"/>
    </style:style>
    <style:style style:name="Table1.C" style:family="table-column">
      <style:table-column-properties style:column-width="6.223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4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keep-together="always"/>
    </style:style>
    <style:style style:name="Table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able_20_Contents">
      <style:text-properties fo:language="en" fo:country="US" officeooo:rsid="01c7fbfe" officeooo:paragraph-rsid="01c7fbfe"/>
    </style:style>
    <style:style style:name="P6" style:family="paragraph" style:parent-style-name="Table_20_Contents">
      <style:text-properties fo:language="en" fo:country="US" officeooo:rsid="01b6bc19" officeooo:paragraph-rsid="01b6bc19"/>
    </style:style>
    <style:style style:name="P7" style:family="paragraph" style:parent-style-name="Table_20_Contents">
      <style:text-properties fo:language="en" fo:country="US" officeooo:rsid="01d408b1" officeooo:paragraph-rsid="01d408b1"/>
    </style:style>
    <style:style style:name="P8" style:family="paragraph" style:parent-style-name="Table_20_Contents">
      <style:text-properties officeooo:paragraph-rsid="01470a28"/>
    </style:style>
    <style:style style:name="P9" style:family="paragraph" style:parent-style-name="Table_20_Contents">
      <style:text-properties officeooo:paragraph-rsid="01e2b37e"/>
    </style:style>
    <style:style style:name="P10" style:family="paragraph" style:parent-style-name="Table_20_Contents">
      <style:text-properties fo:font-size="10.5pt" style:font-size-asian="10.5pt" style:font-size-complex="10.5pt"/>
    </style:style>
    <style:style style:name="P11" style:family="paragraph" style:parent-style-name="Text_20_body">
      <style:text-properties fo:language="en" fo:country="US"/>
    </style:style>
    <style:style style:name="P12" style:family="paragraph" style:parent-style-name="Text_20_body">
      <style:text-properties fo:language="en" fo:country="US" officeooo:paragraph-rsid="0021afdd"/>
    </style:style>
    <style:style style:name="P13" style:family="paragraph" style:parent-style-name="Text_20_body">
      <style:text-properties fo:language="en" fo:country="US" officeooo:paragraph-rsid="014f758e"/>
    </style:style>
    <style:style style:name="P14" style:family="paragraph" style:parent-style-name="Text_20_body">
      <style:text-properties fo:language="en" fo:country="US" officeooo:paragraph-rsid="016f65ea"/>
    </style:style>
    <style:style style:name="P15" style:family="paragraph" style:parent-style-name="Text_20_body">
      <style:text-properties fo:language="en" fo:country="US" officeooo:paragraph-rsid="0189f341"/>
    </style:style>
    <style:style style:name="P16" style:family="paragraph" style:parent-style-name="Text_20_body">
      <style:text-properties fo:language="en" fo:country="US" officeooo:paragraph-rsid="01470a28"/>
    </style:style>
    <style:style style:name="P17" style:family="paragraph" style:parent-style-name="Text_20_body">
      <style:text-properties fo:language="en" fo:country="US" officeooo:paragraph-rsid="01b8c62f"/>
    </style:style>
    <style:style style:name="P18" style:family="paragraph" style:parent-style-name="Text_20_body">
      <style:text-properties fo:language="en" fo:country="US" officeooo:rsid="01bd4cea" officeooo:paragraph-rsid="01bd4cea"/>
    </style:style>
    <style:style style:name="P19" style:family="paragraph" style:parent-style-name="Text_20_body">
      <style:text-properties fo:language="en" fo:country="US" officeooo:paragraph-rsid="01f6167a"/>
    </style:style>
    <style:style style:name="P20" style:family="paragraph" style:parent-style-name="Text_20_body">
      <style:text-properties officeooo:paragraph-rsid="0021afdd"/>
    </style:style>
    <style:style style:name="P21" style:family="paragraph" style:parent-style-name="Text_20_body">
      <style:text-properties officeooo:paragraph-rsid="01470a28"/>
    </style:style>
    <style:style style:name="P22" style:family="paragraph" style:parent-style-name="Text_20_body">
      <style:text-properties officeooo:paragraph-rsid="017866d8"/>
    </style:style>
    <style:style style:name="P23" style:family="paragraph" style:parent-style-name="Text_20_body">
      <style:text-properties officeooo:paragraph-rsid="017ce0bf"/>
    </style:style>
    <style:style style:name="P24" style:family="paragraph" style:parent-style-name="Text_20_body">
      <style:text-properties officeooo:rsid="01898352"/>
    </style:style>
    <style:style style:name="P25" style:family="paragraph" style:parent-style-name="Text_20_body">
      <style:text-properties officeooo:paragraph-rsid="018bb4ef"/>
    </style:style>
    <style:style style:name="P26" style:family="paragraph" style:parent-style-name="Text_20_body">
      <style:text-properties officeooo:paragraph-rsid="013ffcb4"/>
    </style:style>
    <style:style style:name="P27" style:family="paragraph" style:parent-style-name="Text_20_body">
      <style:text-properties officeooo:paragraph-rsid="01f6167a"/>
    </style:style>
    <style:style style:name="P28" style:family="paragraph" style:parent-style-name="Text_20_body">
      <style:text-properties officeooo:paragraph-rsid="0180038b"/>
    </style:style>
    <style:style style:name="P29" style:family="paragraph" style:parent-style-name="Text_20_Note">
      <style:text-properties fo:language="en" fo:country="US" officeooo:paragraph-rsid="0021afdd"/>
    </style:style>
    <style:style style:name="P30" style:family="paragraph" style:parent-style-name="Text_20_Note">
      <style:text-properties fo:language="en" fo:country="US" officeooo:paragraph-rsid="017435ef"/>
    </style:style>
    <style:style style:name="P31" style:family="paragraph" style:parent-style-name="Text_20_Note">
      <style:text-properties fo:language="en" fo:country="US" officeooo:paragraph-rsid="01f6167a"/>
    </style:style>
    <style:style style:name="P32" style:family="paragraph" style:parent-style-name="Text_20_Note">
      <style:text-properties officeooo:paragraph-rsid="016cd704"/>
    </style:style>
    <style:style style:name="P33" style:family="paragraph" style:parent-style-name="Text_20_Note">
      <style:text-properties officeooo:paragraph-rsid="018bb4ef"/>
    </style:style>
    <style:style style:name="P34" style:family="paragraph" style:parent-style-name="Text_20_Note">
      <style:text-properties officeooo:rsid="01b8c62f" officeooo:paragraph-rsid="01b8c62f"/>
    </style:style>
    <style:style style:name="P35" style:family="paragraph" style:parent-style-name="Text_20_Note">
      <style:text-properties officeooo:rsid="01bd4cea" officeooo:paragraph-rsid="01bd4cea"/>
    </style:style>
    <style:style style:name="P36" style:family="paragraph" style:parent-style-name="Text_20_Note">
      <style:text-properties officeooo:paragraph-rsid="01bd4cea"/>
    </style:style>
    <style:style style:name="P37" style:family="paragraph" style:parent-style-name="Text_20_Note">
      <style:text-properties officeooo:paragraph-rsid="01f46d81"/>
    </style:style>
    <style:style style:name="P38" style:family="paragraph" style:parent-style-name="Text_20_Note">
      <style:text-properties officeooo:paragraph-rsid="01f6167a"/>
    </style:style>
    <style:style style:name="P39" style:family="paragraph" style:parent-style-name="Figure">
      <style:text-properties fo:language="en" fo:country="US"/>
    </style:style>
    <style:style style:name="P40" style:family="paragraph" style:parent-style-name="Figure">
      <style:text-properties fo:language="en" fo:country="US" officeooo:paragraph-rsid="014f758e"/>
    </style:style>
    <style:style style:name="P41" style:family="paragraph" style:parent-style-name="Figure">
      <style:text-properties fo:language="en" fo:country="US" officeooo:paragraph-rsid="0150ea41"/>
    </style:style>
    <style:style style:name="P42" style:family="paragraph" style:parent-style-name="Figure">
      <style:text-properties fo:language="en" fo:country="US" officeooo:paragraph-rsid="018d3bcd"/>
    </style:style>
    <style:style style:name="P43" style:family="paragraph" style:parent-style-name="Figure">
      <style:text-properties fo:language="en" fo:country="US" officeooo:paragraph-rsid="01f46d81"/>
    </style:style>
    <style:style style:name="P44" style:family="paragraph" style:parent-style-name="Figure">
      <style:text-properties fo:language="en" fo:country="US" officeooo:paragraph-rsid="01898352"/>
    </style:style>
    <style:style style:name="P45" style:family="paragraph" style:parent-style-name="Figure">
      <style:text-properties officeooo:paragraph-rsid="0162b112"/>
    </style:style>
    <style:style style:name="P46" style:family="paragraph" style:parent-style-name="Caption">
      <style:text-properties fo:language="en" fo:country="US"/>
    </style:style>
    <style:style style:name="P47" style:family="paragraph" style:parent-style-name="Title">
      <style:text-properties fo:language="en" fo:country="US" officeooo:paragraph-rsid="0021afdd"/>
    </style:style>
    <style:style style:name="P48" style:family="paragraph" style:parent-style-name="Subtitle">
      <style:text-properties fo:language="en" fo:country="US" officeooo:rsid="0021afdd" officeooo:paragraph-rsid="0021afdd"/>
    </style:style>
    <style:style style:name="P49" style:family="paragraph" style:parent-style-name="Text_20_body_20_indent">
      <style:text-properties fo:language="en" fo:country="US"/>
    </style:style>
    <style:style style:name="P50" style:family="paragraph" style:parent-style-name="Text_20_body_20_indent">
      <style:text-properties fo:language="en" fo:country="US" officeooo:paragraph-rsid="0162b112"/>
    </style:style>
    <style:style style:name="P51" style:family="paragraph" style:parent-style-name="Definition_20_Term">
      <style:paragraph-properties fo:margin-left="1.397cm" fo:margin-right="0cm" fo:text-indent="0cm" style:auto-text-indent="false"/>
    </style:style>
    <style:style style:name="P52" style:family="paragraph" style:parent-style-name="Text_20_body_20_indent">
      <style:paragraph-properties fo:margin-left="1.397cm" fo:margin-right="0cm" fo:text-indent="0cm" style:auto-text-indent="false"/>
    </style:style>
    <style:style style:name="P53" style:family="paragraph" style:parent-style-name="Table_20_Heading">
      <style:text-properties fo:font-size="10.5pt" officeooo:paragraph-rsid="01470a28" style:font-size-asian="10.5pt" style:font-size-complex="10.5pt"/>
    </style:style>
    <style:style style:name="P54" style:family="paragraph" style:parent-style-name="Definition_20_Term">
      <style:text-properties officeooo:paragraph-rsid="0162b112"/>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Guide_20_Name">
      <style:text-properties fo:language="en" fo:country="US" officeooo:rsid="01b12df6" officeooo:paragraph-rsid="01b12df6"/>
    </style:style>
    <style:style style:name="P59" style:family="paragraph" style:parent-style-name="Text_20_body" style:master-page-name="">
      <style:paragraph-properties style:page-number="auto" fo:keep-with-next="always"/>
      <style:text-properties fo:language="en" fo:country="US"/>
    </style:style>
    <style:style style:name="P60" style:family="paragraph" style:parent-style-name="Text_20_Body_20_List_20_Intro">
      <style:text-properties officeooo:paragraph-rsid="01f46d81"/>
    </style:style>
    <style:style style:name="P61" style:family="paragraph" style:parent-style-name="Guide_20_Name" style:master-page-name="First_20_Page">
      <style:paragraph-properties fo:margin-left="0cm" fo:margin-right="0cm" fo:margin-top="0.499cm" fo:margin-bottom="0.101cm" loext:contextual-spacing="false" fo:text-indent="0cm" style:auto-text-indent="false" style:page-number="auto" fo:break-before="page"/>
      <style:text-properties fo:language="en" fo:country="US" officeooo:paragraph-rsid="0022cb03"/>
    </style:style>
    <style:style style:name="P62" style:family="paragraph" style:parent-style-name="Figure" style:list-style-name="Heading_20_Note"/>
    <style:style style:name="P63" style:family="paragraph" style:parent-style-name="Heading_20_1">
      <style:text-properties officeooo:rsid="013ffcb4" officeooo:paragraph-rsid="013ffcb4"/>
    </style:style>
    <style:style style:name="P64" style:family="paragraph" style:parent-style-name="Heading_20_1" style:master-page-name="Front_20_Matter">
      <style:paragraph-properties style:page-number="auto"/>
      <style:text-properties fo:language="en" fo:country="US" officeooo:paragraph-rsid="0021afdd"/>
    </style:style>
    <style:style style:name="P65" style:family="paragraph" style:parent-style-name="Heading_20_1" style:master-page-name="Standard">
      <style:paragraph-properties style:page-number="auto"/>
      <style:text-properties officeooo:rsid="013ffcb4" officeooo:paragraph-rsid="013ffcb4"/>
    </style:style>
    <style:style style:name="P66" style:family="paragraph" style:parent-style-name="Heading_20_2">
      <style:text-properties fo:language="en" fo:country="US" officeooo:paragraph-rsid="0021afdd"/>
    </style:style>
    <style:style style:name="P67" style:family="paragraph" style:parent-style-name="Heading_20_2">
      <style:text-properties officeooo:paragraph-rsid="01470a28"/>
    </style:style>
    <style:style style:name="P68" style:family="paragraph" style:parent-style-name="Heading_20_2">
      <style:text-properties officeooo:paragraph-rsid="0189f341"/>
    </style:style>
    <style:style style:name="P69" style:family="paragraph" style:parent-style-name="Heading_20_3">
      <style:text-properties fo:language="en" fo:country="US" officeooo:rsid="01040c4d" officeooo:paragraph-rsid="0021afdd"/>
    </style:style>
    <style:style style:name="P70" style:family="paragraph" style:parent-style-name="Heading_20_3">
      <style:text-properties officeooo:paragraph-rsid="0162b112"/>
    </style:style>
    <style:style style:name="P71" style:family="paragraph" style:parent-style-name="Heading_20_3">
      <style:text-properties officeooo:paragraph-rsid="01f46d81"/>
    </style:style>
    <style:style style:name="P72" style:family="paragraph" style:parent-style-name="Heading_20_3">
      <style:text-properties officeooo:paragraph-rsid="01f6167a"/>
    </style:style>
    <style:style style:name="P73" style:family="paragraph" style:parent-style-name="Heading_20_3">
      <style:text-properties officeooo:paragraph-rsid="017866d8"/>
    </style:style>
    <style:style style:name="P74" style:family="paragraph" style:parent-style-name="Heading_20_3">
      <style:text-properties officeooo:paragraph-rsid="01898352"/>
    </style:style>
    <style:style style:name="P75" style:family="paragraph" style:parent-style-name="Heading_20_3">
      <style:text-properties officeooo:paragraph-rsid="015824b6"/>
    </style:style>
    <style:style style:name="P76" style:family="paragraph" style:parent-style-name="Heading_20_3">
      <style:text-properties officeooo:paragraph-rsid="018bb4ef"/>
    </style:style>
    <style:style style:name="P77" style:family="paragraph" style:parent-style-name="Heading_20_Caution">
      <style:text-properties fo:color="#000000" style:font-name="Liberation Sans1" fo:font-size="13pt" fo:font-weight="bold" officeooo:rsid="01fc717c" officeooo:paragraph-rsid="01fc717c" style:font-size-asian="10.5pt" style:font-weight-asian="normal" style:font-weight-complex="normal"/>
    </style:style>
    <style:style style:name="P78" style:family="paragraph" style:parent-style-name="Heading_20_Caution">
      <style:text-properties officeooo:rsid="01a855dc"/>
    </style:style>
    <style:style style:name="P79" style:family="paragraph" style:parent-style-name="Heading_20_Caution">
      <style:text-properties officeooo:rsid="01d9ee96" officeooo:paragraph-rsid="01d9ee96"/>
    </style:style>
    <style:style style:name="P80" style:family="paragraph" style:parent-style-name="Heading_20_Note" style:list-style-name="Heading_20_Note"/>
    <style:style style:name="P81" style:family="paragraph" style:parent-style-name="Heading_20_Note" style:list-style-name="Heading_20_Note">
      <style:text-properties officeooo:paragraph-rsid="01f6167a"/>
    </style:style>
    <style:style style:name="P82" style:family="paragraph" style:parent-style-name="Heading_20_Note">
      <style:text-properties officeooo:rsid="01bd4cea" officeooo:paragraph-rsid="01bd4cea"/>
    </style:style>
    <style:style style:name="P83" style:family="paragraph" style:parent-style-name="Heading_20_Tip">
      <style:text-properties officeooo:paragraph-rsid="01f46d81"/>
    </style:style>
    <style:style style:name="P84" style:family="paragraph" style:parent-style-name="Heading_20_Tip" style:list-style-name="Heading_20_Tip"/>
    <style:style style:name="P85" style:family="paragraph" style:parent-style-name="Heading_20_Tip">
      <style:text-properties officeooo:rsid="01bd4cea" officeooo:paragraph-rsid="01bd4cea"/>
    </style:style>
    <style:style style:name="P86" style:family="paragraph" style:parent-style-name="List_20_1" style:list-style-name="List_20_1"/>
    <style:style style:name="P87" style:family="paragraph" style:parent-style-name="List_20_1" style:list-style-name="List_20_1">
      <style:text-properties officeooo:paragraph-rsid="015c3a25"/>
    </style:style>
    <style:style style:name="P88" style:family="paragraph" style:parent-style-name="List_20_1" style:list-style-name="List_20_1">
      <style:text-properties officeooo:paragraph-rsid="01577eb2"/>
    </style:style>
    <style:style style:name="P89" style:family="paragraph" style:parent-style-name="List_20_1" style:list-style-name="List_20_1">
      <style:text-properties officeooo:paragraph-rsid="0188a484"/>
    </style:style>
    <style:style style:name="P90" style:family="paragraph" style:parent-style-name="List_20_2">
      <style:text-properties officeooo:paragraph-rsid="0162b112"/>
    </style:style>
    <style:style style:name="P91" style:family="paragraph" style:parent-style-name="List_20_2">
      <style:text-properties officeooo:paragraph-rsid="0169699b"/>
    </style:style>
    <style:style style:name="P92" style:family="paragraph" style:parent-style-name="Numbering_20_1" style:list-style-name="Numbering_20_1"/>
    <style:style style:name="P93" style:family="paragraph" style:parent-style-name="Numbering_20_1" style:list-style-name="Numbering_20_1">
      <style:text-properties officeooo:paragraph-rsid="01f46d81"/>
    </style:style>
    <style:style style:name="P94" style:family="paragraph" style:parent-style-name="Numbering_20_1" style:list-style-name="Numbering_20_1">
      <style:text-properties officeooo:paragraph-rsid="0189f341"/>
    </style:style>
    <style:style style:name="P95" style:family="paragraph" style:parent-style-name="Numbering_20_1" style:list-style-name="Numbering_20_1">
      <style:text-properties officeooo:paragraph-rsid="016becfa"/>
    </style:style>
    <style:style style:name="P96" style:family="paragraph" style:parent-style-name="Numbering_20_1" style:list-style-name="Numbering_20_1">
      <style:text-properties officeooo:paragraph-rsid="01bc82bd"/>
    </style:style>
    <style:style style:name="P97" style:family="paragraph" style:parent-style-name="Numbering_20_1" style:list-style-name="Numbering_20_1">
      <style:text-properties officeooo:paragraph-rsid="01f6167a"/>
    </style:style>
    <style:style style:name="P98" style:family="paragraph" style:parent-style-name="Numbering_20_1" style:list-style-name="Numbering_20_1">
      <style:text-properties officeooo:paragraph-rsid="013a3d14"/>
    </style:style>
    <style:style style:name="P99" style:family="paragraph" style:parent-style-name="Numbering_20_1" style:list-style-name="Numbering_20_1">
      <style:text-properties officeooo:paragraph-rsid="01898352"/>
    </style:style>
    <style:style style:name="P100" style:family="paragraph" style:parent-style-name="Numbering_20_1" style:list-style-name="Numbering_20_1">
      <style:text-properties officeooo:paragraph-rsid="015c3a25"/>
    </style:style>
    <style:style style:name="P101" style:family="paragraph" style:parent-style-name="Numbering_20_1" style:list-style-name="Numbering_20_1">
      <style:text-properties officeooo:paragraph-rsid="018f2be5"/>
    </style:style>
    <style:style style:name="P102" style:family="paragraph" style:parent-style-name="Numbering_20_1" style:list-style-name="Numbering_20_1">
      <style:text-properties officeooo:paragraph-rsid="0150ea41"/>
    </style:style>
    <style:style style:name="P103" style:family="paragraph" style:parent-style-name="Numbering_20_1">
      <style:text-properties fo:language="en" fo:country="US"/>
    </style:style>
    <style:style style:name="P104" style:family="paragraph" style:parent-style-name="Numbering_20_1">
      <style:text-properties fo:language="en" fo:country="US" officeooo:paragraph-rsid="01f46d81"/>
    </style:style>
    <style:style style:name="P105" style:family="paragraph" style:parent-style-name="Numbering_20_1" style:list-style-name="Numbering_20_1">
      <style:text-properties fo:language="en" fo:country="US" officeooo:paragraph-rsid="01f46d81"/>
    </style:style>
    <style:style style:name="P106" style:family="paragraph" style:parent-style-name="Numbering_20_1">
      <style:text-properties fo:language="en" fo:country="US" officeooo:paragraph-rsid="01f6167a"/>
    </style:style>
    <style:style style:name="P107" style:family="paragraph" style:parent-style-name="Numbering_20_1">
      <style:text-properties fo:language="en" fo:country="US" officeooo:paragraph-rsid="018bb4ef"/>
    </style:style>
    <style:style style:name="P108" style:family="paragraph" style:parent-style-name="Numbering_20_1">
      <style:text-properties fo:language="en" fo:country="US" officeooo:paragraph-rsid="018f2be5"/>
    </style:style>
    <style:style style:name="P109" style:family="paragraph" style:parent-style-name="Numbering_20_1">
      <style:text-properties officeooo:paragraph-rsid="01f46d81"/>
    </style:style>
    <style:style style:name="P110" style:family="paragraph" style:parent-style-name="Numbering_20_1">
      <style:text-properties officeooo:paragraph-rsid="016835c1"/>
    </style:style>
    <style:style style:name="P111" style:family="paragraph" style:parent-style-name="Numbering_20_1">
      <style:text-properties officeooo:paragraph-rsid="0189f341"/>
    </style:style>
    <style:style style:name="P112" style:family="paragraph" style:parent-style-name="Numbering_20_1">
      <style:text-properties officeooo:paragraph-rsid="01f6167a"/>
    </style:style>
    <style:style style:name="P113" style:family="paragraph" style:parent-style-name="Numbering_20_1">
      <style:text-properties officeooo:paragraph-rsid="018bb4ef"/>
    </style:style>
    <style:style style:name="P114" style:family="paragraph" style:parent-style-name="Numbering_20_1">
      <style:text-properties officeooo:paragraph-rsid="018748cc"/>
    </style:style>
    <style:style style:name="P115" style:family="paragraph" style:parent-style-name="Numbering_20_1">
      <style:text-properties officeooo:paragraph-rsid="018f2be5"/>
    </style:style>
    <style:style style:name="P116" style:family="paragraph" style:parent-style-name="Numbering_20_2" style:list-style-name="Numbering_20_1">
      <style:text-properties officeooo:paragraph-rsid="01f6167a"/>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fo:language="en" fo:country="US" officeooo:rsid="01b8c62f"/>
    </style:style>
    <style:style style:name="T49" style:family="text">
      <style:text-properties fo:language="en" fo:country="US" officeooo:rsid="01ba92ef"/>
    </style:style>
    <style:style style:name="T50" style:family="text">
      <style:text-properties fo:language="en" fo:country="US" text:display="none"/>
    </style:style>
    <style:style style:name="T51" style:family="text">
      <style:text-properties fo:language="en" fo:country="US" officeooo:rsid="00e3aa43" text:display="none"/>
    </style:style>
    <style:style style:name="T52" style:family="text">
      <style:text-properties fo:language="en" fo:country="US" officeooo:rsid="01bb67ff"/>
    </style:style>
    <style:style style:name="T53" style:family="text">
      <style:text-properties fo:language="en" fo:country="US" officeooo:rsid="01bc82bd"/>
    </style:style>
    <style:style style:name="T54" style:family="text">
      <style:text-properties fo:language="en" fo:country="US" officeooo:rsid="01bd4cea"/>
    </style:style>
    <style:style style:name="T55" style:family="text">
      <style:text-properties fo:language="en" fo:country="US" officeooo:rsid="01e59050"/>
    </style:style>
    <style:style style:name="T56" style:family="text">
      <style:text-properties officeooo:rsid="0130f44f"/>
    </style:style>
    <style:style style:name="T57" style:family="text">
      <style:text-properties style:font-name="Times New Roman" fo:language="en" fo:country="US"/>
    </style:style>
    <style:style style:name="T58" style:family="text">
      <style:text-properties text:display="none"/>
    </style:style>
    <style:style style:name="T59" style:family="text">
      <style:text-properties officeooo:rsid="0104f082"/>
    </style:style>
    <style:style style:name="T60" style:family="text">
      <style:text-properties officeooo:rsid="00e956fd"/>
    </style:style>
    <style:style style:name="T61" style:family="text">
      <style:text-properties officeooo:rsid="013a3d14"/>
    </style:style>
    <style:style style:name="T62" style:family="text">
      <style:text-properties officeooo:rsid="013c2358"/>
    </style:style>
    <style:style style:name="T63" style:family="text">
      <style:text-properties officeooo:rsid="013d067d"/>
    </style:style>
    <style:style style:name="T64" style:family="text">
      <style:text-properties officeooo:rsid="013ffcb4"/>
    </style:style>
    <style:style style:name="T65" style:family="text">
      <style:text-properties officeooo:rsid="0145529a"/>
    </style:style>
    <style:style style:name="T66" style:family="text">
      <style:text-properties officeooo:rsid="01470a28"/>
    </style:style>
    <style:style style:name="T67" style:family="text">
      <style:text-properties officeooo:rsid="014a1ea8"/>
    </style:style>
    <style:style style:name="T68" style:family="text">
      <style:text-properties officeooo:rsid="014bb8a9"/>
    </style:style>
    <style:style style:name="T69" style:family="text">
      <style:text-properties officeooo:rsid="014c39b4"/>
    </style:style>
    <style:style style:name="T70" style:family="text">
      <style:text-properties officeooo:rsid="014da0bd"/>
    </style:style>
    <style:style style:name="T71" style:family="text">
      <style:text-properties officeooo:rsid="014ec262"/>
    </style:style>
    <style:style style:name="T72" style:family="text">
      <style:text-properties officeooo:rsid="014f758e"/>
    </style:style>
    <style:style style:name="T73" style:family="text">
      <style:text-properties officeooo:rsid="0150ea41"/>
    </style:style>
    <style:style style:name="T74" style:family="text">
      <style:text-properties officeooo:rsid="0150f406"/>
    </style:style>
    <style:style style:name="T75" style:family="text">
      <style:text-properties officeooo:rsid="0152b058"/>
    </style:style>
    <style:style style:name="T76" style:family="text">
      <style:text-properties officeooo:rsid="01549b90"/>
    </style:style>
    <style:style style:name="T77" style:family="text">
      <style:text-properties officeooo:rsid="0155c232"/>
    </style:style>
    <style:style style:name="T78" style:family="text">
      <style:text-properties officeooo:rsid="01577eb2"/>
    </style:style>
    <style:style style:name="T79" style:family="text">
      <style:text-properties officeooo:rsid="015824b6"/>
    </style:style>
    <style:style style:name="T80" style:family="text">
      <style:text-properties officeooo:rsid="0159c9f5"/>
    </style:style>
    <style:style style:name="T81" style:family="text">
      <style:text-properties officeooo:rsid="015c3a25"/>
    </style:style>
    <style:style style:name="T82" style:family="text">
      <style:text-properties officeooo:rsid="0162b112"/>
    </style:style>
    <style:style style:name="T83" style:family="text">
      <style:text-properties officeooo:rsid="0169699b"/>
    </style:style>
    <style:style style:name="T84" style:family="text">
      <style:text-properties officeooo:rsid="016b45da"/>
    </style:style>
    <style:style style:name="T85" style:family="text">
      <style:text-properties officeooo:rsid="016becfa"/>
    </style:style>
    <style:style style:name="T86" style:family="text">
      <style:text-properties officeooo:rsid="016f65ea"/>
    </style:style>
    <style:style style:name="T87" style:family="text">
      <style:text-properties officeooo:rsid="01728939"/>
    </style:style>
    <style:style style:name="T88" style:family="text">
      <style:text-properties officeooo:rsid="01743dde"/>
    </style:style>
    <style:style style:name="T89" style:family="text">
      <style:text-properties officeooo:rsid="017866d8"/>
    </style:style>
    <style:style style:name="T90" style:family="text">
      <style:text-properties officeooo:rsid="017cf580"/>
    </style:style>
    <style:style style:name="T91" style:family="text">
      <style:text-properties officeooo:rsid="017ea25a"/>
    </style:style>
    <style:style style:name="T92" style:family="text">
      <style:text-properties officeooo:rsid="017f45a8"/>
    </style:style>
    <style:style style:name="T93" style:family="text">
      <style:text-properties officeooo:rsid="018029e4"/>
    </style:style>
    <style:style style:name="T94" style:family="text">
      <style:text-properties officeooo:rsid="018304b3"/>
    </style:style>
    <style:style style:name="T95" style:family="text">
      <style:text-properties officeooo:rsid="018748cc"/>
    </style:style>
    <style:style style:name="T96" style:family="text">
      <style:text-properties officeooo:rsid="0188a484"/>
    </style:style>
    <style:style style:name="T97" style:family="text">
      <style:text-properties officeooo:rsid="01898352"/>
    </style:style>
    <style:style style:name="T98" style:family="text">
      <style:text-properties officeooo:rsid="0189f454"/>
    </style:style>
    <style:style style:name="T99" style:family="text">
      <style:text-properties officeooo:rsid="019a6eb1"/>
    </style:style>
    <style:style style:name="T100" style:family="text">
      <style:text-properties officeooo:rsid="019f039b"/>
    </style:style>
    <style:style style:name="T101" style:family="text">
      <style:text-properties officeooo:rsid="01a0635a"/>
    </style:style>
    <style:style style:name="T102" style:family="text">
      <style:text-properties officeooo:rsid="01a60b76"/>
    </style:style>
    <style:style style:name="T103" style:family="text">
      <style:text-properties officeooo:rsid="01a66dbe"/>
    </style:style>
    <style:style style:name="T104" style:family="text">
      <style:text-properties officeooo:rsid="01a855dc"/>
    </style:style>
    <style:style style:name="T105" style:family="text">
      <style:text-properties officeooo:rsid="01a8c8f3"/>
    </style:style>
    <style:style style:name="T106" style:family="text">
      <style:text-properties style:font-name="Liberation Sans4" fo:font-size="10.5pt" officeooo:rsid="01aed330" style:font-size-asian="10.5pt"/>
    </style:style>
    <style:style style:name="T107" style:family="text">
      <style:text-properties style:font-name="Liberation Sans4" fo:font-size="11pt" fo:language="en" fo:country="US" officeooo:rsid="01b6bc19" style:font-size-asian="10.5pt"/>
    </style:style>
    <style:style style:name="T108" style:family="text">
      <style:text-properties style:font-name="Liberation Sans4" fo:font-size="11pt" fo:language="en" fo:country="US" officeooo:rsid="01b8c62f" style:font-size-asian="10.5pt"/>
    </style:style>
    <style:style style:name="T109" style:family="text">
      <style:text-properties style:font-name="Liberation Sans4" fo:font-size="11pt" fo:language="en" fo:country="US" officeooo:rsid="01ba92ef" style:font-size-asian="10.5pt"/>
    </style:style>
    <style:style style:name="T110" style:family="text">
      <style:text-properties style:font-name="Liberation Sans4" fo:font-size="11pt" fo:language="en" fo:country="US" officeooo:rsid="01bb67ff" style:font-size-asian="10.5pt" style:font-weight-asian="normal" style:font-weight-complex="normal"/>
    </style:style>
    <style:style style:name="T111" style:family="text">
      <style:text-properties style:font-name="Liberation Sans4" fo:font-size="11pt" fo:language="en" fo:country="US" officeooo:rsid="01bb67ff" style:font-size-asian="10.5pt"/>
    </style:style>
    <style:style style:name="T112" style:family="text">
      <style:text-properties style:font-name="Liberation Sans4" fo:font-size="11pt" fo:language="en" fo:country="US" officeooo:rsid="01bc82bd" style:font-size-asian="10.5pt"/>
    </style:style>
    <style:style style:name="T113" style:family="text">
      <style:text-properties style:font-name="Liberation Sans4" fo:font-size="11pt" fo:language="en" fo:country="US" officeooo:rsid="01bd4cea" style:font-size-asian="10.5pt"/>
    </style:style>
    <style:style style:name="T114" style:family="text">
      <style:text-properties style:font-name="Liberation Sans4" fo:font-size="11pt" fo:language="en" fo:country="US" officeooo:rsid="01c76a7a" style:font-size-asian="10.5pt"/>
    </style:style>
    <style:style style:name="T115" style:family="text">
      <style:text-properties style:font-name="Liberation Sans4" fo:font-size="11pt" fo:language="en" fo:country="US" officeooo:rsid="01d8b11f" style:font-size-asian="10.5pt"/>
    </style:style>
    <style:style style:name="T116" style:family="text">
      <style:text-properties style:font-name="Liberation Sans4" fo:font-size="11pt" fo:language="en" fo:country="US" fo:font-style="italic" officeooo:rsid="01b6bc19" style:font-size-asian="10.5pt" style:font-style-asian="italic" style:font-style-complex="italic"/>
    </style:style>
    <style:style style:name="T117" style:family="text">
      <style:text-properties style:font-name="Liberation Sans4" fo:font-size="11pt" fo:language="en" fo:country="US" fo:font-style="italic" officeooo:rsid="01d8b11f" style:font-size-asian="10.5pt" style:font-style-asian="italic" style:font-style-complex="italic"/>
    </style:style>
    <style:style style:name="T118" style:family="text">
      <style:text-properties style:font-name="Liberation Sans4" fo:font-size="11pt" fo:language="en" fo:country="US" fo:font-style="italic" officeooo:rsid="01e59050" style:font-size-asian="10.5pt" style:font-style-asian="italic" style:font-style-complex="italic"/>
    </style:style>
    <style:style style:name="T119" style:family="text">
      <style:text-properties style:font-name="Liberation Sans4" fo:font-size="11pt" fo:font-style="italic" officeooo:rsid="01ba92ef" style:font-size-asian="10.5pt" style:font-style-asian="italic" style:font-style-complex="italic"/>
    </style:style>
    <style:style style:name="T120" style:family="text">
      <style:text-properties style:font-name="Liberation Sans4" fo:font-size="11pt" officeooo:rsid="01bb67ff" style:font-size-asian="10.5pt"/>
    </style:style>
    <style:style style:name="T121" style:family="text">
      <style:text-properties style:font-name="Liberation Sans4" fo:font-size="11pt" officeooo:rsid="01bb67ff" style:font-size-asian="10.5pt" style:font-weight-asian="normal" style:font-weight-complex="normal"/>
    </style:style>
    <style:style style:name="T122" style:family="text">
      <style:text-properties style:font-name="Liberation Sans4" fo:font-size="11pt" officeooo:rsid="01bc82bd" style:font-size-asian="10.5pt"/>
    </style:style>
    <style:style style:name="T123" style:family="text">
      <style:text-properties style:font-name="Liberation Sans4" fo:font-size="11pt" officeooo:rsid="01bd4cea" style:font-size-asian="10.5pt"/>
    </style:style>
    <style:style style:name="T124" style:family="text">
      <style:text-properties style:font-name="Liberation Sans4" fo:font-size="11pt" officeooo:rsid="01c76a7a" style:font-size-asian="10.5pt"/>
    </style:style>
    <style:style style:name="T125" style:family="text">
      <style:text-properties officeooo:rsid="01b8c62f"/>
    </style:style>
    <style:style style:name="T126" style:family="text">
      <style:text-properties officeooo:rsid="01ba92ef"/>
    </style:style>
    <style:style style:name="T127" style:family="text">
      <style:text-properties style:font-name="Liberation Sans2" fo:font-size="11pt" fo:language="en" fo:country="US" fo:font-style="italic" officeooo:rsid="01ba92ef" style:font-size-asian="10.5pt" style:font-style-asian="italic" style:font-weight-asian="normal" style:font-size-complex="12pt" style:font-style-complex="italic" style:font-weight-complex="normal"/>
    </style:style>
    <style:style style:name="T128" style:family="text">
      <style:text-properties style:font-name="Liberation Sans2" fo:font-size="11pt" fo:language="en" fo:country="US" fo:font-style="italic" officeooo:rsid="01bb67ff" style:font-size-asian="10.5pt" style:font-style-asian="italic" style:font-weight-asian="normal" style:font-size-complex="12pt" style:font-style-complex="italic" style:font-weight-complex="normal"/>
    </style:style>
    <style:style style:name="T129" style:family="text">
      <style:text-properties style:font-name="Liberation Sans2" fo:font-size="11pt" fo:language="en" fo:country="US" fo:font-style="italic" officeooo:rsid="01bc82bd" style:font-size-asian="10.5pt" style:font-style-asian="italic" style:font-weight-asian="normal" style:font-size-complex="12pt" style:font-style-complex="italic" style:font-weight-complex="normal"/>
    </style:style>
    <style:style style:name="T130" style:family="text">
      <style:text-properties style:font-name="Liberation Sans1" fo:font-size="11pt" fo:language="en" fo:country="US" fo:font-weight="bold" officeooo:rsid="01ba92ef" style:font-size-asian="10.5pt" style:font-weight-asian="bold" style:font-weight-complex="bold"/>
    </style:style>
    <style:style style:name="T131" style:family="text">
      <style:text-properties officeooo:rsid="01bb67ff"/>
    </style:style>
    <style:style style:name="T132" style:family="text">
      <style:text-properties officeooo:rsid="01bc82bd"/>
    </style:style>
    <style:style style:name="T133" style:family="text">
      <style:text-properties officeooo:rsid="01bcb69c"/>
    </style:style>
    <style:style style:name="T134" style:family="text">
      <style:text-properties officeooo:rsid="01bd4cea"/>
    </style:style>
    <style:style style:name="T135" style:family="text">
      <style:text-properties officeooo:rsid="01c76a7a"/>
    </style:style>
    <style:style style:name="T136" style:family="text">
      <style:text-properties officeooo:rsid="01c7fbfe"/>
    </style:style>
    <style:style style:name="T137" style:family="text">
      <style:text-properties officeooo:rsid="01ce3888"/>
    </style:style>
    <style:style style:name="T138" style:family="text">
      <style:text-properties officeooo:rsid="01e2b37e"/>
    </style:style>
    <style:style style:name="T139" style:family="text">
      <style:text-properties officeooo:rsid="01e410c3"/>
    </style:style>
    <style:style style:name="T140" style:family="text">
      <style:text-properties officeooo:rsid="01e954f8"/>
    </style:style>
    <style:style style:name="T141" style:family="text">
      <style:text-properties officeooo:rsid="02009f9e"/>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fo:margin-left="0cm" fo:margin-right="0cm" fo:margin-top="0cm" fo:margin-bottom="0.3cm" style:wrap="run-through" style:number-wrapped-paragraphs="no-limit" style:vertical-pos="from-top"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88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8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18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42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89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58">Průvodce programem Calc</text:p>
      <text:p text:style-name="P47">Kapitola 2 <text:s/><text:line-break/>Zadávání, úpravy a formátování dat</text:p>
      <text:p text:style-name="P48"/>
      <text:section text:style-name="Sect1" text:name="CG6402S1" text:condition="ooow:book eq 1" text:display="condition">
        <text:h text:style-name="P64"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6-16T19:09:19.600999765"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12">Všechny ochranné známky uvedené v této příručce patří jejich vlastníkům.</text:p>
        <text:h text:style-name="P66" text:outline-level="2"><text:bookmark-start text:name="__RefHeading__5638_1566568644"/>Přispěvatelé<text:bookmark-end text:name="__RefHeading__5638_1566568644"/></text:h>
        <text:p text:style-name="P26">Tato kniha je upravena a aktualizována z <text:span text:style-name="Emphasis">LibreOffice 6.2 </text:span><text:span text:style-name="Emphasis"><text:user-defined style:data-style-name="N0" text:name="Guide Name"> Calc Guide</text:user-defined></text:span>.</text:p>
        <text:h text:style-name="P6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5">Leo Moons</text:p>
            </table:table-cell>
            <table:table-cell office:value-type="string">
              <text:p text:style-name="P7">Kees Kriek</text:p>
            </table:table-cell>
          </table:table-row>
        </table:table>
        <text:h text:style-name="P69"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Christian Chenal</text:p>
            </table:table-cell>
            <table:table-cell table:style-name="Table5.A1" office:value-type="string">
              <text:p text:style-name="Table_20_Contents">Jean Hollis Weber</text:p>
            </table:table-cell>
          </table:table-row>
          <table:table-row>
            <table:table-cell table:style-name="Table5.A1" office:value-type="string">
              <text:p text:style-name="Table_20_Contents">Shelagh Manton</text:p>
            </table:table-cell>
            <table:table-cell table:style-name="Table5.A1" office:value-type="string">
              <text:p text:style-name="Table_20_Contents">John A. Smith</text:p>
            </table:table-cell>
            <table:table-cell table:style-name="Table5.A1" office:value-type="string">
              <text:p text:style-name="Table_20_Contents">Peter Schofield</text:p>
            </table:table-cell>
          </table:table-row>
          <table:table-row>
            <table:table-cell table:style-name="Table5.A1" office:value-type="string">
              <text:p text:style-name="Table_20_Contents">Peter Kupfer</text:p>
            </table:table-cell>
            <table:table-cell table:style-name="Table5.A1" office:value-type="string">
              <text:p text:style-name="Table_20_Contents">Andy Brown</text:p>
            </table:table-cell>
            <table:table-cell table:style-name="Table5.A1" office:value-type="string">
              <text:p text:style-name="Table_20_Contents">Stephen Buck</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text:p>
            </table:table-cell>
            <table:table-cell table:style-name="Table5.A1" office:value-type="string">
              <text:p text:style-name="Table_20_Contents">Barbara M. Tobias</text:p>
            </table:table-cell>
          </table:table-row>
          <table:table-row>
            <table:table-cell table:style-name="Table5.A1" office:value-type="string">
              <text:p text:style-name="Table_20_Contents">Jared Kobos</text:p>
            </table:table-cell>
            <table:table-cell table:style-name="Table5.A1" office:value-type="string">
              <text:p text:style-name="Table_20_Contents">Dave Barton</text:p>
            </table:table-cell>
            <table:table-cell table:style-name="Table5.A1" office:value-type="string">
              <text:p text:style-name="Table_20_Contents">Kees Kriek</text:p>
            </table:table-cell>
          </table:table-row>
          <table:table-row>
            <table:table-cell table:style-name="Table5.A1" office:value-type="string">
              <text:p text:style-name="Table_20_Contents">Claire Wood</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6" text:outline-level="2"><text:bookmark-start text:name="__RefHeading___Toc4648_402817234"/>Zpětná vazba<text:bookmark-end text:name="__RefHeading___Toc4648_402817234"/></text:h>
        <text:p text:style-name="P2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173615455" text:style-name="Heading_20_Caution">
          <text:list-item>
            <text:p text:style-name="P77">Upozornění</text:p>
          </text:list-item>
        </text:list>
        <text:p text:style-name="P29">Vše, co do e-mailové konference pošlete, včetně e-mailové adresy a dalších osobních informací uvedených ve zprávě, bude veřejně viditelné bez možnosti smazání.</text:p>
        <text:h text:style-name="P66" text:outline-level="2"><text:bookmark-start text:name="__RefHeading__5644_1566568644"/>Datum vydání a verze programu<text:bookmark-end text:name="__RefHeading__5644_1566568644"/></text:h>
        <text:p text:style-name="P12">Publikováno <text:date style:data-style-name="N34" text:date-value="2020-06-16T19:30:33.775999909" text:fixed="true">červen</text:date><text:s/><text:date style:data-style-name="N107" text:date-value="2020-06-16T19:30:27.926000207" text:fixed="true">2020</text:date>. Kniha je určena pro LibreOffice <text:user-defined style:data-style-name="N0" text:name="LibreOffice Version">6.4</text:user-defined>.</text:p>
        <text:h text:style-name="P67" text:outline-level="2"><text:bookmark-start text:name="__RefHeading___Toc27052_2323734701"/>Používání LibreOffice na systému macOS<text:bookmark-end text:name="__RefHeading___Toc27052_2323734701"/></text:h>
        <text:p text:style-name="P2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Windows nebo Linux</text:p>
            </table:table-cell>
            <table:table-cell table:style-name="Table1.A1" office:value-type="string">
              <text:p text:style-name="P53">Ekvivalent pro macOS</text:p>
            </table:table-cell>
            <table:table-cell table:style-name="Table1.A1" office:value-type="string">
              <text:p text:style-name="P53">Výsledek</text:p>
            </table:table-cell>
          </table:table-row>
          <table:table-row table:style-name="Table1.1">
            <table:table-cell table:style-name="Table1.A2" office:value-type="string">
              <text:p text:style-name="P8"><text:span text:style-name="Strong_20_Emphasis">Nástroje &gt; Možnosti</text:span> výběr v nabídce</text:p>
            </table:table-cell>
            <table:table-cell table:style-name="Table1.B2" office:value-type="string">
              <text:p text:style-name="P8"><text:span text:style-name="Strong_20_Emphasis">LibreOffice &gt; Předvolby</text:span></text:p>
            </table:table-cell>
            <table:table-cell table:style-name="Table1.B2" office:value-type="string">
              <text:p text:style-name="P8">Otevřou se možnosti nastavení</text:p>
            </table:table-cell>
          </table:table-row>
          <table:table-row table:style-name="Table1.1">
            <table:table-cell table:style-name="Table1.A2" office:value-type="string">
              <text:p text:style-name="P8">Kliknutí pravým tlačítkem</text:p>
            </table:table-cell>
            <table:table-cell table:style-name="Table1.A2" office:value-type="string">
              <text:p text:style-name="P10">Ctrl + kliknout a/nebo kliknutí pravým tlačítkem v závislosti na operačním systému počítače</text:p>
            </table:table-cell>
            <table:table-cell table:style-name="Table1.B2" office:value-type="string">
              <text:p text:style-name="P8">Otevře se místní nabídka</text:p>
            </table:table-cell>
          </table:table-row>
          <table:table-row table:style-name="Table1.1">
            <table:table-cell table:style-name="Table1.A2" office:value-type="string">
              <text:p text:style-name="P8"><text:span text:style-name="Keystroke">Ctrl (Control)</text:span></text:p>
            </table:table-cell>
            <table:table-cell table:style-name="Table1.A2" office:value-type="string">
              <text:p text:style-name="P8"><text:span text:style-name="Keystroke">⌘ (Command)</text:span></text:p>
            </table:table-cell>
            <table:table-cell table:style-name="Table1.A2" office:value-type="string">
              <text:p text:style-name="P8">Používá se také s dalšími klávesami</text:p>
            </table:table-cell>
          </table:table-row>
          <table:table-row table:style-name="Table1.1">
            <table:table-cell table:style-name="Table1.A2" office:value-type="string">
              <text:p text:style-name="P9"><text:span text:style-name="Keystroke">Ctrl + Q</text:span></text:p>
            </table:table-cell>
            <table:table-cell table:style-name="Table1.A2" office:value-type="string">
              <text:p text:style-name="P8"><text:span text:style-name="Keystroke">⌘ + Q</text:span></text:p>
            </table:table-cell>
            <table:table-cell table:style-name="Table1.A2" office:value-type="string">
              <text:p text:style-name="P8">Ukončí LibreOffice</text:p>
            </table:table-cell>
          </table:table-row>
          <table:table-row table:style-name="Table1.1">
            <table:table-cell table:style-name="Table1.A2" office:value-type="string">
              <text:p text:style-name="P8"><text:span text:style-name="Keystroke">F11</text:span></text:p>
            </table:table-cell>
            <table:table-cell table:style-name="Table1.A2" office:value-type="string">
              <text:p text:style-name="P8"><text:span text:style-name="Keystroke">⌘ + T</text:span></text:p>
            </table:table-cell>
            <table:table-cell table:style-name="Table1.A2" office:value-type="string">
              <text:p text:style-name="P8">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7"><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7"><text:a xlink:type="simple" xlink:href="#__RefHeading___Toc4648_402817234" text:style-name="Index_20_Link" text:visited-style-name="Index_20_Link">Zpětná vazba<text:tab/>2</text:a></text:p>
            <text:p text:style-name="P57"><text:a xlink:type="simple" xlink:href="#__RefHeading__5644_1566568644" text:style-name="Index_20_Link" text:visited-style-name="Index_20_Link">Datum vydání a verze programu<text:tab/>2</text:a></text:p>
            <text:p text:style-name="P57"><text:a xlink:type="simple" xlink:href="#__RefHeading___Toc27052_2323734701" text:style-name="Index_20_Link" text:visited-style-name="Index_20_Link">Používání LibreOffice na systému macOS<text:tab/>2</text:a></text:p>
            <text:p text:style-name="P55"><text:a xlink:type="simple" xlink:href="#__RefHeading___Toc1331_4256543436" text:style-name="Index_20_Link" text:visited-style-name="Index_20_Link">Úvod<text:tab/>6</text:a></text:p>
            <text:p text:style-name="P55"><text:a xlink:type="simple" xlink:href="#__RefHeading___Toc3464_208225428" text:style-name="Index_20_Link" text:visited-style-name="Index_20_Link">Zadávání dat<text:tab/>6</text:a></text:p>
            <text:p text:style-name="P57"><text:a xlink:type="simple" xlink:href="#__RefHeading___Toc3466_208225428" text:style-name="Index_20_Link" text:visited-style-name="Index_20_Link">Čísla<text:tab/>6</text:a></text:p>
            <text:p text:style-name="P56"><text:a xlink:type="simple" xlink:href="#__RefHeading___Toc3468_208225428" text:style-name="Index_20_Link" text:visited-style-name="Index_20_Link">Záporná čísla<text:tab/>6</text:a></text:p>
            <text:p text:style-name="P56"><text:a xlink:type="simple" xlink:href="#__RefHeading___Toc3470_208225428" text:style-name="Index_20_Link" text:visited-style-name="Index_20_Link">Úvodní nuly<text:tab/>6</text:a></text:p>
            <text:p text:style-name="P56"><text:a xlink:type="simple" xlink:href="#__RefHeading___Toc3472_208225428" text:style-name="Index_20_Link" text:visited-style-name="Index_20_Link">Čísla a text<text:tab/>7</text:a></text:p>
            <text:p text:style-name="P57"><text:a xlink:type="simple" xlink:href="#__RefHeading___Toc10220_1053744654" text:style-name="Index_20_Link" text:visited-style-name="Index_20_Link">Text<text:tab/>8</text:a></text:p>
            <text:p text:style-name="P57"><text:a xlink:type="simple" xlink:href="#__RefHeading___Toc3476_208225428" text:style-name="Index_20_Link" text:visited-style-name="Index_20_Link">Datum a čas<text:tab/>8</text:a></text:p>
            <text:p text:style-name="P57"><text:a xlink:type="simple" xlink:href="#__RefHeading___Toc3478_208225428" text:style-name="Index_20_Link" text:visited-style-name="Index_20_Link">Speciální znaky<text:tab/>8</text:a></text:p>
            <text:p text:style-name="P57"><text:a xlink:type="simple" xlink:href="#__RefHeading___Toc3480_208225428" text:style-name="Index_20_Link" text:visited-style-name="Index_20_Link">Možnosti automatických oprav<text:tab/>10</text:a></text:p>
            <text:p text:style-name="P57"><text:a xlink:type="simple" xlink:href="#__RefHeading___Toc3482_208225428" text:style-name="Index_20_Link" text:visited-style-name="Index_20_Link">Vkládání pomlček<text:tab/>10</text:a></text:p>
            <text:p text:style-name="P55"><text:a xlink:type="simple" xlink:href="#__RefHeading___Toc3484_208225428" text:style-name="Index_20_Link" text:visited-style-name="Index_20_Link">Urychlení vkládání dat<text:tab/>11</text:a></text:p>
            <text:p text:style-name="P57"><text:a xlink:type="simple" xlink:href="#__RefHeading___Toc3486_208225428" text:style-name="Index_20_Link" text:visited-style-name="Index_20_Link">Nástroje automatického dokončování<text:tab/>11</text:a></text:p>
            <text:p text:style-name="P57"><text:a xlink:type="simple" xlink:href="#__RefHeading___Toc27546_4115105405" text:style-name="Index_20_Link" text:visited-style-name="Index_20_Link">Nástroj Vyplnit<text:tab/>11</text:a></text:p>
            <text:p text:style-name="P56"><text:a xlink:type="simple" xlink:href="#__RefHeading___Toc77648_2323734701" text:style-name="Index_20_Link" text:visited-style-name="Index_20_Link">Vyplňování posloupnosti dat<text:tab/>12</text:a></text:p>
            <text:p text:style-name="P56"><text:a xlink:type="simple" xlink:href="#__RefHeading___Toc3490_208225428" text:style-name="Index_20_Link" text:visited-style-name="Index_20_Link">Definování posloupnosti<text:tab/>14</text:a></text:p>
            <text:p text:style-name="P57"><text:a xlink:type="simple" xlink:href="#__RefHeading___Toc3492_208225428" text:style-name="Index_20_Link" text:visited-style-name="Index_20_Link">Seznamy výběrů<text:tab/>15</text:a></text:p>
            <text:p text:style-name="P55"><text:a xlink:type="simple" xlink:href="#__RefHeading___Toc3494_208225428" text:style-name="Index_20_Link" text:visited-style-name="Index_20_Link">Sloučení a rozdělení buněk<text:tab/>15</text:a></text:p>
            <text:p text:style-name="P57"><text:a xlink:type="simple" xlink:href="#__RefHeading___Toc3496_208225428" text:style-name="Index_20_Link" text:visited-style-name="Index_20_Link">Slučování<text:tab/>15</text:a></text:p>
            <text:p text:style-name="P57"><text:a xlink:type="simple" xlink:href="#__RefHeading___Toc3498_208225428" text:style-name="Index_20_Link" text:visited-style-name="Index_20_Link">Rozdělování<text:tab/>15</text:a></text:p>
            <text:p text:style-name="P55"><text:a xlink:type="simple" xlink:href="#__RefHeading___Toc3500_208225428" text:style-name="Index_20_Link" text:visited-style-name="Index_20_Link">Sdílení obsahu mezi listy<text:tab/>16</text:a></text:p>
            <text:p text:style-name="P55"><text:a xlink:type="simple" xlink:href="#__RefHeading___Toc3502_208225428" text:style-name="Index_20_Link" text:visited-style-name="Index_20_Link">Ověřování obsahu buněk<text:tab/>16</text:a></text:p>
            <text:p text:style-name="P57"><text:a xlink:type="simple" xlink:href="#__RefHeading___Toc3504_208225428" text:style-name="Index_20_Link" text:visited-style-name="Index_20_Link">Definovat validaci<text:tab/>17</text:a></text:p>
            <text:p text:style-name="P57"><text:a xlink:type="simple" xlink:href="#__RefHeading___Toc3506_208225428" text:style-name="Index_20_Link" text:visited-style-name="Index_20_Link">Možnosti kritérií<text:tab/>17</text:a></text:p>
            <text:p text:style-name="P57"><text:a xlink:type="simple" xlink:href="#__RefHeading___Toc3508_208225428" text:style-name="Index_20_Link" text:visited-style-name="Index_20_Link">Zadat možnosti nápovědy<text:tab/>18</text:a></text:p>
            <text:p text:style-name="P57"><text:a xlink:type="simple" xlink:href="#__RefHeading___Toc48680_665378378" text:style-name="Index_20_Link" text:visited-style-name="Index_20_Link">Možnosti upozornění na chyby<text:tab/>19</text:a></text:p>
            <text:p text:style-name="P57"><text:a xlink:type="simple" xlink:href="#__RefHeading___Toc3512_208225428" text:style-name="Index_20_Link" text:visited-style-name="Index_20_Link">Calc detektiv<text:tab/>20</text:a></text:p>
            <text:p text:style-name="P55"><text:a xlink:type="simple" xlink:href="#__RefHeading___Toc3514_208225428" text:style-name="Index_20_Link" text:visited-style-name="Index_20_Link">Úprava dat<text:tab/>20</text:a></text:p>
            <text:p text:style-name="P57"><text:a xlink:type="simple" xlink:href="#__RefHeading___Toc3516_208225428" text:style-name="Index_20_Link" text:visited-style-name="Index_20_Link">Mazání dat<text:tab/>20</text:a></text:p>
            <text:p text:style-name="P56"><text:a xlink:type="simple" xlink:href="#__RefHeading___Toc3518_208225428" text:style-name="Index_20_Link" text:visited-style-name="Index_20_Link">Mazání pouze buňkových dat<text:tab/>20</text:a></text:p>
            <text:p text:style-name="P56"><text:a xlink:type="simple" xlink:href="#__RefHeading___Toc27548_4115105405" text:style-name="Index_20_Link" text:visited-style-name="Index_20_Link">Mazání buněk<text:tab/>20</text:a></text:p>
            <text:p text:style-name="P56"><text:a xlink:type="simple" xlink:href="#__RefHeading___Toc3520_208225428" text:style-name="Index_20_Link" text:visited-style-name="Index_20_Link">Mazání dat a formátování<text:tab/>21</text:a></text:p>
            <text:p text:style-name="P57"><text:a xlink:type="simple" xlink:href="#__RefHeading___Toc3522_208225428" text:style-name="Index_20_Link" text:visited-style-name="Index_20_Link">Nahrazování dat<text:tab/>21</text:a></text:p>
            <text:p text:style-name="P57"><text:a xlink:type="simple" xlink:href="#__RefHeading___Toc3524_208225428" text:style-name="Index_20_Link" text:visited-style-name="Index_20_Link">Úprava dat<text:tab/>21</text:a></text:p>
            <text:p text:style-name="P56"><text:a xlink:type="simple" xlink:href="#__RefHeading___Toc3526_208225428" text:style-name="Index_20_Link" text:visited-style-name="Index_20_Link">Pomocí klávesnice<text:tab/>21</text:a></text:p>
            <text:p text:style-name="P56"><text:a xlink:type="simple" xlink:href="#__RefHeading___Toc3528_208225428" text:style-name="Index_20_Link" text:visited-style-name="Index_20_Link">Pomocí myši<text:tab/>22</text:a></text:p>
            <text:p text:style-name="P57"><text:soft-page-break/><text:a xlink:type="simple" xlink:href="#__RefHeading___Toc3530_208225428" text:style-name="Index_20_Link" text:visited-style-name="Index_20_Link">Funkce Vložit jinak<text:tab/>22</text:a></text:p>
            <text:p text:style-name="P56"><text:a xlink:type="simple" xlink:href="#__RefHeading___Toc3532_208225428" text:style-name="Index_20_Link" text:visited-style-name="Index_20_Link">Vložit zvláštní dialog<text:tab/>22</text:a></text:p>
            <text:p text:style-name="P56"><text:a xlink:type="simple" xlink:href="#__RefHeading___Toc3534_208225428" text:style-name="Index_20_Link" text:visited-style-name="Index_20_Link">Vložit zvláštní možnosti<text:tab/>23</text:a></text:p>
            <text:p text:style-name="P56"><text:a xlink:type="simple" xlink:href="#__RefHeading___Toc3536_208225428" text:style-name="Index_20_Link" text:visited-style-name="Index_20_Link">Vložit jen možnosti<text:tab/>24</text:a></text:p>
            <text:p text:style-name="P57"><text:a xlink:type="simple" xlink:href="#__RefHeading___Toc3538_208225428" text:style-name="Index_20_Link" text:visited-style-name="Index_20_Link">Vložit pole buněk<text:tab/>24</text:a></text:p>
            <text:p text:style-name="P55"><text:a xlink:type="simple" xlink:href="#__RefHeading___Toc3540_208225428" text:style-name="Index_20_Link" text:visited-style-name="Index_20_Link">Formátování dat<text:tab/>25</text:a></text:p>
            <text:p text:style-name="P57"><text:a xlink:type="simple" xlink:href="#__RefHeading___Toc3542_208225428" text:style-name="Index_20_Link" text:visited-style-name="Index_20_Link">Víceřádkový text<text:tab/>25</text:a></text:p>
            <text:p text:style-name="P56"><text:a xlink:type="simple" xlink:href="#__RefHeading___Toc3544_208225428" text:style-name="Index_20_Link" text:visited-style-name="Index_20_Link">Automatické zalamování<text:tab/>25</text:a></text:p>
            <text:p text:style-name="P56"><text:a xlink:type="simple" xlink:href="#__RefHeading___Toc3546_208225428" text:style-name="Index_20_Link" text:visited-style-name="Index_20_Link">Ruční zalomení textu<text:tab/>26</text:a></text:p>
            <text:p text:style-name="P57"><text:a xlink:type="simple" xlink:href="#__RefHeading___Toc3548_208225428" text:style-name="Index_20_Link" text:visited-style-name="Index_20_Link">Zmenšit text podle velikosti buňky<text:tab/>26</text:a></text:p>
            <text:p text:style-name="P57"><text:a xlink:type="simple" xlink:href="#__RefHeading___Toc3550_208225428" text:style-name="Index_20_Link" text:visited-style-name="Index_20_Link">Formátování čísel<text:tab/>26</text:a></text:p>
            <text:p text:style-name="P57"><text:a xlink:type="simple" xlink:href="#__RefHeading___Toc16584_1567524552" text:style-name="Index_20_Link" text:visited-style-name="Index_20_Link">Formátování písma<text:tab/>27</text:a></text:p>
            <text:p text:style-name="P57"><text:a xlink:type="simple" xlink:href="#__RefHeading___Toc3552_208225428" text:style-name="Index_20_Link" text:visited-style-name="Index_20_Link">Efekty písma<text:tab/>27</text:a></text:p>
            <text:p text:style-name="P57"><text:a xlink:type="simple" xlink:href="#__RefHeading___Toc3554_208225428" text:style-name="Index_20_Link" text:visited-style-name="Index_20_Link">Směr textu<text:tab/>28</text:a></text:p>
            <text:p text:style-name="P56"><text:a xlink:type="simple" xlink:href="#__RefHeading___Toc7470_1218808297" text:style-name="Index_20_Link" text:visited-style-name="Index_20_Link">Použití ikon na formátovacím panelu nástrojů<text:tab/>29</text:a></text:p>
            <text:p text:style-name="P57"><text:a xlink:type="simple" xlink:href="#__RefHeading___Toc3556_208225428" text:style-name="Index_20_Link" text:visited-style-name="Index_20_Link">Formátování ohraničení buněk<text:tab/>29</text:a></text:p>
            <text:p text:style-name="P57"><text:a xlink:type="simple" xlink:href="#__RefHeading___Toc3558_208225428" text:style-name="Index_20_Link" text:visited-style-name="Index_20_Link">Formátování pozadí buňky<text:tab/>30</text:a></text:p>
            <text:p text:style-name="P55"><text:a xlink:type="simple" xlink:href="#__RefHeading___Toc3560_208225428" text:style-name="Index_20_Link" text:visited-style-name="Index_20_Link">Automatický formát buněk a listů<text:tab/>31</text:a></text:p>
            <text:p text:style-name="P57"><text:a xlink:type="simple" xlink:href="#__RefHeading___Toc3562_208225428" text:style-name="Index_20_Link" text:visited-style-name="Index_20_Link">Použití automatického formátování<text:tab/>31</text:a></text:p>
            <text:p text:style-name="P57"><text:a xlink:type="simple" xlink:href="#__RefHeading___Toc3564_208225428" text:style-name="Index_20_Link" text:visited-style-name="Index_20_Link">Definování nového automatického formátování<text:tab/>31</text:a></text:p>
            <text:p text:style-name="P55"><text:a xlink:type="simple" xlink:href="#__RefHeading___Toc3566_208225428" text:style-name="Index_20_Link" text:visited-style-name="Index_20_Link">Používání témat<text:tab/>32</text:a></text:p>
            <text:p text:style-name="P55"><text:a xlink:type="simple" xlink:href="#__RefHeading___Toc3568_208225428" text:style-name="Index_20_Link" text:visited-style-name="Index_20_Link">Zvýrazňování hodnot<text:tab/>32</text:a></text:p>
            <text:p text:style-name="P55"><text:a xlink:type="simple" xlink:href="#__RefHeading___Toc3570_208225428" text:style-name="Index_20_Link" text:visited-style-name="Index_20_Link">Použití podmíněného formátování<text:tab/>33</text:a></text:p>
            <text:p text:style-name="P57"><text:a xlink:type="simple" xlink:href="#__RefHeading___Toc3572_208225428" text:style-name="Index_20_Link" text:visited-style-name="Index_20_Link">Nastavení podmíněného formátování<text:tab/>33</text:a></text:p>
            <text:p text:style-name="P57"><text:a xlink:type="simple" xlink:href="#__RefHeading___Toc3574_208225428" text:style-name="Index_20_Link" text:visited-style-name="Index_20_Link">Druhy podmíněného formátování<text:tab/>36</text:a></text:p>
            <text:p text:style-name="P56"><text:a xlink:type="simple" xlink:href="#__RefHeading___Toc3576_208225428" text:style-name="Index_20_Link" text:visited-style-name="Index_20_Link">Podmínka<text:tab/>36</text:a></text:p>
            <text:p text:style-name="P56"><text:a xlink:type="simple" xlink:href="#__RefHeading___Toc3578_208225428" text:style-name="Index_20_Link" text:visited-style-name="Index_20_Link">Barevná škála<text:tab/>36</text:a></text:p>
            <text:p text:style-name="P56"><text:a xlink:type="simple" xlink:href="#__RefHeading___Toc3580_208225428" text:style-name="Index_20_Link" text:visited-style-name="Index_20_Link">Datové tabulky<text:tab/>36</text:a></text:p>
            <text:p text:style-name="P56"><text:a xlink:type="simple" xlink:href="#__RefHeading___Toc3582_208225428" text:style-name="Index_20_Link" text:visited-style-name="Index_20_Link">Sada ikon<text:tab/>36</text:a></text:p>
            <text:p text:style-name="P57"><text:a xlink:type="simple" xlink:href="#__RefHeading___Toc3584_208225428" text:style-name="Index_20_Link" text:visited-style-name="Index_20_Link">Správa podmíněného formátování<text:tab/>36</text:a></text:p>
            <text:p text:style-name="P57"><text:a xlink:type="simple" xlink:href="#__RefHeading___Toc3586_208225428" text:style-name="Index_20_Link" text:visited-style-name="Index_20_Link">Kopírování stylů buněk<text:tab/>37</text:a></text:p>
            <text:p text:style-name="P57"><text:a xlink:type="simple" xlink:href="#__RefHeading___Toc3588_208225428" text:style-name="Index_20_Link" text:visited-style-name="Index_20_Link">Příklad podmíněného formátování<text:tab/>37</text:a></text:p>
            <text:p text:style-name="P56"><text:a xlink:type="simple" xlink:href="#__RefHeading___Toc3590_208225428" text:style-name="Index_20_Link" text:visited-style-name="Index_20_Link">Definování podmínění<text:tab/>37</text:a></text:p>
            <text:p text:style-name="P56"><text:a xlink:type="simple" xlink:href="#__RefHeading___Toc3592_208225428" text:style-name="Index_20_Link" text:visited-style-name="Index_20_Link">Generování číselných hodnot<text:tab/>37</text:a></text:p>
            <text:p text:style-name="P56"><text:a xlink:type="simple" xlink:href="#__RefHeading___Toc3594_208225428" text:style-name="Index_20_Link" text:visited-style-name="Index_20_Link">Definování stylů buněk<text:tab/>38</text:a></text:p>
            <text:p text:style-name="P56"><text:a xlink:type="simple" xlink:href="#__RefHeading___Toc3596_208225428" text:style-name="Index_20_Link" text:visited-style-name="Index_20_Link">Výpočet průměru<text:tab/>38</text:a></text:p>
            <text:p text:style-name="P56"><text:a xlink:type="simple" xlink:href="#__RefHeading___Toc3598_208225428" text:style-name="Index_20_Link" text:visited-style-name="Index_20_Link">Použití stylů buněk<text:tab/>38</text:a></text:p>
            <text:p text:style-name="P55"><text:a xlink:type="simple" xlink:href="#__RefHeading___Toc3600_208225428" text:style-name="Index_20_Link" text:visited-style-name="Index_20_Link">Skrývání a zobrazování dat<text:tab/>38</text:a></text:p>
            <text:p text:style-name="P57"><text:a xlink:type="simple" xlink:href="#__RefHeading___Toc3602_208225428" text:style-name="Index_20_Link" text:visited-style-name="Index_20_Link">Skrývání dat<text:tab/>38</text:a></text:p>
            <text:p text:style-name="P56"><text:a xlink:type="simple" xlink:href="#__RefHeading___Toc14024_665378378" text:style-name="Index_20_Link" text:visited-style-name="Index_20_Link">Listy<text:tab/>38</text:a></text:p>
            <text:p text:style-name="P56"><text:a xlink:type="simple" xlink:href="#__RefHeading___Toc3604_208225428" text:style-name="Index_20_Link" text:visited-style-name="Index_20_Link">Řádky a sloupce<text:tab/>38</text:a></text:p>
            <text:p text:style-name="P56"><text:a xlink:type="simple" xlink:href="#__RefHeading___Toc3606_208225428" text:style-name="Index_20_Link" text:visited-style-name="Index_20_Link">Buňky<text:tab/>39</text:a></text:p>
            <text:p text:style-name="P57"><text:a xlink:type="simple" xlink:href="#__RefHeading___Toc3608_208225428" text:style-name="Index_20_Link" text:visited-style-name="Index_20_Link">Zobrazení dat<text:tab/>40</text:a></text:p>
            <text:p text:style-name="P56"><text:a xlink:type="simple" xlink:href="#__RefHeading___Toc3610_208225428" text:style-name="Index_20_Link" text:visited-style-name="Index_20_Link">Listy<text:tab/>40</text:a></text:p>
            <text:p text:style-name="P56"><text:a xlink:type="simple" xlink:href="#__RefHeading___Toc77650_2323734701" text:style-name="Index_20_Link" text:visited-style-name="Index_20_Link">Řádky a sloupce<text:tab/>40</text:a></text:p>
            <text:p text:style-name="P56"><text:a xlink:type="simple" xlink:href="#__RefHeading___Toc3612_208225428" text:style-name="Index_20_Link" text:visited-style-name="Index_20_Link">Buňky<text:tab/>40</text:a></text:p>
            <text:p text:style-name="P57"><text:a xlink:type="simple" xlink:href="#__RefHeading___Toc3614_208225428" text:style-name="Index_20_Link" text:visited-style-name="Index_20_Link">Seskupit a zpřehlednit<text:tab/>41</text:a></text:p>
            <text:p text:style-name="P56"><text:soft-page-break/><text:a xlink:type="simple" xlink:href="#__RefHeading___Toc3616_208225428" text:style-name="Index_20_Link" text:visited-style-name="Index_20_Link">Seskupení<text:tab/>41</text:a></text:p>
            <text:p text:style-name="P56"><text:a xlink:type="simple" xlink:href="#__RefHeading___Toc3618_208225428" text:style-name="Index_20_Link" text:visited-style-name="Index_20_Link">Skrytí detailů<text:tab/>41</text:a></text:p>
            <text:p text:style-name="P56"><text:a xlink:type="simple" xlink:href="#__RefHeading___Toc3620_208225428" text:style-name="Index_20_Link" text:visited-style-name="Index_20_Link">Zobrazení detailů<text:tab/>41</text:a></text:p>
            <text:p text:style-name="P56"><text:a xlink:type="simple" xlink:href="#__RefHeading___Toc3622_208225428" text:style-name="Index_20_Link" text:visited-style-name="Index_20_Link">Zrušení seskupení<text:tab/>41</text:a></text:p>
            <text:p text:style-name="P56"><text:a xlink:type="simple" xlink:href="#__RefHeading___Toc3624_208225428" text:style-name="Index_20_Link" text:visited-style-name="Index_20_Link">Automatické zpřehlednění<text:tab/>42</text:a></text:p>
            <text:p text:style-name="P56"><text:a xlink:type="simple" xlink:href="#__RefHeading___Toc3626_208225428" text:style-name="Index_20_Link" text:visited-style-name="Index_20_Link">Odstraňování<text:tab/>42</text:a></text:p>
            <text:p text:style-name="P57"><text:a xlink:type="simple" xlink:href="#__RefHeading___Toc3628_208225428" text:style-name="Index_20_Link" text:visited-style-name="Index_20_Link">Filtrování<text:tab/>42</text:a></text:p>
            <text:p text:style-name="P56"><text:a xlink:type="simple" xlink:href="#__RefHeading___Toc3630_208225428" text:style-name="Index_20_Link" text:visited-style-name="Index_20_Link">Použití běžného filtru<text:tab/>42</text:a></text:p>
            <text:p text:style-name="P56"><text:a xlink:type="simple" xlink:href="#__RefHeading___Toc48682_665378378" text:style-name="Index_20_Link" text:visited-style-name="Index_20_Link">Použití automatického filtru<text:tab/>44</text:a></text:p>
            <text:p text:style-name="P56"><text:a xlink:type="simple" xlink:href="#__RefHeading___Toc3634_208225428" text:style-name="Index_20_Link" text:visited-style-name="Index_20_Link">Použití pokročilého filtru<text:tab/>45</text:a></text:p>
            <text:p text:style-name="P55"><text:a xlink:type="simple" xlink:href="#__RefHeading___Toc3636_208225428" text:style-name="Index_20_Link" text:visited-style-name="Index_20_Link">Řazení záznamů<text:tab/>45</text:a></text:p>
            <text:p text:style-name="P57"><text:a xlink:type="simple" xlink:href="#__RefHeading___Toc3638_208225428" text:style-name="Index_20_Link" text:visited-style-name="Index_20_Link">Seřadit dialog<text:tab/>45</text:a></text:p>
            <text:p text:style-name="P57"><text:a xlink:type="simple" xlink:href="#__RefHeading___Toc3640_208225428" text:style-name="Index_20_Link" text:visited-style-name="Index_20_Link">Seřadit možnosti<text:tab/>47</text:a></text:p>
            <text:p text:style-name="P57"><text:a xlink:type="simple" xlink:href="#__RefHeading___Toc3642_208225428" text:style-name="Index_20_Link" text:visited-style-name="Index_20_Link">Rychlé seřazení<text:tab/>48</text:a></text:p>
            <text:p text:style-name="P55"><text:a xlink:type="simple" xlink:href="#__RefHeading___Toc3644_208225428" text:style-name="Index_20_Link" text:visited-style-name="Index_20_Link">Najít a nahradit<text:tab/>48</text:a></text:p>
            <text:p text:style-name="P57"><text:a xlink:type="simple" xlink:href="#__RefHeading___Toc3646_208225428" text:style-name="Index_20_Link" text:visited-style-name="Index_20_Link">Najít panel nástrojů<text:tab/>48</text:a></text:p>
            <text:p text:style-name="P57"><text:a xlink:type="simple" xlink:href="#__RefHeading___Toc3648_208225428" text:style-name="Index_20_Link" text:visited-style-name="Index_20_Link">Najít a nahradit dialog<text:tab/>48</text:a></text:p>
            <text:p text:style-name="P56"><text:a xlink:type="simple" xlink:href="#__RefHeading___Toc27743_665378378" text:style-name="Index_20_Link" text:visited-style-name="Index_20_Link">Hledání<text:tab/>49</text:a></text:p>
            <text:p text:style-name="P56"><text:a xlink:type="simple" xlink:href="#__RefHeading___Toc3652_208225428" text:style-name="Index_20_Link" text:visited-style-name="Index_20_Link">Nahrazování<text:tab/>49</text:a></text:p>
            <text:p text:style-name="P56"><text:a xlink:type="simple" xlink:href="#__RefHeading___Toc3654_208225428" text:style-name="Index_20_Link" text:visited-style-name="Index_20_Link">Možnosti hledání a nahrazování<text:tab/>50</text:a></text:p>
            <text:p text:style-name="P56"><text:a xlink:type="simple" xlink:href="#__RefHeading___Toc10222_1053744654" text:style-name="Index_20_Link" text:visited-style-name="Index_20_Link">Dialog výsledků vyhledávání<text:tab/>50</text:a></text:p>
          </text:index-body>
        </text:table-of-content>
        <text:p text:style-name="P16"/>
      </text:section>
      <text:h text:style-name="P65" text:outline-level="1"><text:bookmark-start text:name="__RefHeading___Toc1331_4256543436"/>Úvod<text:bookmark-end text:name="__RefHeading___Toc1331_4256543436"/></text:h>
      <text:p text:style-name="Text_20_body">Do aplikace Calc můžete zadávat data různými způsoby: pomocí klávesnice, přetažením a puštěním, funkcí Vyplnit a seznamy výběru. Calc také poskytuje možnost zadat data do více listů stejné tabulky najednou. Po zadání můžete data formátovat a zobrazit různými způsoby.</text:p>
      <text:h text:style-name="P63" text:outline-level="1"><text:bookmark-start text:name="__RefHeading___Toc3464_208225428"/><text:alphabetical-index-mark text:string-value="Vkládání" text:key1="Data"/><text:alphabetical-index-mark text:string-value="zadávání dat"/>Zadávání dat<text:bookmark-end text:name="__RefHeading___Toc3464_208225428"/></text:h>
      <text:p text:style-name="P11">Většina dat jde do Calc zadat pomocí klávesnice.</text:p>
      <text:h text:style-name="Heading_20_2" text:outline-level="2"><text:bookmark-start text:name="__RefHeading___Toc3466_208225428"/>Čísla<text:bookmark-end text:name="__RefHeading___Toc3466_208225428"/></text:h>
      <text:p text:style-name="P11">Klepněte do buňky a zadejte číslo pomocí číselných kláves na hlavní klávesnici nebo na číselné klávesnici.</text:p>
      <text:h text:style-name="Heading_20_3" text:outline-level="3"><text:bookmark-start text:name="__RefHeading___Toc3468_208225428"/><text:alphabetical-index-mark text:string-value="záporná čísla, zadávání"/>Záporná čísla<text:bookmark-end text:name="__RefHeading___Toc3468_208225428"/></text:h>
      <text:p text:style-name="P13">Když chceme zadat záporné číslo, buď napíšeme před číslo znaménko minus (−), nebo číslo uzavřeme do závorky (), jako například: (1234). Výsledek obou metod zadávání je stejný; například –1234.</text:p>
      <text:h text:style-name="Heading_20_3" text:outline-level="3"><text:bookmark-start text:name="__RefHeading___Toc3470_208225428"/><text:alphabetical-index-mark text:string-value="vedení nul, vkládání"/>Úvodní nuly<text:bookmark-end text:name="__RefHeading___Toc3470_208225428"/></text:h>
      <text:p text:style-name="P11">Pokud zadané číslo začíná nulou, například 01481, Calc automaticky smaže první nulu. Pokud chceme zachovat minimální počet znaků v buňce při zadávání čísel a zároveň zachovat formát daných čísel, například 1234 a 0012, použijte tuto metodu k přidání nul na začátek:</text:p>
      <text:list xml:id="list1262946284" text:style-name="Numbering_20_1">
        <text:list-item text:start-value="1">
          <text:p text:style-name="Numbering_20_1"><text:bookmark-start text:name="__RefNumPara__12681_1927544106"/>Po vybrání buňky klepněte pravým tlačítkem na buňku a vyberte<text:span text:style-name="Strong_20_Emphasis">Formátovat buňky</text:span> v místní nabídce, nebo zvolte <text:span text:style-name="Strong_20_Emphasis">Formát &gt; Buňky</text:span> v hlavní nabídce, nebo použijte klávesovou zkratku <text:span text:style-name="Keystroke">Ctrl+1</text:span> k otevření dialogového okna Formátovat buňky (obrázek <text:sequence-ref text:reference-format="value" text:ref-name="refFigure0">1</text:sequence-ref>).<text:bookmark-end text:name="__RefNumPara__12681_1927544106"/></text:p>
        </text:list-item>
        <text:list-item>
          <text:p text:style-name="P93"><text:bookmark-start text:name="__RefNumPara__7233_2732224075"/>Zvolíme kartu <text:span text:style-name="Emphasis">Čísla</text:span> a vybereme položku <text:span text:style-name="Strong_20_Emphasis">Číslo</text:span> v seznamu <text:span text:style-name="Emphasis">Kategorie</text:span>.<text:bookmark-end text:name="__RefNumPara__7233_2732224075"/></text:p>
        </text:list-item>
        <text:list-item>
          <text:p text:style-name="P93">V <text:span text:style-name="Strong_20_Emphasis">Možnosti &gt; Úvodní nuly</text:span> zadejte minimální požadovaný počet znaků. Pokud požadujeme například minimálně čtyři znaky, zadáme 4. Každé číslo menší než čtyři znaky bude mít přidané úvodní nuly, například z čísla 12 se stane 0012.</text:p>
        </text:list-item>
        <text:list-item>
          <text:p text:style-name="P93">Klikneme na <text:span text:style-name="Strong_20_Emphasis">OK</text:span>. Číslo si však interně zachová svůj běžný formát a tak ho i bude program vyhodnocovat, pokud bude použito jako argument ve funkcích nebo vzorcích.</text:p>
        </text:list-item>
      </text:list>
      <text:list xml:id="list547356405" text:style-name="Heading_20_Tip">
        <text:list-item>
          <text:p text:style-name="P83">Tip</text:p>
        </text:list-item>
      </text:list>
      <text:p text:style-name="P37">K formátování čísel pouze s destinnými místy ale bez úvodní nuly postupujte podle kroků <text:bookmark-ref text:reference-format="number" text:ref-name="__RefNumPara__12681_1927544106">1</text:bookmark-ref><text:s/>a <text:bookmark-ref text:reference-format="number-no-superior" text:ref-name="__RefNumPara__7233_2732224075">2</text:bookmark-ref><text:s/>výš, dále v <text:span text:style-name="Emphasis">Formátování kódu</text:span> boxu typu a. (tečka nebo konec věty) následovaný ? (otazníky) značícími číslo potřebných destinných míst. Například pro 3 desetinná místa zadáme .??? a klepněte <text:span text:style-name="Strong_20_Emphasis">OK</text:span>. Kterékoli číslo s pouze desetinnými místy pak nebude mít žádnou úvodní nulu, například z 0.01856 se stane .019.</text:p>
      <text:p text:style-name="P40"><text:soft-page-break/><draw:frame draw:style-name="fr1" draw:name="Frame1" text:anchor-type="as-char" svg:width="12.58cm" draw:z-index="9"><draw:text-box fo:min-height="12.106cm"><text:p text:style-name="P46"><draw:frame draw:style-name="fr8" draw:name="Image49" text:anchor-type="paragraph" svg:width="12.501cm" svg:height="12.891cm" draw:z-index="10"><draw:image xlink:href="Pictures/10000000000001FB000001D9DEC215DE9EFE8C3D.png" xlink:type="simple" xlink:show="embed" xlink:actuate="onLoad" loext:mime-type="image/png"/></draw:frame><text:line-break/>Obrázek <text:sequence text:ref-name="refFigure0" text:name="Figure" text:formula="ooow:Figure+1" style:num-format="1">1</text:sequence>: Dialogové okno formátování buňek – číslový panel</text:p></draw:text-box></draw:frame></text:p>
      <text:h text:style-name="Heading_20_3" text:outline-level="3"><text:bookmark-start text:name="__RefHeading___Toc3472_208225428"/>Čísla a text<text:bookmark-end text:name="__RefHeading___Toc3472_208225428"/></text:h>
      <text:p text:style-name="P11">Čísla můžeme převést do textové podoby následujícím způsobem:</text:p>
      <text:list xml:id="list111455014283683" text:continue-list="list1262946284" text:style-name="Numbering_20_1">
        <text:list-item text:start-value="1">
          <text:p text:style-name="Numbering_20_1">Vybereme buňku a otevřeme dialogové okno formát buněk (Figure <text:sequence-ref text:reference-format="value" text:ref-name="refFigure0">1</text:sequence-ref>).</text:p>
        </text:list-item>
        <text:list-item>
          <text:p text:style-name="Numbering_20_1">Ujistěte se výběrem karty<text:span text:style-name="Emphasis">Čísla</text:span> poté vyberte <text:span text:style-name="Strong_20_Emphasis">Text</text:span> ze seznamu <text:span text:style-name="Emphasis">Kategorie</text:span>.</text:p>
        </text:list-item>
        <text:list-item>
          <text:p text:style-name="Numbering_20_1">Klikneme na <text:span text:style-name="Strong_20_Emphasis">OK</text:span>. Číslo je převedeno do textové podoby a je, podle výchozího nastavení, zarovnané doleva. Změnit formátování a zarovnání čísel můžeme stejně jako kterýkoli jiný text.</text:p>
        </text:list-item>
      </text:list>
      <text:h text:style-name="Heading_20_2" text:outline-level="2"><text:bookmark-start text:name="__RefHeading___Toc10220_1053744654"/>Text<text:bookmark-end text:name="__RefHeading___Toc10220_1053744654"/></text:h>
      <text:p text:style-name="Text_20_body">Klepneme na buňku a napíšeme text. Text je automaticky zarovnán vlevo. Buňky mohou obsahovat několik rádků textu. Pokud chceme vytvořit odstavce, stiskneme <text:span text:style-name="Keystroke">Ctrl + Enter</text:span> k vytvoření nového odstavce.</text:p>
      <text:p text:style-name="Text_20_body"><text:alphabetical-index-mark text:string-value="Rozšíření" text:key1="Vstupní řádek"/>Na řádku vzorců můžete prodloužit vstupní řádek, zadávate-li několik řádků textu. Klepnutím na ikonu <text:span text:style-name="Strong_20_Emphasis">rozšířit řádek vzorců</text:span> <text:span text:style-name="T5"><draw:frame draw:style-name="fr17" draw:name="images12" text:anchor-type="as-char" svg:y="-0.531cm" svg:width="0.609cm" svg:height="0.529cm" draw:z-index="11"><draw:image xlink:href="Pictures/1000000000000017000000147B42B88D4230156A.png" xlink:type="simple" xlink:show="embed" xlink:actuate="onLoad" loext:mime-type="image/png"/></draw:frame></text:span><text:s/>umístěné na pravé straně řádku vzorců se vstupní řádek stane víceřádkovým, jak ukazuje obrázek <text:sequence-ref text:reference-format="value" text:ref-name="refFigure1">2</text:sequence-ref>. Klepněte na ikonu<text:span text:style-name="Strong_20_Emphasis">rozšířit řádek vzorců</text:span> znovu k návratu na jeden vstupní řádek.</text:p>
      <text:p text:style-name="P43"><text:soft-page-break/><draw:frame draw:style-name="fr6" draw:name="Fig.2" text:anchor-type="as-char" svg:y="-3.81cm" svg:width="17cm" draw:z-index="12"><draw:text-box fo:min-height="3.582cm"><text:p text:style-name="P46"><draw:frame draw:style-name="fr7" draw:name="Image22" text:anchor-type="paragraph" svg:width="17cm" style:rel-width="100%" svg:height="3.582cm" style:rel-height="scale" draw:z-index="17"><draw:image xlink:href="Pictures/1000000000000330000000AC4435A7C433AF16C1.png" xlink:type="simple" xlink:show="embed" xlink:actuate="onLoad" loext:mime-type="image/png"/></draw:frame><text:line-break/>Obrázek <text:sequence text:ref-name="refFigure1" text:name="Figure" text:formula="ooow:Figure+1" style:num-format="1">2</text:sequence>: Rozšířený vstupní řádek na řádku vzorců</text:p></draw:text-box></draw:frame></text:p>
      <text:h text:style-name="Heading_20_2" text:outline-level="2"><text:bookmark-start text:name="__RefHeading___Toc3476_208225428"/><text:alphabetical-index-mark text:string-value="Datum a čas, formátování"/>Datum a čas<text:bookmark-end text:name="__RefHeading___Toc3476_208225428"/></text:h>
      <text:p text:style-name="P17">Vybereme buňku a zadáme datum nebo čas. Jednotlivé části datumu je možné oddělovat tečkou (15.10.2013 nebo 15.10.13), spojovníkem (pouze 15-10) nebo lze použít text (15. říjen 2013). Formát datumu se po zadání automaticky změní na nastavený výchozí formát.</text:p>
      <text:list xml:id="list3809950321" text:style-name="Heading_20_Note">
        <text:list-item>
          <text:p text:style-name="Heading_20_Note">Poznámka</text:p>
        </text:list-item>
      </text:list>
      <text:p text:style-name="Text_20_Note"><text:span text:style-name="Strong_20_Emphasis">Nástroje &gt; Možnosti &gt; Nastavení jazyka &gt; Jazyky &gt; Jazyk &gt; Vzory nastavení datumu</text:span> definuje vzory datumu, které budou rozpoznány Calc. Každý vklad navíc přijímá vstup ve formátu ISO 8601 Y-M-D.</text:p>
      <text:p text:style-name="P11">Když zadáváte čas, oddělte časové prvky dvojtečkami, například 10:43:45. Formát času se po zadání automaticky změní na nastavený výchozí formát.</text:p>
      <text:p text:style-name="P11">Změna formátu datumu a času, který Calc používá:</text:p>
      <text:list xml:id="list111454801877184" text:continue-list="list111455014283683" text:style-name="Numbering_20_1">
        <text:list-item text:start-value="1">
          <text:p text:style-name="Numbering_20_1">Vybereme buňku a otevřeme dialogové okno formát buněk (Figure <text:sequence-ref text:reference-format="value" text:ref-name="refFigure0">1</text:sequence-ref>).</text:p>
        </text:list-item>
        <text:list-item>
          <text:p text:style-name="Numbering_20_1">Ujistěte se, že je vybrána karta <text:span text:style-name="Strong_20_Emphasis">čísla</text:span>, poté vyberte <text:span text:style-name="Strong_20_Emphasis">datum</text:span> nebo <text:span text:style-name="Strong_20_Emphasis">čas</text:span> ze seznamu <text:span text:style-name="Emphasis">kategorie</text:span>.</text:p>
        </text:list-item>
        <text:list-item>
          <text:p text:style-name="P103">Požadovaný formát zvolíme v seznamu <text:span text:style-name="Emphasis">Formát</text:span>.</text:p>
        </text:list-item>
        <text:list-item>
          <text:p text:style-name="Numbering_20_1">Klepnutím na tlačítko <text:span text:style-name="Strong_20_Emphasis">OK</text:span> uložíme změny a zavřeme dialogové okno.</text:p>
        </text:list-item>
      </text:list>
      <text:list xml:id="list111456016013361" text:continue-list="list3809950321" text:style-name="Heading_20_Note">
        <text:list-item>
          <text:p text:style-name="P80">Poznámka</text:p>
        </text:list-item>
      </text:list>
      <text:p text:style-name="Text_20_Note">Formát datumu bude ovlivněn systémem nebo nastavením jazyka.</text:p>
      <text:h text:style-name="Heading_20_2" text:outline-level="2"><text:bookmark-start text:name="__RefHeading___Toc3478_208225428"/><text:alphabetical-index-mark text:string-value="speciální znaky" text:key1="vkládání"/><text:alphabetical-index-mark text:string-value="zvláštní znaky, vkládání"/>Speciální znaky<text:bookmark-end text:name="__RefHeading___Toc3478_208225428"/></text:h>
      <text:p text:style-name="P11">A special character is a character not normally found on a standard keyboard; for example, © ¾ æ ç ñ ö ø ¢. Chceme-li vložit speciální znak:</text:p>
      <text:list xml:id="list111455079833638" text:continue-list="list111454801877184" text:style-name="Numbering_20_1">
        <text:list-item text:start-value="1">
          <text:p text:style-name="Numbering_20_1">Umístíme kurzor na místo, kam chceme znak vložit.</text:p>
        </text:list-item>
        <text:list-item>
          <text:p text:style-name="Numbering_20_1">Go to <text:span text:style-name="Strong_20_Emphasis">Insert &gt; Special Character</text:span> on the Menu bar to open the Special Characters dialog (Figure <text:sequence-ref text:reference-format="value" text:ref-name="refFigure2">3</text:sequence-ref>).</text:p>
        </text:list-item>
        <text:list-item>
          <text:p text:style-name="P109">From the grid of characters, select the required character. The last character selected is shown on the right of the Special Characters dialog along with its numerical code.</text:p>
        </text:list-item>
        <text:list-item>
          <text:p text:style-name="P104">Any recently inserted characters are shown below the grid of characters and can be selected in the same way as any other character in the dialog.</text:p>
        </text:list-item>
        <text:list-item>
          <text:p text:style-name="P109">At the bottom of the dialog there is provision for building a small collection of <text:span text:style-name="Emphasis">Favorite Characters</text:span>. To add a new character to the collection, select the required character and 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109">Click <text:span text:style-name="Strong_20_Emphasis">Insert</text:span> to close the dialog and the special character is inserted into the selected cell.</text:p>
        </text:list-item>
      </text:list>
      <text:p text:style-name="Figure"><text:soft-page-break/><draw:frame draw:style-name="fr4" draw:name="Fig.3" text:anchor-type="as-char" svg:width="15.055cm" draw:z-index="18"><draw:text-box fo:min-height="12.726cm"><text:p text:style-name="P46"><draw:frame draw:style-name="fr14" draw:name="Image4" text:anchor-type="paragraph" svg:width="15cm" svg:height="12.201cm" draw:z-index="20"><draw:image xlink:href="Pictures/10000000000002B800000236D1853FD76382EA34.png" xlink:type="simple" xlink:show="embed" xlink:actuate="onLoad" loext:mime-type="image/png"/></draw:frame><text:line-break/>Figure <text:sequence text:ref-name="refFigure2" text:name="Figure" text:formula="ooow:Figure+1" style:num-format="1">3</text:sequence>: Special Characters dialog</text:p></draw:text-box></draw:frame></text:p>
      <text:list xml:id="list111455755331840" text:continue-list="list547356405" text:style-name="Heading_20_Tip">
        <text:list-item>
          <text:p text:style-name="Heading_20_Tip">Tip</text:p>
        </text:list-item>
      </text:list>
      <text:p text:style-name="P34">You can quickly insert one of your recent or favorite special characters by clicking the <text:span text:style-name="Strong_20_Emphasis">Insert Special Characters</text:span> icon <draw:frame draw:style-name="fr23" draw:name="Image43" text:anchor-type="as-char" svg:width="1.138cm" svg:height="0.688cm" draw:z-index="21"><draw:image xlink:href="Pictures/100002010000002B0000001A19B7D3052C305C87.png" xlink:type="simple" xlink:show="embed" xlink:actuate="onLoad" loext:mime-type="image/png"/></draw:frame><text:s/>on the Standard toolbar and selecting the required character from the drop-down. Click <text:span text:style-name="Strong_20_Emphasis">More Characters</text:span> on this drop-down to open the Special Characters dialog (Figure <text:sequence-ref text:reference-format="value" text:ref-name="refFigure2">3</text:sequence-ref>).</text:p>
      <text:list xml:id="list111455900043726" text:continue-list="list111456016013361" text:style-name="Heading_20_Note">
        <text:list-item>
          <text:p text:style-name="P80">Poznámka</text:p>
        </text:list-item>
      </text:list>
      <text:p text:style-name="Text_20_Note">Různá písma mohou obsahovat různé speciální znaky. If you do not find a particular special character you want, try changing the <text:span text:style-name="Emphasis">Font</text:span> and <text:span text:style-name="Emphasis">Subset</text:span> selections.</text:p>
      <text:h text:style-name="Heading_20_2" text:outline-level="2"><text:bookmark-start text:name="__RefHeading___Toc3480_208225428"/><text:alphabetical-index-mark text:string-value="Automatické opravy"/>Možnosti automatických oprav<text:bookmark-end text:name="__RefHeading___Toc3480_208225428"/></text:h>
      <text:p text:style-name="Text_20_body">Calc automatically applies many changes during data input using AutoCorrect, unless you have deactivated any AutoCorrect changes. You can also undo any AutoCorrect changes by using the keyboard shortcut <text:span text:style-name="Keystroke">Ctrl+Z</text:span> or manually by going back to the change and replacing the autocorrection with what you want to actually see.</text:p>
      <text:p text:style-name="Text_20_body">To change the AutoCorrect options, go to <text:span text:style-name="Strong_20_Emphasis">Tools &gt; AutoCorrect Options</text:span> on the Menu bar to open the AutoCorrect dialog (Figure <text:sequence-ref text:reference-format="value" text:ref-name="refFigure3">4</text:sequence-ref>).</text:p>
      <text:p text:style-name="P39"><text:soft-page-break/><draw:frame draw:style-name="fr4" draw:name="Fig.4" text:anchor-type="as-char" svg:width="13.467cm" draw:z-index="22"><draw:text-box fo:min-height="8.811cm"><text:p text:style-name="P46"><draw:frame draw:style-name="fr14" draw:name="Image5" text:anchor-type="paragraph" svg:width="13.471cm" svg:height="8.811cm" draw:z-index="23"><draw:image xlink:href="Pictures/10000000000001FD000001528BB68AD63142EAE6.png" xlink:type="simple" xlink:show="embed" xlink:actuate="onLoad" loext:mime-type="image/png"/></draw:frame><text:line-break/>Figure <text:sequence text:ref-name="refFigure3" text:name="Figure" text:formula="ooow:Figure+1" style:num-format="1">4</text:sequence>: AutoCorrect dialog</text:p></draw:text-box></draw:frame></text:p>
      <text:p text:style-name="Definition_20_Term">Nahradit</text:p>
      <text:p text:style-name="Text_20_body_20_indent">Umožňuje upravit tabulku náhrad pro automatické opravy nebo nahrazování slov či zkratek.</text:p>
      <text:p text:style-name="Definition_20_Term">Výjimky</text:p>
      <text:p text:style-name="Text_20_body_20_indent">Specify the abbreviations or letter combinations that you do not want corrected automatically.</text:p>
      <text:p text:style-name="Definition_20_Term">Možnosti</text:p>
      <text:p text:style-name="Text_20_body_20_indent">Zvolíme možnosti pro funkci automatické opravy chyb při psaní.</text:p>
      <text:p text:style-name="Definition_20_Term">Localized Options</text:p>
      <text:p text:style-name="Text_20_body_20_indent">Nastaví v automatických opravách znaky pro uvozovky a možnosti, které jsou specifické pro daný jazyk textu.</text:p>
      <text:p text:style-name="Definition_20_Term">Obnovit</text:p>
      <text:p text:style-name="Text_20_body_20_indent">Reset modified values back to their previous values.</text:p>
      <text:h text:style-name="Heading_20_2" text:outline-level="2"><text:bookmark-start text:name="__RefHeading___Toc3482_208225428"/><text:alphabetical-index-mark text:string-value="dashes, inserting"/>Vkládání pomlček<text:bookmark-end text:name="__RefHeading___Toc3482_208225428"/></text:h>
      <text:p text:style-name="P11">Calc provides text shortcuts so that you can quickly insert dashes into a cell and these shortcuts are shown in Table <text:sequence-ref text:reference-format="value" text:ref-name="refTable0">1</text:sequence-ref>.</text:p>
      <text:p text:style-name="Caption">Tabulka <text:sequence text:ref-name="refTable0" text:name="Table" text:formula="ooow:Table+1" style:num-format="1">1</text:sequence>: Vložení pomlček</text:p>
      <table:table table:name="Table3" table:style-name="Table3">
        <table:table-column table:style-name="Table3.A"/>
        <table:table-column table:style-name="Table3.B"/>
        <table:table-row table:style-name="Table3.1">
          <table:table-cell table:style-name="Table3.A1" office:value-type="string">
            <text:p text:style-name="Table_20_Heading">Text, který vkládáte</text:p>
          </table:table-cell>
          <table:table-cell table:style-name="Table3.A1" office:value-type="string">
            <text:p text:style-name="Table_20_Heading">Výsledek</text:p>
          </table:table-cell>
        </table:table-row>
        <table:table-row table:style-name="Table3.1">
          <table:table-cell table:style-name="Table3.A2" office:value-type="string">
            <text:p text:style-name="Table_20_Contents">A - B (A, mezera, pomlčka, mezera,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 -- B (A, mezera, pomlčka, pomlčka, mezera,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B (A, pomlčka, pomlčka, B)</text:p>
          </table:table-cell>
          <table:table-cell table:style-name="Table3.A2" office:value-type="string">
            <text:p text:style-name="Table_20_Contents">A—B (A, em-dash, B)</text:p>
          </table:table-cell>
        </table:table-row>
        <table:table-row table:style-name="Table3.1">
          <table:table-cell table:style-name="Table3.A2" office:value-type="string">
            <text:p text:style-name="Table_20_Contents">A-B (A, pomlčka, B)</text:p>
          </table:table-cell>
          <table:table-cell table:style-name="Table3.A2" office:value-type="string">
            <text:p text:style-name="Table_20_Contents">A-B (nezměněno)</text:p>
          </table:table-cell>
        </table:table-row>
        <table:table-row table:style-name="Table3.1">
          <table:table-cell table:style-name="Table3.A2" office:value-type="string">
            <text:p text:style-name="Table_20_Contents">A -B (A, mezera, pomlčka, B)</text:p>
          </table:table-cell>
          <table:table-cell table:style-name="Table3.A2" office:value-type="string">
            <text:p text:style-name="Table_20_Contents">A -B (nezměněno)</text:p>
          </table:table-cell>
        </table:table-row>
        <table:table-row table:style-name="Table3.1">
          <table:table-cell table:style-name="Table3.A2" office:value-type="string">
            <text:p text:style-name="Table_20_Contents">A --B (A, mezera, pomlčka, pomlčka, B)</text:p>
          </table:table-cell>
          <table:table-cell table:style-name="Table3.A2" office:value-type="string">
            <text:p text:style-name="Table_20_Contents">A –B (A, space, en-dash, B)</text:p>
          </table:table-cell>
        </table:table-row>
      </table:table>
      <text:h text:style-name="Heading_20_1" text:outline-level="1"><text:bookmark-start text:name="__RefHeading___Toc3484_208225428"/><text:soft-page-break/>Urychlení vkládání dat<text:bookmark-end text:name="__RefHeading___Toc3484_208225428"/></text:h>
      <text:p text:style-name="P11">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11">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text:alphabetical-index-mark text:string-value="AutoInput"/>Nástroje automatického dokončování<text:bookmark-end text:name="__RefHeading___Toc3486_208225428"/></text:h>
      <text:p text:style-name="P11">The AutoInput function in Calc automatically completes entries, based on other entries in the same column. The column is scanned up to a maximum of 2000 cells or 200 different strings.</text:p>
      <text:p text:style-name="P11">When text is highlighted in a cell, AutoInput can be used as follows:</text:p>
      <text:list xml:id="list111455873402045" text:continue-list="list111455079833638" text:style-name="Numbering_20_1">
        <text:list-item text:start-value="1">
          <text:p text:style-name="Numbering_20_1">To accept the completion, press <text:span text:style-name="Keystroke">Enter</text:span> or <text:span text:style-name="Keystroke">F2</text:span> or click the mouse button.</text:p>
        </text:list-item>
        <text:list-item>
          <text:p text:style-name="Numbering_20_1">To view more completions that start with the same letters, use the key combinations <text:span text:style-name="Keystroke">Ctrl+Tab</text:span> to scroll forward, or <text:span text:style-name="Keystroke">Ctrl+Shift+Tab</text:span> to scroll backward.</text:p>
        </text:list-item>
        <text:list-item>
          <text:p text:style-name="Numbering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functions used in the Function Wizard that start with matching characters.</text:p>
      <text:p text:style-name="P11">Automatické dokončování ignoruje při zadávání dat velikost písmen. If, for example, you have written ”Total” in a cell, you cannot then enter “total” in another cell of the same column without first deactivating AutoInput.</text:p>
      <text:p text:style-name="Text_20_body">By default, AutoInput is activated in Calc. To turn it off, go to <text:span text:style-name="Strong_20_Emphasis">Tools</text:span> on the Menu bar and deselect <text:span text:style-name="Strong_20_Emphasis">AutoInput</text:span>.</text:p>
      <text:h text:style-name="Heading_20_2" text:outline-level="2"><text:bookmark-start text:name="__RefHeading___Toc27546_4115105405"/><text:alphabetical-index-mark text:string-value="fill tool"/>Nástroj Vyplnit<text:bookmark-end text:name="__RefHeading___Toc27546_4115105405"/></text:h>
      <text:p text:style-name="P11">You can use the Fill tool in Calc to duplicate existing content or create a series in a range of cells in the spreadsheet as shown by the examples in Figure <text:sequence-ref text:reference-format="value" text:ref-name="refFigure4">5</text:sequence-ref>.</text:p>
      <text:p text:style-name="P39"><draw:frame draw:style-name="fr5" draw:name="Fig.5" text:anchor-type="as-char" svg:y="-5.572cm" svg:width="7.527cm" draw:z-index="24"><draw:text-box fo:min-height="5.523cm"><text:p text:style-name="Caption"><draw:frame draw:style-name="fr14" draw:name="Image6" text:anchor-type="paragraph" svg:width="7.28cm" svg:height="4.919cm" draw:z-index="25"><draw:image xlink:href="Pictures/1000000000000113000000BA450F97282615A72E.png" xlink:type="simple" xlink:show="embed" xlink:actuate="onLoad" loext:mime-type="image/png"/></draw:frame><text:line-break/>Figure <text:sequence text:ref-name="refFigure4" text:name="Figure" text:formula="ooow:Figure+1" style:num-format="1">5</text:sequence>: Examples of using the Fill tool</text:p></draw:text-box></draw:frame></text:p>
      <text:list xml:id="list111455348854304" text:continue-list="list111455873402045" text:style-name="Numbering_20_1">
        <text:list-item text:start-value="1">
          <text:p text:style-name="Numbering_20_1">Vybereme buňku, jejíž obsah chceme kopírovat nebo ze které chceme vytvořit posloupnost.</text:p>
        </text:list-item>
        <text:list-item>
          <text:p text:style-name="Numbering_20_1">Drag the cursor in any direction or hold down the <text:span text:style-name="Keystroke">Shift</text:span> key and click in the last cell you want to fill.</text:p>
        </text:list-item>
        <text:list-item>
          <text:p text:style-name="Numbering_20_1">Go to <text:span text:style-name="Strong_20_Emphasis">Sheet &gt; Fill Cells</text:span> on the Menu bar and select the direction in which you want to copy or create data (<text:span text:style-name="Strong_20_Emphasis">Down</text:span>, <text:span text:style-name="Strong_20_Emphasis">Right</text:span>, <text:span text:style-name="Strong_20_Emphasis">Up</text:span>, <text:span text:style-name="Strong_20_Emphasis">Left</text:span>, <text:span text:style-name="Strong_20_Emphasis">Sheets</text:span>, <text:span text:style-name="Strong_20_Emphasis">Series</text:span>, or <text:span text:style-name="Strong_20_Emphasis">Random Number</text:span>). A menu option will be grayed out if it is not available.</text:p>
        </text:list-item>
      </text:list>
      <text:p text:style-name="P59"><text:soft-page-break/>Alternatively, you can use a shortcut to fill cells:</text:p>
      <text:list xml:id="list111455032113715" text:continue-list="list111455348854304" text:style-name="Numbering_20_1">
        <text:list-item text:start-value="1">
          <text:p text:style-name="P92">Vybereme buňku, jejíž obsah chceme kopírovat nebo ze které chceme vytvořit posloupnost.</text:p>
        </text:list-item>
        <text:list-item>
          <text:p text:style-name="P92">Move the cursor over the small selection handle in the bottom right corner of the selected cell. Kurzor změní tvar.</text:p>
        </text:list-item>
        <text:list-item>
          <text:p text:style-name="P92">Click and drag in the direction you want the cells to be filled, vertical or horizontal. Pokud buňka obsahuje text, buňky se v daném směru vyplní stejným textem. Pokud buňka obsahuje číslo, buňky se vyplní posloupností čísel.</text:p>
        </text:list-item>
      </text:list>
      <text:list xml:id="list111454780358705" text:continue-list="list3173615455" text:style-name="Heading_20_Caution">
        <text:list-item>
          <text:p text:style-name="Heading_20_Caution">Upozornění</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70" text:outline-level="3"><text:bookmark-start text:name="__RefHeading___Toc77648_2323734701"/><text:alphabetical-index-mark text:string-value="fill series"/>Vyplňování posloupnosti dat<text:bookmark-end text:name="__RefHeading___Toc77648_2323734701"/></text:h>
      <text:p text:style-name="Text_20_body">When you select a series fill from <text:span text:style-name="Strong_20_Emphasis">Sheet &gt; Fill Cells &gt; Fill Series</text:span> on the Menu bar, the Fill Series dialog (Figure <text:sequence-ref text:reference-format="value" text:ref-name="refFigure5">6</text:sequence-ref>) opens. Here you can select the type of series you want or create your own list.</text:p>
      <text:p text:style-name="P54"><text:span text:style-name="Strong_20_Emphasis">Direction</text:span></text:p>
      <text:p text:style-name="P50">Determines the direction of series creation.</text:p>
      <text:list xml:id="list700976772" text:style-name="List_20_2">
        <text:list-item>
          <text:p text:style-name="P90"><text:span text:style-name="Emphasis">Dolů</text:span> – ve vybrané oblasti buněk vytvoří posloupnost směrem dolů s použitím zadaného přírůstku až po zadanou koncovou hodnotu.</text:p>
        </text:list-item>
        <text:list-item>
          <text:p text:style-name="P90"><text:span text:style-name="Emphasis">Vpravo</text:span> – ve vybrané oblasti buněk vytvoří posloupnost směrem doprava s použitím zadaného přírůstku až po zadanou koncovou hodnotu.</text:p>
        </text:list-item>
        <text:list-item>
          <text:p text:style-name="P90"><text:span text:style-name="Emphasis">Up</text:span> – creates an upward series in the selected cell range of the column using the defined increment to the end value.</text:p>
        </text:list-item>
        <text:list-item>
          <text:p text:style-name="P90"><text:span text:style-name="Emphasis">Left</text:span> – creates a series running from right to left within the selected cell range using the defined increment to the end value.</text:p>
        </text:list-item>
      </text:list>
      <text:p text:style-name="P45"><draw:frame draw:style-name="fr1" draw:name="Fig.6" text:anchor-type="as-char" svg:width="9.1cm" draw:z-index="26"><draw:text-box fo:min-height="8.227cm"><text:p text:style-name="Caption"><draw:frame draw:style-name="fr8" draw:name="Image46" text:anchor-type="paragraph" svg:width="9.209cm" svg:height="7.781cm" draw:z-index="27"><draw:image xlink:href="Pictures/100000000000015C00000126A12604C6211E4373.png" xlink:type="simple" xlink:show="embed" xlink:actuate="onLoad" loext:mime-type="image/png"/></draw:frame><text:line-break/>Figure <text:sequence text:ref-name="refFigure5" text:name="Figure" text:formula="ooow:Figure+1" style:num-format="1">6</text:sequence>: Fill Series dialog</text:p></draw:text-box></draw:frame></text:p>
      <text:p text:style-name="Definition_20_Term"><text:span text:style-name="Strong_20_Emphasis">Series Type</text:span></text:p>
      <text:p text:style-name="P49">Defines the series type. These are:</text:p>
      <text:list xml:id="list111454906717645" text:continue-numbering="true" text:style-name="List_20_2">
        <text:list-item>
          <text:p text:style-name="List_20_2"><text:span text:style-name="Emphasis">Lineární</text:span> – vytvoří lineární posloupnost čísel se zadaným přírůstkem a koncovou hodnotou.</text:p>
        </text:list-item>
        <text:list-item>
          <text:p text:style-name="List_20_2"><text:span text:style-name="Emphasis">Růst</text:span> – vytvoří geometrickou posloupnost čísel se zadaným přírůstkem a koncovou hodnotou.</text:p>
        </text:list-item>
        <text:list-item>
          <text:p text:style-name="List_20_2"><text:soft-page-break/><text:span text:style-name="Emphasis">Datum</text:span> – vytvoří posloupnost dat se zadaným přírůstkem a koncovým datem.</text:p>
        </text:list-item>
        <text:list-item>
          <text:p text:style-name="List_20_2"><text:span text:style-name="Emphasis">Automatické vyplnění</text:span> – vytvoří posloupnost přímo v listu. Automatické vyplnění využívá přizpůsobitelné seznamy. Například, pokud do první buňky zadáme 'leden', posloupnost se doplní podle seznamu, který je definován v <text:span text:style-name="Strong_20_Emphasis">Nástroje &gt; Možnosti &gt; LibreOffice Calc &gt; Řazené seznamy</text:span>. <text:span text:style-name="Emphasis">AutoFill</text:span> tries to complete a value series by using a defined pattern. Například, číselná posloupnost 1,3,5 se automaticky doplní čísly 7,9,11,13 a data 01.01.99 a 15.01.99 se doplní o data s dvoutýdenním odstupem.</text:p>
        </text:list-item>
      </text:list>
      <text:p text:style-name="Definition_20_Term"><text:span text:style-name="Strong_20_Emphasis">Time Unit</text:span></text:p>
      <text:p text:style-name="P49">In this area you specify the desired unit of time. This area is only active if the <text:span text:style-name="Strong_20_Emphasis">Date</text:span> option has been selected in <text:span text:style-name="Emphasis">Series Type</text:span>. These are:</text:p>
      <text:list xml:id="list111455803971871" text:continue-numbering="true" text:style-name="List_20_2">
        <text:list-item>
          <text:p text:style-name="List_20_2"><text:span text:style-name="Emphasis">Day</text:span> – use the <text:span text:style-name="Emphasis">Date</text:span> series type and this option to create a series using seven days.</text:p>
        </text:list-item>
        <text:list-item>
          <text:p text:style-name="List_20_2"><text:span text:style-name="Emphasis">Weekday</text:span> – use the <text:span text:style-name="Emphasis">Date</text:span> series type and this option to create a series of five day sets.</text:p>
        </text:list-item>
        <text:list-item>
          <text:p text:style-name="List_20_2"><text:span text:style-name="Emphasis">Month</text:span> – use the <text:span text:style-name="Emphasis">Date</text:span> series type and this option to form a series from the names or abbreviations of the months.</text:p>
        </text:list-item>
        <text:list-item>
          <text:p text:style-name="List_20_2"><text:span text:style-name="Emphasis">Year</text:span> – use the <text:span text:style-name="Emphasis">Date</text:span> series type and this option to create a series of years.</text:p>
        </text:list-item>
      </text:list>
      <text:p text:style-name="Definition_20_Term"><text:span text:style-name="Strong_20_Emphasis">Start value</text:span></text:p>
      <text:p text:style-name="P49">Determines the start value for the series. Použijeme číslo, datum nebo čas.</text:p>
      <text:p text:style-name="Definition_20_Term"><text:span text:style-name="Strong_20_Emphasis">End value</text:span></text:p>
      <text:p text:style-name="P49">Determines the end value for the series. Použijeme číslo, datum nebo čas.</text:p>
      <text:p text:style-name="Definition_20_Term"><text:span text:style-name="Strong_20_Emphasis">Increment</text:span></text:p>
      <text:p text:style-name="P49">Determines the value by which the series of the selected type increases by each step. Tyto hodnoty lze zadat, jen když je vybrána posloupnost Lineární, Růst nebo Datum.</text:p>
      <text:h text:style-name="P71" text:outline-level="3"><text:bookmark-start text:name="__RefHeading___Toc171785_2404496933"/>Definování posloupnosti<text:bookmark-end text:name="__RefHeading___Toc171785_2404496933"/></text:h>
      <text:p text:style-name="P60">Chceme-li definovat vlastní posloupnosti:</text:p>
      <text:list xml:id="list111455468814881" text:continue-list="list111455032113715" text:style-name="Numbering_20_1">
        <text:list-item text:start-value="1">
          <text:p text:style-name="P93">Go to <text:span text:style-name="Strong_20_Emphasis">Tools &gt; Options &gt; LibreOffice Calc &gt; Sort Lists</text:span> to open the Sort Lists dialog (Figure <text:sequence-ref text:reference-format="value" text:ref-name="refFigure6">7</text:sequence-ref>). This dialog shows any previously defined series in the <text:span text:style-name="Emphasis">Lists</text:span> box on the left and the contents of the highlighted list in the <text:span text:style-name="Emphasis">Entries</text:span> box.</text:p>
        </text:list-item>
        <text:list-item>
          <text:p text:style-name="P93">Klepneme na tlačítko <text:span text:style-name="Strong_20_Emphasis">Nový</text:span>, čímž se  <text:span text:style-name="Emphasis">Položky</text:span> vyčistí.</text:p>
        </text:list-item>
        <text:list-item>
          <text:p text:style-name="P93">Type the series for the new list in the <text:span text:style-name="Emphasis">Entries</text:span> box (one entry per line) (Figure <text:sequence-ref text:reference-format="value" text:ref-name="refFigure7">8</text:sequence-ref>).</text:p>
        </text:list-item>
        <text:list-item>
          <text:p text:style-name="P93">Klepneme na tlačítko <text:span text:style-name="Strong_20_Emphasis">Přidat</text:span>, čímž se nový seznam objeví v poli <text:span text:style-name="Emphasis">Seznamy</text:span>.</text:p>
        </text:list-item>
        <text:list-item>
          <text:p text:style-name="P105">Click <text:span text:style-name="Strong_20_Emphasis">OK</text:span> to save the new list and close the dialog.</text:p>
        </text:list-item>
      </text:list>
      <text:p text:style-name="P39"><text:soft-page-break/><draw:frame draw:style-name="fr4" draw:name="Fig.7" text:anchor-type="as-char" svg:width="17cm" draw:z-index="28"><draw:text-box fo:min-height="9.412cm"><text:p text:style-name="P46"><draw:frame draw:style-name="fr14" draw:name="Image7" text:anchor-type="paragraph" svg:width="17cm" svg:height="12.7cm" draw:z-index="29"><draw:image xlink:href="Pictures/10000000000002B800000208BD11DBC1AFB56C40.png" xlink:type="simple" xlink:show="embed" xlink:actuate="onLoad" loext:mime-type="image/png"/></draw:frame><text:line-break/>Figure <text:sequence text:ref-name="refFigure6" text:name="Figure" text:formula="ooow:Figure+1" style:num-format="1">7</text:sequence>: Sort Lists dialog</text:p></draw:text-box></draw:frame></text:p>
      <text:p text:style-name="P39"><draw:frame draw:style-name="fr5" draw:name="Fig.8" text:anchor-type="as-char" svg:y="-4.791cm" svg:width="14.631cm" draw:z-index="30"><draw:text-box fo:min-height="4.233cm"><text:p text:style-name="P46"><draw:frame draw:style-name="fr20" draw:name="Image8" text:anchor-type="paragraph" svg:width="14.631cm" style:rel-width="100%" svg:height="4.233cm" style:rel-height="scale" draw:z-index="31"><draw:image xlink:href="Pictures/1000000000000229000000A08E2856815FBF5CCC.png" xlink:type="simple" xlink:show="embed" xlink:actuate="onLoad" loext:mime-type="image/png"/></draw:frame><text:line-break/>Figure <text:sequence text:ref-name="refFigure7" text:name="Figure" text:formula="ooow:Figure+1" style:num-format="1">8</text:sequence>: Creating a new sort list</text:p></draw:text-box></draw:frame></text:p>
      <text:h text:style-name="Heading_20_2" text:outline-level="2"><text:bookmark-start text:name="__RefHeading___Toc3492_208225428"/><text:alphabetical-index-mark text:string-value="seznamy výběru"/>Seznamy výběrů<text:bookmark-end text:name="__RefHeading___Toc3492_208225428"/></text:h>
      <text:p text:style-name="P11">Seznamy výběru jsou dostupné pouze pro text a jejich použití je omezeno jen na text, který již byl zadán do stejného sloupce.</text:p>
      <text:list xml:id="list111455293781329" text:continue-list="list111455468814881" text:style-name="Numbering_20_1">
        <text:list-item text:start-value="1">
          <text:p text:style-name="Numbering_20_1">Vybereme buňku ve sloupci nebo řádku, který obsahuje buňky s textovými položkami.</text:p>
        </text:list-item>
        <text:list-item>
          <text:p text:style-name="Numbering_20_1">Right-click and select <text:span text:style-name="Strong_20_Emphasis">Selection List</text:span> from the context menu, or use the keyboard shortcut <text:span text:style-name="Keystroke">Alt+↓</text:span>. Otevře se rozbalovací seznam, ve kterém se nacházejí všechny textové položky z daného sloupce.</text:p>
        </text:list-item>
        <text:list-item>
          <text:p text:style-name="P92">Klepneme na požadovanou položku, která se následně vloží do buňky.</text:p>
        </text:list-item>
      </text:list>
      <text:h text:style-name="Heading_20_1" text:outline-level="1"><text:bookmark-start text:name="__RefHeading___Toc3494_208225428"/><text:soft-page-break/><text:alphabetical-index-mark text:string-value="merging and splitting" text:key1="buňky"/>Sloučení a rozdělení buněk<text:bookmark-end text:name="__RefHeading___Toc3494_208225428"/></text:h>
      <text:h text:style-name="Heading_20_2" text:outline-level="2"><text:bookmark-start text:name="__RefHeading___Toc3496_208225428"/><text:alphabetical-index-mark text:string-value="buňky" text:key1="slučování"/>Slučování<text:bookmark-end text:name="__RefHeading___Toc3496_208225428"/></text:h>
      <text:p text:style-name="P11">Můžeme vybrat sousedící buňky a sloučit je do jedné takto:</text:p>
      <text:list xml:id="list111454631188007" text:continue-list="list111455293781329" text:style-name="Numbering_20_1">
        <text:list-item text:start-value="1">
          <text:p text:style-name="Numbering_20_1">Vyberte oblast sousedících buněk, které chcete sloučit.</text:p>
        </text:list-item>
        <text:list-item>
          <text:p text:style-name="Numbering_20_1">Right-click on the selected cells and select <text:span text:style-name="Strong_20_Emphasis">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text:span text:style-name="T5"><draw:frame draw:style-name="fr18" draw:name="Image47" text:anchor-type="as-char" svg:width="0.423cm" svg:height="0.37cm" draw:z-index="32"><draw:image xlink:href="Pictures/10000000000000100000000E9AC9765F39681E77.png" xlink:type="simple" xlink:show="embed" xlink:actuate="onLoad" loext:mime-type="image/png"/></draw:frame></text:span><text:s/>on the Formatting toolbar. Using <text:span text:style-name="Strong_20_Emphasis">Merge and Center Cells</text:span> will center align any contents in the cells.</text:p>
        </text:list-item>
        <text:list-item>
          <text:p text:style-name="P110">If the cells contain any data, a small dialog (Figure <text:sequence-ref text:reference-format="value" text:ref-name="refFigure8">9</text:sequence-ref>) opens, showing choices for moving or hiding data in the hidden cells.</text:p>
        </text:list-item>
        <text:list-item>
          <text:p text:style-name="P110">Make your selection and click <text:span text:style-name="Strong_20_Emphasis">OK</text:span><text:span text:style-name="MenuPath">.</text:span></text:p>
        </text:list-item>
      </text:list>
      <text:list xml:id="list111454698837879" text:continue-list="list111455900043726" text:style-name="Heading_20_Note">
        <text:list-header>
          <text:p text:style-name="P62"><draw:frame draw:style-name="fr1" draw:name="Frame2" text:anchor-type="as-char" svg:width="8.207cm" draw:z-index="33"><draw:text-box fo:min-height="5.519cm"><text:p text:style-name="Caption"><draw:frame draw:style-name="fr14" draw:name="Image3" text:anchor-type="paragraph" svg:width="7.999cm" svg:height="6.399cm" draw:z-index="34"><draw:image xlink:href="Pictures/100000000000014500000104B1BF004720723982.png" xlink:type="simple" xlink:show="embed" xlink:actuate="onLoad" loext:mime-type="image/png"/></draw:frame><text:line-break/>Figure <text:sequence text:ref-name="refFigure8" text:name="Figure" text:formula="ooow:Figure+1" style:num-format="1">9</text:sequence>: Merge choices for non-empty cells</text:p></draw:text-box></draw:frame></text:p>
        </text:list-header>
      </text:list>
      <text:list xml:id="list111455900437128" text:continue-list="list111454780358705" text:style-name="Heading_20_Caution">
        <text:list-item>
          <text:p text:style-name="P78">Upozornění</text:p>
        </text:list-item>
      </text:list>
      <text:p text:style-name="Text_20_Note">Sloučení buněk může způsobit chyby výpočtu ve vzorcích v tabulce.</text:p>
      <text:h text:style-name="Heading_20_2" text:outline-level="2"><text:bookmark-start text:name="__RefHeading___Toc3498_208225428"/><text:alphabetical-index-mark text:string-value="splitting cells"/>Rozdělování<text:bookmark-end text:name="__RefHeading___Toc3498_208225428"/></text:h>
      <text:p text:style-name="P11">Rozdělit můžeme pouze buňky, které vznikly sloučením několika buněk.</text:p>
      <text:list xml:id="list111455029951333" text:continue-list="list111454631188007" text:style-name="Numbering_20_1">
        <text:list-item text:start-value="1">
          <text:p text:style-name="Numbering_20_1">Vybereme sloučenou buňku.</text:p>
        </text:list-item>
        <text:list-item>
          <text:p text:style-name="Numbering_20_1">Go to <text:span text:style-name="Strong_20_Emphasis">Format &gt; Merge Cells &gt; Split Cells</text:span> on the Menu bar, or right-click and select <text:span text:style-name="Strong_20_Emphasis">Split Cells</text:span> from the context menu, or click on the <text:span text:style-name="Strong_20_Emphasis">Merge and Center Cells</text:span> icon <text:span text:style-name="T5"><draw:frame draw:style-name="fr18" draw:name="Image9" text:anchor-type="as-char" svg:width="0.423cm" svg:height="0.37cm" draw:z-index="35"><draw:image xlink:href="Pictures/10000000000000100000000E9AC9765F39681E77.png" xlink:type="simple" xlink:show="embed" xlink:actuate="onLoad" loext:mime-type="image/png"/></draw:frame></text:span><text:s/>on the Formatting toolbar.</text:p>
        </text:list-item>
        <text:list-item>
          <text:p text:style-name="Numbering_20_1">Data, která jsou v buňce, zůstanou v první buňce. If the hidden cells did have any contents before the cells were merged, then you may have to manually move the contents in to the correct cell.</text:p>
        </text:list-item>
      </text:list>
      <text:h text:style-name="Heading_20_1" text:outline-level="1"><text:bookmark-start text:name="__RefHeading___Toc3500_208225428"/><text:alphabetical-index-mark text:string-value="sharing content between" text:key1="listy"/><text:alphabetical-index-mark text:string-value="sharing content between sheets"/>Sdílení obsahu mezi listy<text:bookmark-end text:name="__RefHeading___Toc3500_208225428"/></text:h>
      <text:p text:style-name="P11">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39"><text:soft-page-break/><draw:frame draw:style-name="fr4" draw:name="Fig.9" text:anchor-type="as-char" svg:width="7.805cm" draw:z-index="36"><draw:text-box fo:min-height="4.974cm"><text:p text:style-name="P46"><draw:frame draw:style-name="fr14" draw:name="Image10" text:anchor-type="paragraph" svg:width="7.811cm" svg:height="8.26cm" draw:z-index="37"><draw:image xlink:href="Pictures/1000000000000127000001380DEA66507B750AD9.png" xlink:type="simple" xlink:show="embed" xlink:actuate="onLoad" loext:mime-type="image/png"/></draw:frame><text:line-break/>Figure <text:sequence text:ref-name="refFigure9" text:name="Figure" text:formula="ooow:Figure+1" style:num-format="1">10</text:sequence>: Select Sheets dialog</text:p></draw:text-box></draw:frame></text:p>
      <text:list xml:id="list111456143623773" text:continue-list="list111455029951333" text:style-name="Numbering_20_1">
        <text:list-item text:start-value="1">
          <text:p text:style-name="Numbering_20_1">Go to <text:span text:style-name="Strong_20_Emphasis">Edit &gt; Select &gt; Select Sheets</text:span> on the Menu bar to open the Select Sheets dialog (Figure <text:sequence-ref text:reference-format="value" text:ref-name="refFigure9">10</text:sequence-ref>).</text:p>
        </text:list-item>
        <text:list-item>
          <text:p text:style-name="Numbering_20_1">V něm vybereme jednotlivé listy, do kterých chceme data vložit.</text:p>
        </text:list-item>
        <text:list-item>
          <text:p text:style-name="Numbering_20_1">Výběr potvrdíme klepnutím na tlačítko <text:span text:style-name="Strong_20_Emphasis">OK</text:span>, karty listů přitom změní barvu.</text:p>
        </text:list-item>
        <text:list-item>
          <text:p text:style-name="Numbering_20_1">Enter the information in the cells on the sheet where you want the information to first appear and the information will be repeated in the selected sheets.</text:p>
        </text:list-item>
        <text:list-item>
          <text:p text:style-name="Numbering_20_1">Deselect the sheets when you have finished entering the information that you want repeated in the sheets.</text:p>
        </text:list-item>
      </text:list>
      <text:list xml:id="list111455421810575" text:continue-list="list111455900437128" text:style-name="Heading_20_Caution">
        <text:list-item>
          <text:p text:style-name="Heading_20_Caution">Upozornění</text:p>
        </text:list-item>
      </text:list>
      <text:p text:style-name="Text_20_Note">Tato metoda bez upozornění přepíše všechny údaje, které již jsou v příslušných buňkách na ostatních vybraných listech. Make sure you deselect the additional sheets when you have finished entering the information to be repeated before continuing to enter data into the spreadsheet.</text:p>
      <text:h text:style-name="Heading_20_1" text:outline-level="1"><text:bookmark-start text:name="__RefHeading___Toc3502_208225428"/><text:alphabetical-index-mark text:string-value="validating contents" text:key1="buňky"/><text:alphabetical-index-mark text:string-value="ověřování obsahu buňky"/>Ověřování obsahu buněk<text:bookmark-end text:name="__RefHeading___Toc3502_208225428"/></text:h>
      <text:p text:style-name="P11">When creating spreadsheets for other people to use, you may want to make sure they enter data that is valid or appropriate for the cell. You can also use validation in your own work as a guide to entering data that is either complex or rarely used.</text:p>
      <text:p text:style-name="P11">Posloupnost a Seznamy výběru umožňují zpracovat určité typy dat, které jsou omezeny na předdefinované informace. Buňka může například vyžadovat datum, celé číslo bez písmen či desetinné čárky nebo že nesmí zůstat prázdná.</text:p>
      <text:p text:style-name="P11">Depending on how validation is set up, it can also define the range of contents that can be entered, provide help messages explaining the content rules set up for the cell and what 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text:soft-page-break/><text:alphabetical-index-mark text:string-value="Validity dialog"/>Definovat validaci<text:bookmark-end text:name="__RefHeading___Toc3504_208225428"/></text:h>
      <text:p text:style-name="P59">To validate any new data entered into a cell:</text:p>
      <text:list xml:id="list111455082746792" text:continue-list="list111456143623773" text:style-name="Numbering_20_1">
        <text:list-item text:start-value="1">
          <text:p text:style-name="Numbering_20_1">Select a cell and go to <text:span text:style-name="Strong_20_Emphasis">Data &gt; Validity</text:span> on the Menu bar to open the Validity dialog.</text:p>
        </text:list-item>
        <text:list-item>
          <text:p text:style-name="P111">Define the type of contents that can be entered in that cell using the options given on the tabbed pages for <text:span text:style-name="Emphasis">Criteria</text:span>, <text:span text:style-name="Emphasis">Input Help</text:span>, and <text:span text:style-name="Emphasis">Error Alert</text:span>. The options are explained below Figure <text:sequence-ref text:reference-format="value" text:ref-name="refFigure10">11</text:sequence-ref>.</text:p>
        </text:list-item>
      </text:list>
      <text:p text:style-name="P39"><draw:frame draw:style-name="fr3" draw:name="Fig.10" text:anchor-type="as-char" svg:y="-6.971cm" svg:width="10.384cm" draw:z-index="38"><draw:text-box fo:min-height="7.116cm"><text:p text:style-name="P46"><draw:frame draw:style-name="fr22" draw:name="Image11" text:anchor-type="paragraph" svg:width="10.291cm" svg:height="6.669cm" draw:z-index="39"><draw:image xlink:href="Pictures/1000000000000185000000FC1A76955DBFD62AC9.png" xlink:type="simple" xlink:show="embed" xlink:actuate="onLoad" loext:mime-type="image/png"/></draw:frame><text:line-break/>Figure <text:sequence text:ref-name="refFigure10" text:name="Figure" text:formula="ooow:Figure+1" style:num-format="1">11</text:sequence>: Validity dialog – Criteria page</text:p></draw:text-box></draw:frame></text:p>
      <text:h text:style-name="Heading_20_2" text:outline-level="2"><text:bookmark-start text:name="__RefHeading___Toc3506_208225428"/>Možnosti kritérií<text:bookmark-end text:name="__RefHeading___Toc3506_208225428"/></text:h>
      <text:p text:style-name="Text_20_body">Specify the validation rules for the selected cells using the <text:span text:style-name="Emphasis">Criteria</text:span> tab in the Validity dialog as shown in Figure <text:sequence-ref text:reference-format="value" text:ref-name="refFigure10">11</text:sequence-ref>. For example, you can define criteria such as numbers between 1 and 10, or texts that are no more than 20 characters.</text:p>
      <text:p text:style-name="Text_20_body">The options available on the <text:span text:style-name="Emphasis">Criteria</text:span> tab will depend on what has been selected in the <text:span text:style-name="Emphasis">Allow</text:span> drop-down list.</text:p>
      <text:list xml:id="list2697676715" text:style-name="List_20_1">
        <text:list-item>
          <text:p text:style-name="List_20_1"><text:span text:style-name="Strong_20_Emphasis">Allow</text:span> – select a validation option for the selected cells from the drop-down list.</text:p>
        </text:list-item>
      </text:list>
      <text:list xml:id="list111455842621254" text:continue-list="list111455803971871" text:style-name="List_20_2">
        <text:list-item>
          <text:p text:style-name="List_20_2"><text:span text:style-name="Emphasis">All values</text:span> – no limitation.</text:p>
        </text:list-item>
        <text:list-item>
          <text:p text:style-name="List_20_2"><text:span text:style-name="Emphasis">Whole Numbers</text:span> – only whole numbers allowed.</text:p>
        </text:list-item>
        <text:list-item>
          <text:p text:style-name="List_20_2"><text:span text:style-name="Emphasis">Decimal</text:span> – all numbers correspond to decimal format.</text:p>
        </text:list-item>
        <text:list-item>
          <text:p text:style-name="List_20_2"><text:span text:style-name="Emphasis">Date</text:span> – all numbers correspond to date format. The entered values are formatted the next time the dialog is called up.</text:p>
        </text:list-item>
        <text:list-item>
          <text:p text:style-name="List_20_2"><text:span text:style-name="Emphasis">Time</text:span> – all numbers correspond to time format. The entered values are formatted the next time the dialog is called up.</text:p>
        </text:list-item>
        <text:list-item>
          <text:p text:style-name="List_20_2"><text:span text:style-name="Emphasis">Cell range</text:span> – allow only values that are given in a cell range. The cell range can be specified explicitly, or as a named database range, or as a named range. The range may consist of one column or one row of cells. If you specify a range of columns and rows, only the first column is used.</text:p>
        </text:list-item>
        <text:list-item>
          <text:p text:style-name="List_20_2"><text:span text:style-name="Emphasis">List</text:span> – allow only values or strings specified in a list. Strings and values can be mixed. Numbers evaluate to their value, so if you enter the number 1 in the list, the entry 100% is also valid.</text:p>
        </text:list-item>
        <text:list-item>
          <text:p text:style-name="P91"><text:span text:style-name="Emphasis">Text length</text:span> – allow entries whose length corresponds to the number of characters that have been set.</text:p>
        </text:list-item>
        <text:list-item>
          <text:p text:style-name="P91"><text:soft-page-break/><text:span text:style-name="Emphasis">Custom</text:span> – allow entries that correspond to a formula entered in the <text:span text:style-name="Emphasis">Formula</text:span> box.</text:p>
        </text:list-item>
      </text:list>
      <text:list xml:id="list111455586151231" text:continue-list="list2697676715" text:style-name="List_20_1">
        <text:list-item>
          <text:p text:style-name="List_20_1"><text:span text:style-name="Strong_20_Emphasis">Allow empty cells</text:span> – in conjunction with <text:span text:style-name="Strong_20_Emphasis">Tools &gt; Detective &gt; Mark Invalid Data</text:span>, this defines that blank cells are shown as invalid data (disabled) or not shown (enabled).</text:p>
        </text:list-item>
        <text:list-item>
          <text:p text:style-name="List_20_1"><text:span text:style-name="Strong_20_Emphasis">Show selection list</text:span> – shows a list of all valid strings or values to select from. The list can also be opened by selecting the cell and pressing <text:span text:style-name="Keystroke">Ctrl+D</text:span>.</text:p>
        </text:list-item>
        <text:list-item>
          <text:p text:style-name="List_20_1"><text:span text:style-name="Strong_20_Emphasis">Sort entries ascending</text:span> – sorts the selection list in ascending order and filters duplicates from the list. If not checked, the order from the data source is taken.</text:p>
        </text:list-item>
        <text:list-item>
          <text:p text:style-name="List_20_1"><text:span text:style-name="Strong_20_Emphasis">Source</text:span> – enter the cell range that contains the valid values or text.</text:p>
        </text:list-item>
        <text:list-item>
          <text:p text:style-name="List_20_1"><text:span text:style-name="Strong_20_Emphasis">Entries</text:span> – enter the entries that will be valid values or text strings.</text:p>
        </text:list-item>
        <text:list-item>
          <text:p text:style-name="List_20_1"><text:span text:style-name="Strong_20_Emphasis">Data</text:span> – select the comparative operator that you want to use from the drop-down list. The available operators depend on what you have selected in the <text:span text:style-name="Emphasis">Data</text:span> drop-down list. For example, if you select <text:span text:style-name="Strong_20_Emphasis">valid range</text:span>, the <text:span text:style-name="Emphasis">Minimum</text:span> and <text:span text:style-name="Emphasis">Maximum</text:span> input boxes replace the <text:span text:style-name="Emphasis">Value</text:span> box.</text:p>
        </text:list-item>
        <text:list-item>
          <text:p text:style-name="List_20_1"><text:span text:style-name="Strong_20_Emphasis">Value</text:span> – enter the value for the data validation option that you selected in the <text:span text:style-name="Emphasis">Data</text:span> drop-down list.</text:p>
        </text:list-item>
        <text:list-item>
          <text:p text:style-name="List_20_1"><text:span text:style-name="Strong_20_Emphasis">Minimum</text:span> – enter the minimum value for the data validation option that you selected in the <text:span text:style-name="Emphasis">Data</text:span> drop-down list.</text:p>
        </text:list-item>
        <text:list-item>
          <text:p text:style-name="List_20_1"><text:span text:style-name="Strong_20_Emphasis">Maximum</text:span> – enter the maximum value for the data validation option that you selected in the <text:span text:style-name="Emphasis">Data</text:span> drop-down list.</text:p>
        </text:list-item>
      </text:list>
      <text:h text:style-name="Heading_20_2" text:outline-level="2"><text:bookmark-start text:name="__RefHeading___Toc3508_208225428"/>Zadat možnosti nápovědy<text:bookmark-end text:name="__RefHeading___Toc3508_208225428"/></text:h>
      <text:p text:style-name="P11">Enter the message to be displayed when the cell or cell range is selected in the spreadsheet (Figure <text:sequence-ref text:reference-format="value" text:ref-name="refFigure11">12</text:sequence-ref>).</text:p>
      <text:list xml:id="list111455155475950" text:continue-numbering="true" text:style-name="List_20_1">
        <text:list-item>
          <text:p text:style-name="P86"><text:span text:style-name="Strong_20_Emphasis">Show input help when cell is selected</text:span> – displays the message that you enter in the <text:span text:style-name="Emphasis">Title</text:span> and <text:span text:style-name="Emphasis">Input help</text:span> boxes when the cell or cell range is selected in the sheet. If you enter text in the <text:span text:style-name="Emphasis">Title</text:span> and <text:span text:style-name="Emphasis">Input help</text:span> boxes and then deselect this option, the text will be lost.</text:p>
        </text:list-item>
        <text:list-item>
          <text:p text:style-name="P86"><text:span text:style-name="Strong_20_Emphasis">Title</text:span> – enter the title to be displayed when the cell or cell range is selected.</text:p>
        </text:list-item>
        <text:list-item>
          <text:p text:style-name="P86"><text:span text:style-name="Strong_20_Emphasis">Input help</text:span> – enter the message to be displayed when the cell or cell range is selected.</text:p>
        </text:list-item>
      </text:list>
      <text:p text:style-name="P39"><draw:frame draw:style-name="fr1" draw:name="Fig.11" text:anchor-type="as-char" svg:width="10.432cm" draw:z-index="40"><draw:text-box fo:min-height="5.689cm"><text:p text:style-name="Caption"><draw:frame draw:style-name="fr14" draw:name="Image12" text:anchor-type="paragraph" svg:width="10.291cm" svg:height="6.909cm" draw:z-index="41"><draw:image xlink:href="Pictures/1000000000000185000000C6A5FDB50C64A7C46F.png" xlink:type="simple" xlink:show="embed" xlink:actuate="onLoad" loext:mime-type="image/png"/></draw:frame><text:line-break/>Figure <text:sequence text:ref-name="refFigure11" text:name="Figure" text:formula="ooow:Figure+1" style:num-format="1">12</text:sequence>: Validity dialog – Input Help tab</text:p></draw:text-box></draw:frame></text:p>
      <text:h text:style-name="P68" text:outline-level="2"><text:bookmark-start text:name="__RefHeading___Toc48680_665378378"/>Možnosti upozornění na chyby<text:bookmark-end text:name="__RefHeading___Toc48680_665378378"/></text:h>
      <text:p text:style-name="P15">Define the error message that is displayed when invalid data is entered in a cell (Figure <text:sequence-ref text:reference-format="value" text:ref-name="refFigure12">13</text:sequence-ref>).</text:p>
      <text:p text:style-name="P39"><text:soft-page-break/><draw:frame draw:style-name="fr1" draw:name="Fig.12" text:anchor-type="as-char" svg:width="11.984cm" draw:z-index="42"><draw:text-box fo:min-height="6.406cm"><text:p text:style-name="Caption"><draw:frame draw:style-name="fr14" draw:name="Image13" text:anchor-type="paragraph" svg:width="11.984cm" svg:height="7.22cm" draw:z-index="43"><draw:image xlink:href="Pictures/1000000000000185000000F89FD55DEE9C32174C.png" xlink:type="simple" xlink:show="embed" xlink:actuate="onLoad" loext:mime-type="image/png"/></draw:frame><text:line-break/>Figure <text:sequence text:ref-name="refFigure12" text:name="Figure" text:formula="ooow:Figure+1" style:num-format="1">13</text:sequence>: Validity dialog – Error Alert tab</text:p></draw:text-box></draw:frame></text:p>
      <text:list xml:id="list111456300053297" text:continue-numbering="true" text:style-name="List_20_1">
        <text:list-item>
          <text:p text:style-name="List_20_1"><text:span text:style-name="Strong_20_Emphasis">Show error message when invalid values are entered</text:span> – when selected, displays the error message that you enter in the <text:span text:style-name="Emphasis">Contents</text:span> area when invalid data is entered in a cell.</text:p>
        </text:list-item>
        <text:list-item>
          <text:p text:style-name="List_20_1"><text:span text:style-name="Strong_20_Emphasis">Action</text:span> – select the action that you want to occur when invalid data is entered in a cell.</text:p>
        </text:list-item>
      </text:list>
      <text:list xml:id="list111456507955207" text:continue-list="list111455842621254" text:style-name="List_20_2">
        <text:list-item>
          <text:p text:style-name="List_20_2"><text:span text:style-name="Emphasis">Stop</text:span> – rejects the invalid entry and displays a dialog that you have to close by clicking <text:span text:style-name="Strong_20_Emphasis">OK</text:span>.</text:p>
        </text:list-item>
        <text:list-item>
          <text:p text:style-name="List_20_2"><text:span text:style-name="Emphasis">Warning</text:span> and <text:span text:style-name="Emphasis">Information</text:span> – displays a dialog that can be closed by clicking <text:span text:style-name="Strong_20_Emphasis">OK</text:span> or <text:span text:style-name="Strong_20_Emphasis">Cancel</text:span>. The invalid entry is only rejected when you click <text:span text:style-name="Strong_20_Emphasis">Cancel</text:span>.</text:p>
        </text:list-item>
        <text:list-item>
          <text:p text:style-name="List_20_2"><text:span text:style-name="Emphasis">Macro</text:span> – activates the <text:span text:style-name="Strong_20_Emphasis">Browse</text:span> button to open the Macro Selector dialog where you can select a macro that is executed when invalid data is entered in a cell. The macro is executed after the error message is displayed.</text:p>
        </text:list-item>
      </text:list>
      <text:list xml:id="list111454942355442" text:continue-list="list111456300053297" text:style-name="List_20_1">
        <text:list-item>
          <text:p text:style-name="List_20_1"><text:span text:style-name="Strong_20_Emphasis">Title</text:span> – enter the title of the macro or the error message that you want to display when invalid data is entered in a cell.</text:p>
        </text:list-item>
        <text:list-item>
          <text:p text:style-name="List_20_1"><text:span text:style-name="Strong_20_Emphasis">Error message</text:span> – enter the message that you want to display when invalid data is entered in a cell.</text:p>
        </text:list-item>
      </text:list>
      <text:h text:style-name="Heading_20_2" text:outline-level="2"><text:bookmark-start text:name="__RefHeading___Toc3512_208225428"/><text:alphabetical-index-mark text:string-value="Detektiv"/>Calc detektiv<text:bookmark-end text:name="__RefHeading___Toc3512_208225428"/></text:h>
      <text:p text:style-name="P11">The Detective is a tool within Calc that you can use to locate any cells in a spreadsheet that contain invalid data if the cells are set to accept invalid data with a warning.</text:p>
      <text:list xml:id="list111454891460075" text:continue-list="list111455082746792" text:style-name="Numbering_20_1">
        <text:list-item text:start-value="1">
          <text:p text:style-name="Numbering_20_1">Go to <text:span text:style-name="Strong_20_Emphasis">Tools &gt; Detective &gt; Mark Invalid Data</text:span> on the Menu bar to locate any cells containing invalid data. The Detective function marks any cells containing invalid data.</text:p>
        </text:list-item>
        <text:list-item>
          <text:p text:style-name="Numbering_20_1">Correct the data so that it becomes valid.</text:p>
        </text:list-item>
        <text:list-item>
          <text:p text:style-name="Numbering_20_1">Go to <text:span text:style-name="Strong_20_Emphasis">Tools &gt; Detective &gt; Remove All Traces</text:span> on the Menu bar again and any cells that were previously marked as containing invalid data have the invalid data mark removed.</text:p>
        </text:list-item>
      </text:list>
      <text:list xml:id="list111455259663427" text:continue-list="list111454698837879" text:style-name="Heading_20_Note">
        <text:list-item>
          <text:p text:style-name="P80">Poznámka</text:p>
        </text:list-item>
      </text:list>
      <text:p text:style-name="Text_20_Note">A validity rule is considered part of the format for a cell. If you select <text:span text:style-name="Strong_20_Emphasis">Delete all</text:span> from the Delete Contents dialog (Figure <text:sequence-ref text:reference-format="value" text:ref-name="refFigure14">15</text:sequence-ref>), then it is removed. If you want to copy a validity rule with the rest of the cell, use <text:span text:style-name="Strong_20_Emphasis">Edit &gt; Paste Special &gt; Paste Special</text:span> to open the Paste Special dialog (Figure <text:sequence-ref text:reference-format="value" text:ref-name="refFigure15">16</text:sequence-ref>), then select <text:span text:style-name="Strong_20_Emphasis">Paste All</text:span> or <text:span text:style-name="Strong_20_Emphasis">Formats</text:span> and click <text:span text:style-name="Strong_20_Emphasis">OK</text:span>.</text:p>
      <text:h text:style-name="Heading_20_1" text:outline-level="1"><text:bookmark-start text:name="__RefHeading___Toc3514_208225428"/><text:soft-page-break/><text:alphabetical-index-mark text:string-value="úprava dat"/><text:alphabetical-index-mark text:string-value="editing and deleting" text:key1="Data"/>Úprava dat<text:bookmark-end text:name="__RefHeading___Toc3514_208225428"/></text:h>
      <text:h text:style-name="Heading_20_2" text:outline-level="2"><text:bookmark-start text:name="__RefHeading___Toc3516_208225428"/><text:alphabetical-index-mark text:string-value="mazání" text:key1="buňky"/><text:alphabetical-index-mark text:string-value="Data" text:key1="mazání"/>Mazání dat<text:bookmark-end text:name="__RefHeading___Toc3516_208225428"/></text:h>
      <text:h text:style-name="Heading_20_3" text:outline-level="3"><text:bookmark-start text:name="__RefHeading___Toc3518_208225428"/>Mazání pouze buňkových dat<text:bookmark-end text:name="__RefHeading___Toc3518_208225428"/></text:h>
      <text:p text:style-name="Text_20_body">Data lze smazat z buňky tak, aby v ní zůstalo formátování. Select a cell or a range of cells and then press the <text:span text:style-name="Keystroke">Delete</text:span> key.</text:p>
      <text:h text:style-name="Heading_20_3" text:outline-level="3"><text:bookmark-start text:name="__RefHeading___Toc27548_4115105405"/>Mazání buněk<text:bookmark-end text:name="__RefHeading___Toc27548_4115105405"/></text:h>
      <text:p text:style-name="P11">This option completely deletes selected cells, columns, or rows. The cells below or to the right of the deleted cells will fill the space.</text:p>
      <text:list xml:id="list111455643699683" text:continue-list="list111454891460075" text:style-name="Numbering_20_1">
        <text:list-item text:start-value="1">
          <text:p text:style-name="P94">Označíme buňku nebo oblast buněk.</text:p>
        </text:list-item>
        <text:list-item>
          <text:p text:style-name="P94">Press the <text:span text:style-name="Keystroke">Ctrl</text:span>+– keys, or select <text:span text:style-name="Strong_20_Emphasis">Sheet &gt; Delete Cells</text:span> on the Menu bar, or right-click inside the selected cells and choose <text:span text:style-name="Strong_20_Emphasis">Delete</text:span> from the context menu.</text:p>
        </text:list-item>
      </text:list>
      <text:p text:style-name="Figure"><draw:frame draw:style-name="fr1" draw:name="Fig.14" text:anchor-type="as-char" svg:width="7.805cm" draw:z-index="44"><draw:text-box fo:min-height="5.265cm"><text:p text:style-name="P46"><draw:frame draw:style-name="fr8" draw:name="Image15" text:anchor-type="paragraph" svg:width="7.811cm" svg:height="5.399cm" draw:z-index="45"><draw:image xlink:href="Pictures/1000000000000127000000CC07DD410393B24389.png" xlink:type="simple" xlink:show="embed" xlink:actuate="onLoad" loext:mime-type="image/png"/></draw:frame>Obrázek <text:sequence text:ref-name="refFigure13" text:name="Figure" text:formula="ooow:Figure+1" style:num-format="1">14</text:sequence>: Dialogové okno Smazat buňky</text:p></draw:text-box></draw:frame></text:p>
      <text:list xml:id="list111456304582815" text:continue-numbering="true" text:style-name="Numbering_20_1">
        <text:list-item>
          <text:p text:style-name="P92">The Delete Cells dialog (Figure <text:sequence-ref text:reference-format="value" text:ref-name="refFigure13">14</text:sequence-ref>) provides four options to specify how sheets are displayed after deleting cells:</text:p>
        </text:list-item>
      </text:list>
      <text:p text:style-name="P51">Shift cells up</text:p>
      <text:p text:style-name="P52">Fills the space produced by the deleted cells with the cells underneath it.</text:p>
      <text:p text:style-name="P51">Shift cells left</text:p>
      <text:p text:style-name="P52">Fills the resulting space by the cells to the right of the deleted cells.</text:p>
      <text:p text:style-name="P51">Delete entire row(s)</text:p>
      <text:p text:style-name="P52">After selecting at least one cell, deletes the entire row from the sheet.</text:p>
      <text:p text:style-name="P51">Delete entire column(s)</text:p>
      <text:p text:style-name="P52">After selecting at least one cell, deletes the entire column from the sheet.</text:p>
      <text:list xml:id="list111455771581282" text:continue-numbering="true" text:style-name="Numbering_20_1">
        <text:list-item>
          <text:p text:style-name="Numbering_20_1">To confirm the selection, click <text:span text:style-name="Strong_20_Emphasis">OK</text:span>.</text:p>
        </text:list-item>
      </text:list>
      <text:list xml:id="list111454598170738" text:continue-list="list111455259663427" text:style-name="Heading_20_Note">
        <text:list-item>
          <text:p text:style-name="Heading_20_Note">Poznámka</text:p>
        </text:list-item>
      </text:list>
      <text:p text:style-name="Text_20_Note">The selected delete option is stored and reloaded when the dialog is next called.</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Provedeme to následovně:</text:p>
      <text:list xml:id="list111456365299872" text:continue-list="list111455771581282" text:style-name="Numbering_20_1">
        <text:list-item text:start-value="1">
          <text:p text:style-name="P92">Označíme buňku nebo oblast buněk.</text:p>
        </text:list-item>
        <text:list-item>
          <text:p text:style-name="P92">Press the <text:span text:style-name="Keystroke">Backspace</text:span> key, or right-click inside the selected cells and choose <text:span text:style-name="Strong_20_Emphasis">Clear Contents</text:span> from the context menu, or select <text:span text:style-name="Strong_20_Emphasis">Sheet &gt; Clear Cells </text:span>on the Menu bar.</text:p>
        </text:list-item>
        <text:list-item>
          <text:p text:style-name="P95"><text:soft-page-break/>In the Delete Contents dialog (Figure <text:sequence-ref text:reference-format="value" text:ref-name="refFigure14">15</text:sequence-ref>), choose any of the options or choose <text:span text:style-name="Strong_20_Emphasis">Delete All</text:span>. Click <text:span text:style-name="Strong_20_Emphasis">OK</text:span>.</text:p>
        </text:list-item>
      </text:list>
      <text:p text:style-name="P39"><draw:frame draw:style-name="fr1" draw:name="Fig.13" text:anchor-type="as-char" svg:width="7.805cm" draw:z-index="46"><draw:text-box fo:min-height="5.082cm"><text:p text:style-name="P46"><draw:frame draw:style-name="fr21" draw:name="Image14" text:anchor-type="paragraph" svg:width="7.811cm" svg:height="6.14cm" draw:z-index="47"><draw:image xlink:href="Pictures/1000000000000127000000E871160A39EF6E0CDB.png" xlink:type="simple" xlink:show="embed" xlink:actuate="onLoad" loext:mime-type="image/png"/></draw:frame>Figure <text:sequence text:ref-name="refFigure14" text:name="Figure" text:formula="ooow:Figure+1" style:num-format="1">15</text:sequence>: Delete Contents dialog</text:p></draw:text-box></draw:frame></text:p>
      <text:h text:style-name="Heading_20_2" text:outline-level="2"><text:bookmark-start text:name="__RefHeading___Toc3522_208225428"/><text:alphabetical-index-mark text:string-value="replacing data"/>Nahrazování dat<text:bookmark-end text:name="__RefHeading___Toc3522_208225428"/></text:h>
      <text:p text:style-name="P11">Chceme-li odstranit stávající data a vložit nová, vybereme buňku a nová data zadáme. The new data will replace the data already contained in the cell and will retain the original formatting used in the cell.</text:p>
      <text:p text:style-name="Text_20_body">Alternatively, click in the Input line on the Formula Bar, then double-click on the data to highlight it completely and type the new data.</text:p>
      <text:h text:style-name="Heading_20_2" text:outline-level="2"><text:bookmark-start text:name="__RefHeading___Toc3524_208225428"/>Úprava dat<text:bookmark-end text:name="__RefHeading___Toc3524_208225428"/></text:h>
      <text:p text:style-name="P11">Někdy je třeba změnit obsah buňky, aniž by se celý odstranil. Například změnu textu „Prodej ve 2. kvartálu“  <text:s/>za text „Nárůst prodeje v kvartálu“ následujícím postupem.</text:p>
      <text:h text:style-name="Heading_20_3" text:outline-level="3"><text:bookmark-start text:name="__RefHeading___Toc3526_208225428"/>Pomocí klávesnice<text:bookmark-end text:name="__RefHeading___Toc3526_208225428"/></text:h>
      <text:list xml:id="list111454987822343" text:continue-list="list111456365299872" text:style-name="Numbering_20_1">
        <text:list-item text:start-value="1">
          <text:p text:style-name="P92">Klepnutím vybereme buňku.</text:p>
        </text:list-item>
        <text:list-item>
          <text:p text:style-name="P92">Stiskneme klávesu <text:span text:style-name="Keystroke">F2</text:span>, čímž se kurzor umístí na konec textu v buňce.</text:p>
        </text:list-item>
        <text:list-item>
          <text:p text:style-name="P92">Press the <text:span text:style-name="Keystroke">Backspace</text:span> key to delete any data up to the point where you want to enter new data.</text:p>
        </text:list-item>
        <text:list-item>
          <text:p text:style-name="P92">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111454564946526" text:continue-list="list111454598170738" text:style-name="Heading_20_Note">
        <text:list-item>
          <text:p text:style-name="P80">Poznámka</text:p>
        </text:list-item>
      </text:list>
      <text:p text:style-name="Text_20_Note">Each time you select a cell, the contents are displayed in the Input line on the Formula Bar. Using the Input line may be easier when editing data.</text:p>
      <text:h text:style-name="Heading_20_3" text:outline-level="3"><text:bookmark-start text:name="__RefHeading___Toc3528_208225428"/>Pomocí myši<text:bookmark-end text:name="__RefHeading___Toc3528_208225428"/></text:h>
      <text:list xml:id="list111456025383440" text:continue-list="list111454987822343" text:style-name="Numbering_20_1">
        <text:list-item text:start-value="1">
          <text:p text:style-name="P92">Poklepeme na buňku, čímž ji vybereme a umístíme do ní kurzor.</text:p>
        </text:list-item>
        <text:list-item>
          <text:p text:style-name="P92">Reposition the cursor to where you want to start editing the data in the cell.</text:p>
        </text:list-item>
        <text:list-item>
          <text:p text:style-name="P92">Alternatively, single-click to select the cell, then move the cursor to the Input line on the Formula Bar and click at the position where you want to start editing the data in the cell.</text:p>
        </text:list-item>
        <text:list-item>
          <text:p text:style-name="P92"><text:soft-page-break/>When you have finished, click away from the cell to deselect it and the editing changes are saved.</text:p>
        </text:list-item>
      </text:list>
      <text:h text:style-name="Heading_20_2" text:outline-level="2"><text:bookmark-start text:name="__RefHeading___Toc3530_208225428"/><text:alphabetical-index-mark text:string-value="Vložit zvláštní dialog"/>Funkce Vložit jinak<text:bookmark-end text:name="__RefHeading___Toc3530_208225428"/></text:h>
      <text:p text:style-name="P11">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Vložit zvláštní dialog<text:bookmark-end text:name="__RefHeading___Toc3532_208225428"/></text:h>
      <text:list xml:id="list111455972701676" text:continue-list="list111456025383440" text:style-name="Numbering_20_1">
        <text:list-item text:start-value="1">
          <text:p text:style-name="Numbering_20_1">Vybereme buňku nebo oblast buněk.</text:p>
        </text:list-item>
        <text:list-item>
          <text:p text:style-name="Numbering_20_1">Go to <text:span text:style-name="Strong_20_Emphasis">Edit &gt; Copy</text:span> on the Menu bar, or right-click and select <text:span text:style-name="Strong_20_Emphasis">Copy</text:span> from the context menu, or press <text:span text:style-name="Keystroke">Ctrl+C</text:span>, or click the <text:span text:style-name="Strong_20_Emphasis">Copy</text:span> icon on the Standard toolbar.</text:p>
        </text:list-item>
        <text:list-item>
          <text:p text:style-name="Numbering_20_1">Vybereme cílovou buňku nebo oblast buněk.</text:p>
        </text:list-item>
        <text:list-item>
          <text:p text:style-name="Numbering_20_1">Go to <text:span text:style-name="Strong_20_Emphasis">Edit &gt; Paste Special &gt; Paste Special</text:span> from the Menu bar, or use the keyboard shortcut <text:span text:style-name="Keystroke">Ctrl+Shift+V</text:span>, or right-click and select <text:span text:style-name="Strong_20_Emphasis">Paste Special &gt; Paste Special</text:span> from the context menu to open the Paste Special dialog (Figure <text:sequence-ref text:reference-format="value" text:ref-name="refFigure15">16</text:sequence-ref>).</text:p>
        </text:list-item>
        <text:list-item>
          <text:p text:style-name="Numbering_20_1">Select the options for <text:span text:style-name="Emphasis">Selection, Operations, Options</text:span> and <text:span text:style-name="Emphasis">Shift Cells</text:span>. The Paste Special options are explained below.</text:p>
        </text:list-item>
        <text:list-item>
          <text:p text:style-name="Numbering_20_1">Click <text:span text:style-name="Strong_20_Emphasis">OK</text:span> to paste the data into to the target cell or range of cells and close the dialog.</text:p>
        </text:list-item>
      </text:list>
      <text:p text:style-name="P39"><draw:frame draw:style-name="fr1" draw:name="Fig.15" text:anchor-type="as-char" svg:width="7.805cm" draw:z-index="48"><draw:text-box fo:min-height="11.351cm"><text:p text:style-name="P46"><draw:frame draw:style-name="fr14" draw:name="Image16" text:anchor-type="paragraph" svg:width="7.811cm" svg:height="11.479cm" draw:z-index="49"><draw:image xlink:href="Pictures/1000000000000127000001B21724152709F41DA1.png" xlink:type="simple" xlink:show="embed" xlink:actuate="onLoad" loext:mime-type="image/png"/></draw:frame><text:line-break/>Figure <text:sequence text:ref-name="refFigure15" text:name="Figure" text:formula="ooow:Figure+1" style:num-format="1">16</text:sequence>: Paste Special dialog</text:p></draw:text-box></draw:frame></text:p>
      <text:h text:style-name="Heading_20_3" text:outline-level="3"><text:bookmark-start text:name="__RefHeading___Toc3534_208225428"/>Vložit zvláštní možnosti<text:bookmark-end text:name="__RefHeading___Toc3534_208225428"/></text:h>
      <text:list xml:id="list111455432167251" text:continue-list="list111454942355442" text:style-name="List_20_1">
        <text:list-item>
          <text:p text:style-name="List_20_1"><text:span text:style-name="Strong_20_Emphasis">Selection</text:span> – select a format for the clipboard contents that you want to paste.</text:p>
        </text:list-item>
      </text:list>
      <text:list xml:id="list111454494178727" text:continue-list="list111456507955207" text:style-name="List_20_2">
        <text:list-item>
          <text:p text:style-name="List_20_2"><text:span text:style-name="Emphasis">Paste all</text:span> – pastes all cell contents, comments, formats, and objects into the current document.</text:p>
        </text:list-item>
        <text:list-item>
          <text:p text:style-name="List_20_2"><text:span text:style-name="Emphasis">Text</text:span> – pastes cells containing text.</text:p>
        </text:list-item>
        <text:list-item>
          <text:p text:style-name="List_20_2"><text:soft-page-break/><text:span text:style-name="Emphasis">Numbers</text:span> – pastes cells containing numbers.</text:p>
        </text:list-item>
        <text:list-item>
          <text:p text:style-name="List_20_2"><text:span text:style-name="Emphasis">Date &amp; time</text:span> – pastes cells containing date and time values.</text:p>
        </text:list-item>
        <text:list-item>
          <text:p text:style-name="List_20_2"><text:span text:style-name="Emphasis">Formulas</text:span> – pastes cells containing formulas.</text:p>
        </text:list-item>
        <text:list-item>
          <text:p text:style-name="List_20_2"><text:span text:style-name="Emphasis">Comments</text:span> – pastes comments that are attached to cells. If you want to add the comments to the existing cell content, select the <text:span text:style-name="Emphasis">Add</text:span> operation.</text:p>
        </text:list-item>
        <text:list-item>
          <text:p text:style-name="List_20_2"><text:span text:style-name="Emphasis">Formats</text:span> – pastes cell format attributes.</text:p>
        </text:list-item>
        <text:list-item>
          <text:p text:style-name="List_20_2"><text:span text:style-name="Emphasis">Objects</text:span> – pastes objects contained within the selected cell range. These can be OLE objects, chart objects, or drawing objects.</text:p>
        </text:list-item>
      </text:list>
      <text:list xml:id="list111456228388118" text:continue-list="list111455432167251" text:style-name="List_20_1">
        <text:list-item>
          <text:p text:style-name="List_20_1"><text:span text:style-name="Strong_20_Emphasis">Operations</text:span> – select the operation to apply when you paste cells into the sheet.</text:p>
        </text:list-item>
      </text:list>
      <text:list xml:id="list111454774449830" text:continue-list="list111454494178727" text:style-name="List_20_2">
        <text:list-item>
          <text:p text:style-name="List_20_2"><text:span text:style-name="Emphasis">None</text:span> – does not apply an operation when you insert the cell range from the clipboard. The contents of the clipboard will replace existing cell contents.</text:p>
        </text:list-item>
        <text:list-item>
          <text:p text:style-name="List_20_2"><text:span text:style-name="Emphasis">Add</text:span> – adds the values in the clipboard cells to the values in the target cells. Also, if the clipboard only contains comments, adds the comments to the target cells.</text:p>
        </text:list-item>
        <text:list-item>
          <text:p text:style-name="List_20_2"><text:span text:style-name="Emphasis">Subtract</text:span> – subtracts the values in the clipboard cells from the values in the target cells.</text:p>
        </text:list-item>
        <text:list-item>
          <text:p text:style-name="List_20_2"><text:span text:style-name="Emphasis">Multiply</text:span> – multiplies the values in the clipboard cells with the values in the target cells.</text:p>
        </text:list-item>
        <text:list-item>
          <text:p text:style-name="List_20_2"><text:span text:style-name="Emphasis">Divide</text:span> – divides the values in the target cells by the values in the clipboard cells.</text:p>
        </text:list-item>
      </text:list>
      <text:list xml:id="list111456414005709" text:continue-list="list111456228388118" text:style-name="List_20_1">
        <text:list-item>
          <text:p text:style-name="List_20_1"><text:span text:style-name="Strong_20_Emphasis">Options</text:span> – sets the paste options for the clipboard contents.</text:p>
        </text:list-item>
      </text:list>
      <text:list xml:id="list111455947244363" text:continue-list="list111454774449830" text:style-name="List_20_2">
        <text:list-item>
          <text:p text:style-name="List_20_2"><text:span text:style-name="Emphasis">Skip empty cells</text:span> – empty cells from the clipboard do not replace target cells. If you use this option in conjunction with the <text:span text:style-name="Emphasis">Multiply</text:span> or the <text:span text:style-name="Emphasis">Divide</text:span> operation, the operation is not applied to the target cell of an empty cell in the clipboard. If you select a mathematical operation and deselect the <text:span text:style-name="Emphasis">Skip empty cells</text:span>, empty cells in the clipboard are treated as zeroes. For example, if you apply the <text:span text:style-name="Emphasis">Multiply</text:span> operation, the target cells are filled with zeroes.</text:p>
        </text:list-item>
        <text:list-item>
          <text:p text:style-name="List_20_2"><text:span text:style-name="Emphasis">Transpose</text:span> – the rows of the range in the clipboard are pasted to become columns of the output range. The columns of the range in the clipboard are pasted to become rows.</text:p>
        </text:list-item>
        <text:list-item>
          <text:p text:style-name="List_20_2"><text:span text:style-name="Emphasis">Link</text:span> – inserts the cell range as a link, so that changes made to the cells in the source file are updated in the target file. To ensure that changes made to empty cells in the source file are updated in the target file, ensure that <text:span text:style-name="Emphasis">Paste All</text:span> is also selected. You can also link sheets within the same spreadsheet. When you link to other files, a DDE link is automatically created. A DDE link is inserted as a matrix formula and can only be modified as a whole.</text:p>
        </text:list-item>
      </text:list>
      <text:list xml:id="list111455854651873" text:continue-list="list111456414005709" text:style-name="List_20_1">
        <text:list-item>
          <text:p text:style-name="List_20_1"><text:span text:style-name="Strong_20_Emphasis">Shift cells</text:span> – sets the shift options for the target cells when the clipboard content is inserted.</text:p>
        </text:list-item>
      </text:list>
      <text:list xml:id="list111455335146347" text:continue-list="list111455947244363" text:style-name="List_20_2">
        <text:list-item>
          <text:p text:style-name="List_20_2"><text:span text:style-name="Emphasis">Don't shift</text:span> – inserted cells replace the target cells.</text:p>
        </text:list-item>
        <text:list-item>
          <text:p text:style-name="List_20_2"><text:span text:style-name="Emphasis">Down</text:span> – target cells are shifted downward when you insert cells from the clipboard.</text:p>
        </text:list-item>
        <text:list-item>
          <text:p text:style-name="List_20_2"><text:span text:style-name="Emphasis">Right</text:span> – target cells are shifted to the right when you insert cells from the clipboard.</text:p>
        </text:list-item>
      </text:list>
      <text:h text:style-name="Heading_20_3" text:outline-level="3"><text:bookmark-start text:name="__RefHeading___Toc3536_208225428"/>Vložit jen možnosti<text:bookmark-end text:name="__RefHeading___Toc3536_208225428"/></text:h>
      <text:p text:style-name="P11">If you only want to copy text, numbers, or formulas to the target cell or cell range:</text:p>
      <text:list xml:id="list111455314591122" text:continue-list="list111455972701676" text:style-name="Numbering_20_1">
        <text:list-item text:start-value="1">
          <text:p text:style-name="Numbering_20_1">Vybereme zdrojovou buňku nebo oblast buněk a zkopírujeme data.</text:p>
        </text:list-item>
        <text:list-item>
          <text:p text:style-name="Numbering_20_1">Vybereme cílovou buňku nebo oblast buněk.</text:p>
        </text:list-item>
        <text:list-item>
          <text:p text:style-name="Numbering_20_1">Right-click on the target cell or cell range and select <text:span text:style-name="Strong_20_Emphasis">Paste Special</text:span> from the context menu, then select <text:span text:style-name="Strong_20_Emphasis">Text</text:span>, <text:span text:style-name="Strong_20_Emphasis">Number</text:span>, or <text:span text:style-name="Strong_20_Emphasis">Formula</text:span>.</text:p>
        </text:list-item>
      </text:list>
      <text:h text:style-name="Heading_20_2" text:outline-level="2"><text:bookmark-start text:name="__RefHeading___Toc3538_208225428"/><text:soft-page-break/><text:alphabetical-index-mark text:string-value="inserting fields" text:key1="buňky"/><text:alphabetical-index-mark text:string-value="fields, inserting"/>Vložit pole buněk<text:bookmark-end text:name="__RefHeading___Toc3538_208225428"/></text:h>
      <text:p text:style-name="P11">Do buňky můžeme vložit pole spojené s datem, názvem listu nebo názvem dokumentu.</text:p>
      <text:list xml:id="list111455663654139" text:continue-list="list111455314591122" text:style-name="Numbering_20_1">
        <text:list-item text:start-value="1">
          <text:p text:style-name="Numbering_20_1">Vybereme buňky a dvojklikem aktivujeme editační mód.</text:p>
        </text:list-item>
        <text:list-item>
          <text:p text:style-name="Numbering_20_1">Right-click and select <text:span text:style-name="Strong_20_Emphasis">Insert Field &gt; Date</text:span> or <text:span text:style-name="Strong_20_Emphasis">Sheet Name</text:span> or <text:span text:style-name="Strong_20_Emphasis">Document Title</text:span> from the context menu.</text:p>
        </text:list-item>
      </text:list>
      <text:list xml:id="list111454668256418" text:continue-list="list111454564946526" text:style-name="Heading_20_Note">
        <text:list-item>
          <text:p text:style-name="P80">Poznámka</text:p>
        </text:list-item>
      </text:list>
      <text:p text:style-name="P32">The <text:span text:style-name="Strong_20_Emphasis">Insert Field &gt; Document Title</text:span> command inserts the name of the spreadsheet and not the title defined in the <text:span text:style-name="Emphasis">Description</text:span> tab in the Properties dialog for the file.</text:p>
      <text:list xml:id="list111454607955749" text:continue-list="list111455755331840" text:style-name="Heading_20_Tip">
        <text:list-item>
          <text:p text:style-name="P84">Tip</text:p>
        </text:list-item>
      </text:list>
      <text:p text:style-name="Text_20_Note">The fields are refreshed when the spreadsheet is saved or recalculated when using the <text:span text:style-name="Keystroke">Ctrl+Shift+F9</text:span> shortcut.</text:p>
      <text:h text:style-name="Heading_20_1" text:outline-level="1"><text:bookmark-start text:name="__RefHeading___Toc3540_208225428"/><text:alphabetical-index-mark text:string-value="Data" text:key1="formátování"/><text:alphabetical-index-mark text:string-value="formátování" text:key1="Data"/>Formátování dat<text:bookmark-end text:name="__RefHeading___Toc3540_208225428"/></text:h>
      <text:list xml:id="list111455150534795" text:continue-list="list111454668256418" text:style-name="Heading_20_Note">
        <text:list-item>
          <text:p text:style-name="P80">Poznámka</text:p>
        </text:list-item>
      </text:list>
      <text:p text:style-name="Text_20_Note">Všechna nastavení popsaná v této části lze také nastavit jako součást stylu buňky. <text:span text:style-name="Emphasis">See </text:span>Chapter 4, Using Styles and Templates, for more information.</text:p>
      <text:p text:style-name="P11">You can format t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multiple lines of text"/><text:alphabetical-index-mark text:string-value="line breaks"/>Víceřádkový text<text:bookmark-end text:name="__RefHeading___Toc3542_208225428"/></text:h>
      <text:p text:style-name="P11">Více řádků lze zadat do jedné buňky buď automatickým, nebo ručním zalomením. Každá z metod je vhodná pro jiné situace.</text:p>
      <text:h text:style-name="Heading_20_3" text:outline-level="3"><text:bookmark-start text:name="__RefHeading___Toc3544_208225428"/><text:alphabetical-index-mark text:string-value="automatic wrapping" text:key1="text"/><text:alphabetical-index-mark text:string-value="wrapping text"/>Automatické zalamování<text:bookmark-end text:name="__RefHeading___Toc3544_208225428"/></text:h>
      <text:p text:style-name="P11">To automatically wrap multiple lines of text in a cell:</text:p>
      <text:list xml:id="list111454951063633" text:continue-list="list111455663654139" text:style-name="Numbering_20_1">
        <text:list-item text:start-value="1">
          <text:p text:style-name="Numbering_20_1">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Wrap text automatically</text:span> and click <text:span text:style-name="Strong_20_Emphasis">OK</text:span>.</text:p>
        </text:list-item>
      </text:list>
      <text:h text:style-name="P72" text:outline-level="3"><text:alphabetical-index-mark text:string-value="inserting manual line break" text:key1="text"/>Ruční zalomení textu</text:h>
      <text:p text:style-name="Text_20_body">Když chceme zalomit text v buňce ručně, stiskneme během psaní v buňce kombinaci kláves <text:span text:style-name="Keystroke">Ctrl + Enter</text:span>. Když text upravujeme, nejprve na buňku poklepeme a pak kurzor umístíme tam, kde chceme řádek zalomit.</text:p>
      <text:p text:style-name="Text_20_body">When a manual line break is entered, the cell width does not change and the text may still overlap the end of the cell. You have to change the cell width manually or reposition the line break so that the text does not overlap the end of the cell.</text:p>
      <text:p text:style-name="P39"><text:soft-page-break/><draw:frame draw:style-name="fr1" draw:name="Fig.16" text:anchor-type="as-char" svg:width="13.443cm" draw:z-index="50"><draw:text-box fo:min-height="14.736cm"><text:p text:style-name="Caption"><draw:frame draw:style-name="fr14" draw:name="Image17" text:anchor-type="paragraph" svg:width="13.42cm" svg:height="14.289cm" draw:z-index="51"><draw:image xlink:href="Pictures/10000000000001FB0000021C10EA62478BF5697E.png" xlink:type="simple" xlink:show="embed" xlink:actuate="onLoad" loext:mime-type="image/png"/></draw:frame><text:line-break/>Figure <text:sequence text:ref-name="refFigure16" text:name="Figure" text:formula="ooow:Figure+1" style:num-format="1">17</text:sequence>: Format Cells dialog – Alignment tab</text:p></draw:text-box></draw:frame></text:p>
      <text:h text:style-name="Heading_20_2" text:outline-level="2"><text:bookmark-start text:name="__RefHeading___Toc3548_208225428"/><text:alphabetical-index-mark text:string-value="shrinking text to fit"/><text:alphabetical-index-mark text:string-value="shrinking to fit" text:key1="text"/>Zmenšit text podle velikosti buňky<text:bookmark-end text:name="__RefHeading___Toc3548_208225428"/></text:h>
      <text:p text:style-name="P11">Velikost písma textu v buňce lze automaticky přizpůsobit velikosti buňky.</text:p>
      <text:list xml:id="list111454569351065" text:continue-list="list111454951063633" text:style-name="Numbering_20_1">
        <text:list-item text:start-value="1">
          <text:p text:style-name="Numbering_20_1">Vybereme buňku nebo oblast buněk.</text:p>
        </text:list-item>
        <text:list-item>
          <text:p text:style-name="Numbering_20_1">Right-click on the selection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Shrink to fit cell size</text:span> and click <text:span text:style-name="Strong_20_Emphasis">OK</text:span>.</text:p>
        </text:list-item>
      </text:list>
      <text:h text:style-name="Heading_20_2" text:outline-level="2"><text:bookmark-start text:name="__RefHeading___Toc3550_208225428"/><text:alphabetical-index-mark text:string-value="čísla" text:key1="formátování"/><text:alphabetical-index-mark text:string-value="numbers, formatting"/>Formátování čísel<text:bookmark-end text:name="__RefHeading___Toc3550_208225428"/></text:h>
      <text:p text:style-name="P11">Several different number formats can be applied to cells by using icons on the Formatting toolbar (highlighted in Figure <text:sequence-ref text:reference-format="value" text:ref-name="refFigure17">18</text:sequence-ref>). Vybereme buňku a pak klepnutím na příslušnou ikonu změníme formát čísla.</text:p>
      <text:p text:style-name="Text_20_body">For more control or to select other number formats, use the <text:span text:style-name="Emphasis">Numbers</text:span> tab of the Format Cells dialog (Figure <text:sequence-ref text:reference-format="value" text:ref-name="refFigure0">1</text:sequence-ref><text:s/>on page <text:sequence-ref text:reference-format="page" text:ref-name="refFigure0">7</text:sequence-ref>):</text:p>
      <text:list xml:id="list111455962260821" text:continue-list="list111455854651873" text:style-name="List_20_1">
        <text:list-item>
          <text:p text:style-name="List_20_1">K formátování dat můžeme použít kterýkoliv typ dat ze seznamu <text:span text:style-name="Emphasis">Kategorie</text:span>.</text:p>
        </text:list-item>
        <text:list-item>
          <text:p text:style-name="List_20_1">Control the number of decimal places and leading zeroes in <text:span text:style-name="Emphasis">Options</text:span>.</text:p>
        </text:list-item>
        <text:list-item>
          <text:p text:style-name="P86"><text:soft-page-break/>Můžeme zadat vlastní formátovací kód. This is a very powerful facility that is detailed in the <text:span text:style-name="Emphasis">Number Format Codes</text:span> page of the Help.</text:p>
        </text:list-item>
        <text:list-item>
          <text:p text:style-name="List_20_1">V oddíle <text:span text:style-name="Emphasis">Jazyk</text:span> můžeme zohlednit místní nastavení pro různé formáty, jako například formát datumu či symbol měny.</text:p>
        </text:list-item>
      </text:list>
      <text:p text:style-name="P39"><draw:frame draw:style-name="fr1" draw:name="Fig.17" text:anchor-type="as-char" svg:width="17cm" draw:z-index="52"><draw:text-box fo:min-height="0.963cm"><text:p text:style-name="P46"><draw:frame draw:style-name="fr20" draw:name="Image18" text:anchor-type="paragraph" svg:width="17cm" style:rel-width="100%" svg:height="0.963cm" style:rel-height="scale" draw:z-index="53"><draw:image xlink:href="Pictures/10000000000003A600000035C232D621F2F9EDF0.png" xlink:type="simple" xlink:show="embed" xlink:actuate="onLoad" loext:mime-type="image/png"/></draw:frame><text:line-break/>Figure <text:sequence text:ref-name="refFigure17" text:name="Figure" text:formula="ooow:Figure+1" style:num-format="1">18</text:sequence>: Number icons on Formatting toolbar</text:p></draw:text-box></draw:frame></text:p>
      <text:h text:style-name="Heading_20_2" text:outline-level="2"><text:bookmark-start text:name="__RefHeading___Toc16584_1567524552"/><text:alphabetical-index-mark text:string-value="fonts" text:key1="formátování"/>Formátování písma<text:bookmark-end text:name="__RefHeading___Toc16584_1567524552"/></text:h>
      <text:p text:style-name="P11">To select a font and format it for use in a cell:</text:p>
      <text:list xml:id="list111456191774789" text:continue-list="list111454569351065" text:style-name="Numbering_20_1">
        <text:list-item text:start-value="1">
          <text:p text:style-name="Numbering_20_1">Vybereme buňku nebo oblast buněk.</text:p>
        </text:list-item>
        <text:list-item>
          <text:p text:style-name="Numbering_20_1">Click the small triangle on the right of the <text:span text:style-name="Emphasis">Font Name</text:span> box on the Formatting toolbar (highlighted in Figure <text:sequence-ref text:reference-format="value" text:ref-name="refFigure18">19</text:sequence-ref>) and select a font from the drop-down list. The font can also be changed using the Font tab on the Format Cells dialog.</text:p>
        </text:list-item>
        <text:list-item>
          <text:p text:style-name="Numbering_20_1">Click on the small triangle on the right of the <text:span text:style-name="Emphasis">Font Size</text:span> box on the Formatting toolbar and select a font size from the drop-down list. The font size can also be changed using the <text:span text:style-name="Emphasis">Font</text:span> tab on the Format Cells dialog.</text:p>
        </text:list-item>
        <text:list-item>
          <text:p text:style-name="Numbering_20_1">Další atributy písma můžeme nastavit pomocí tlačítek <text:span text:style-name="Strong_20_Emphasis">Tučné</text:span>, <text:span text:style-name="Emphasis">Kurzíva</text:span> a Podtržené.</text:p>
        </text:list-item>
        <text:list-item>
          <text:p text:style-name="Numbering_20_1">To change the paragraph alignment of the font, click on one of the alignment icons (<text:span text:style-name="Strong_20_Emphasis">Align Left</text:span>, <text:span text:style-name="Strong_20_Emphasis">Align Center</text:span>, and <text:span text:style-name="Strong_20_Emphasis">Align Right</text:span>). The <text:span text:style-name="Strong_20_Emphasis">Format &gt; Align</text:span> menu also provides these options, along with a <text:span text:style-name="Strong_20_Emphasis">Justified</text:span> option.</text:p>
        </text:list-item>
      </text:list>
      <text:p text:style-name="P39"><draw:frame draw:style-name="fr1" draw:name="Fig.18" text:anchor-type="as-char" svg:width="14.127cm" draw:z-index="54"><draw:text-box fo:min-height="1.402cm"><text:p text:style-name="P46"><draw:frame draw:style-name="fr20" draw:name="Image19" text:anchor-type="paragraph" svg:width="14.127cm" style:rel-width="100%" svg:height="1.402cm" style:rel-height="scale" draw:z-index="55"><draw:image xlink:href="Pictures/10000000000002160000003517E38C41740BCB2A.png" xlink:type="simple" xlink:show="embed" xlink:actuate="onLoad" loext:mime-type="image/png"/></draw:frame><text:line-break/>Figure <text:sequence text:ref-name="refFigure18" text:name="Figure" text:formula="ooow:Figure+1" style:num-format="1">19</text:sequence>: Font Name and Size on Formatting toolbar</text:p></draw:text-box></draw:frame></text:p>
      <text:list xml:id="list111456157707061" text:continue-list="list111455150534795" text:style-name="Heading_20_Note">
        <text:list-item>
          <text:p text:style-name="P80">Poznámka</text:p>
        </text:list-item>
      </text:list>
      <text:p text:style-name="Text_20_Note">To specify the language used in the cell, open the <text:span text:style-name="Emphasis">Font</text:span> tab on the Format Cells dialog. Changing language in a cell allows different languages to exist within the same document. For more changes to font characteristics, see “<text:bookmark-ref text:reference-format="text" text:ref-name="__RefHeading___Toc3552_208225428">Font effects</text:bookmark-ref>” below.</text:p>
      <text:list xml:id="list111456036283423" text:continue-list="list111454607955749" text:style-name="Heading_20_Tip">
        <text:list-item>
          <text:p text:style-name="P84">Tip</text:p>
        </text:list-item>
      </text:list>
      <text:p text:style-name="Text_20_Note">To choose whether to show the font names in their font or in plain text, go to <text:span text:style-name="Strong_20_Emphasis">Tools &gt; Options &gt; LibreOffice &gt; View</text:span> and select or deselect the <text:span text:style-name="Strong_20_Emphasis">Show preview of fonts</text:span> option in the <text:span text:style-name="Emphasis">Font Lists</text:span> section. For more information, see Chapter 14, Setting Up and Customizing.</text:p>
      <text:h text:style-name="Heading_20_2" text:outline-level="2"><text:bookmark-start text:name="__RefHeading___Toc3552_208225428"/><text:alphabetical-index-mark text:string-value="font effects"/>Efekty písma<text:bookmark-end text:name="__RefHeading___Toc3552_208225428"/></text:h>
      <text:list xml:id="list111456586000472" text:continue-list="list111456191774789" text:style-name="Numbering_20_1">
        <text:list-item text:start-value="1">
          <text:p text:style-name="P92">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92">Click on the <text:span text:style-name="Emphasis">Font Effects</text:span> tab (Figure <text:sequence-ref text:reference-format="value" text:ref-name="refFigure19">20</text:sequence-ref>).</text:p>
        </text:list-item>
        <text:list-item>
          <text:p text:style-name="P92">Select the font effect you want to use from the options available. The options available are described in Chapter 4, Using Styles and Templates.</text:p>
        </text:list-item>
        <text:list-item>
          <text:p text:style-name="Numbering_20_1">Click <text:span text:style-name="Strong_20_Emphasis">OK</text:span> to apply the font effects and close the dialog.</text:p>
        </text:list-item>
      </text:list>
      <text:p text:style-name="Figure"><text:soft-page-break/><draw:frame draw:style-name="fr1" draw:name="Fig.19" text:anchor-type="as-char" svg:width="13.162cm" draw:z-index="56"><draw:text-box fo:min-height="12.099cm"><text:p text:style-name="Caption"><draw:frame draw:style-name="fr19" draw:name="Image20" text:anchor-type="paragraph" svg:width="13.208cm" svg:height="11.455cm" draw:z-index="57"><draw:image xlink:href="Pictures/10000000000001F3000001E35027915F4BE1B678.png" xlink:type="simple" xlink:show="embed" xlink:actuate="onLoad" loext:mime-type="image/png"/></draw:frame>tFigure <text:sequence text:ref-name="refFigure19" text:name="Figure" text:formula="ooow:Figure+1" style:num-format="1">20</text:sequence>: Format Cells dialog – Font Effects tab</text:p></draw:text-box></draw:frame></text:p>
      <text:p text:style-name="P11">Any font effect changes are applied to the current selection, or to the entire word that contains the cursor, or to any new text that you type.</text:p>
      <text:h text:style-name="Heading_20_2" text:outline-level="2"><text:bookmark-start text:name="__RefHeading___Toc3554_208225428"/><text:alphabetical-index-mark text:string-value="changing direction" text:key1="text"/><text:alphabetical-index-mark text:string-value="direction of text"/>Směr textu<text:bookmark-end text:name="__RefHeading___Toc3554_208225428"/></text:h>
      <text:p text:style-name="Text_20_body">To change the text direction within a cell, use the <text:span text:style-name="Emphasis">Alignment</text:span> tab on the Format Cells dialog (Figure <text:sequence-ref text:reference-format="value" text:ref-name="refFigure16">17</text:sequence-ref><text:s/>on page <text:sequence-ref text:reference-format="page" text:ref-name="refFigure16">25</text:sequence-ref>).</text:p>
      <text:list xml:id="list111455860579847" text:continue-list="list111456586000472" text:style-name="Numbering_20_1">
        <text:list-item text:start-value="1">
          <text:p text:style-name="Numbering_20_1">On the <text:span text:style-name="Emphasis">Alignment</text:span> page of the Format Cells dialog, select the <text:span text:style-name="Emphasis">Reference edge</text:span> from which to rotate the text as follows:</text:p>
        </text:list-item>
      </text:list>
      <text:list xml:id="list111455237846137" text:continue-list="list111455335146347" text:style-name="List_20_2">
        <text:list-item>
          <text:p text:style-name="List_20_2"><text:span text:style-name="Emphasis">Text Extension From Lower Cell Border</text:span> – writes the rotated text from the bottom cell edge outwards.</text:p>
        </text:list-item>
        <text:list-item>
          <text:p text:style-name="List_20_2"><text:span text:style-name="Emphasis">Text Extension From Upper Cell Border</text:span> – writes the rotated text from the top cell edge outwards.</text:p>
        </text:list-item>
        <text:list-item>
          <text:p text:style-name="List_20_2"><text:span text:style-name="Emphasis">Text Extension Inside Cell</text:span> – writes the rotated text only within the cell.</text:p>
        </text:list-item>
      </text:list>
      <text:list xml:id="list111456247294403" text:continue-list="list111455860579847" text:style-name="Numbering_20_1">
        <text:list-item>
          <text:p text:style-name="P92">Click on the small indicator at the edge of the <text:span text:style-name="Emphasis">Text orientation</text:span> dial and rotate it until you reach the required degrees.</text:p>
        </text:list-item>
        <text:list-item>
          <text:p text:style-name="P92">Alternatively, enter the number of degrees to rotate the text in the <text:span text:style-name="Strong_20_Emphasis">Degrees</text:span> box.</text:p>
        </text:list-item>
        <text:list-item>
          <text:p text:style-name="P92">Select <text:span text:style-name="Strong_20_Emphasis">Vertically stacked</text:span> to make the text appear vertically in the cell.</text:p>
        </text:list-item>
      </text:list>
      <text:h text:style-name="Heading_20_3" text:outline-level="3"><text:bookmark-start text:name="__RefHeading___Toc7470_1218808297"/>Použití ikon na formátovacím panelu nástrojů<text:bookmark-end text:name="__RefHeading___Toc7470_1218808297"/></text:h>
      <text:p text:style-name="Text_20_Body_20_List_20_Intro">The icons on the Formatting toolbar can be used as follows after the cell has been selected:</text:p>
      <text:list xml:id="list111455395209397" text:continue-list="list111455962260821" text:style-name="List_20_1">
        <text:list-item>
          <text:p text:style-name="List_20_1">To change the text direction from horizontal (default direction) to vertical, click on the <text:span text:style-name="Strong_20_Emphasis">Text direction from top to bottom</text:span> icon <draw:frame draw:style-name="fr18" draw:name="graphics41" text:anchor-type="as-char" svg:width="0.58cm" svg:height="0.61cm" draw:z-index="58"><draw:image xlink:href="Pictures/1000000000000016000000179531E342882AF76F.png" xlink:type="simple" xlink:show="embed" xlink:actuate="onLoad" loext:mime-type="image/png"/></draw:frame>.</text:p>
        </text:list-item>
        <text:list-item>
          <text:p text:style-name="List_20_1"><text:soft-page-break/>To change text direction from vertical to horizontal (default), click on the <text:span text:style-name="Strong_20_Emphasis">Text direction from left to right</text:span> icon <draw:frame draw:style-name="fr18" draw:name="graphics45" text:anchor-type="as-char" svg:width="0.559cm" svg:height="0.559cm" draw:z-index="59"><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n click on the <text:span text:style-name="Strong_20_Emphasis">Right-To-Left</text:span> icon <draw:frame draw:style-name="fr18" draw:name="graphics46" text:anchor-type="as-char" svg:width="0.529cm" svg:height="0.559cm" draw:z-index="60"><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8" draw:name="graphics54" text:anchor-type="as-char" svg:width="0.559cm" svg:height="0.559cm" draw:z-index="61"><draw:image xlink:href="Pictures/10000000000000150000001508FAA1902ADFEDA7.png" xlink:type="simple" xlink:show="embed" xlink:actuate="onLoad" loext:mime-type="image/png"/></draw:frame>.</text:p>
        </text:list-item>
      </text:list>
      <text:list xml:id="list111454559109428" text:continue-list="list111456157707061" text:style-name="Heading_20_Note">
        <text:list-item>
          <text:p text:style-name="P80">Poznámka</text:p>
        </text:list-item>
      </text:list>
      <text:p text:style-name="Text_20_Note">The text direction icons can only be made available if the <text:span text:style-name="Strong_20_Emphasis">Asian</text:span> and <text:span text:style-name="Strong_20_Emphasis">Complex text layout</text:span> options are checked under <text:span text:style-name="Strong_20_Emphasis">Tools &gt; Options &gt; Language Settings &gt; Languages &gt; Default Language for Documents</text:span>. If it is necessary to make t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text:alphabetical-index-mark text:string-value="borders, formatting for cell"/><text:alphabetical-index-mark text:string-value="formatting borders" text:key1="buňky"/><text:alphabetical-index-mark text:string-value="cell background and borders" text:key1="formátování"/>Formátování ohraničení buněk<text:bookmark-end text:name="__RefHeading___Toc3556_208225428"/></text:h>
      <text:p text:style-name="P14">To format the borders of a cell or a group of selected cells, you can use the border icons on the Formatting toolbar to apply the default styles to borders, or the Format Cells dialog for greater control. See Chapter 4, Using Styles and Templates, for more information on the options.</text:p>
      <text:list xml:id="list111455383366168" text:continue-numbering="true" text:style-name="Heading_20_Note">
        <text:list-item>
          <text:p text:style-name="P80">Poznámka</text:p>
        </text:list-item>
      </text:list>
      <text:p text:style-name="P30">Vlastnosti ohraničení buněk se aplikují pouze na vybrané buňky a dají se změnit pouze jejich úpravou. Pokud má například buňka C3 horní ohraničení, je možné jej odstranit pouze při zvolení buňky C3. It cannot be removed in C2, even though it appears to be the bottom border for cell C2.</text:p>
      <text:list xml:id="list111454802998801" text:continue-list="list111456247294403" text:style-name="Numbering_20_1">
        <text:list-item text:start-value="1">
          <text:p text:style-name="P112">Označíme buňku nebo oblast buněk.</text:p>
        </text:list-item>
        <text:list-item>
          <text:p text:style-name="P112">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112">On the <text:span text:style-name="Emphasis">Borders</text:span> tab (Figure <text:sequence-ref text:reference-format="value" text:ref-name="refFigure20">21</text:sequence-ref>), select the options required.</text:p>
        </text:list-item>
        <text:list-item>
          <text:p text:style-name="P112">Click <text:span text:style-name="Strong_20_Emphasis">OK</text:span> to close the dialog and save the changes.</text:p>
        </text:list-item>
      </text:list>
      <text:p text:style-name="P27">Alternatively, use the icons on the Formatting toolbar to apply default styles to borders:</text:p>
      <text:list xml:id="list111455647850188" text:continue-list="list111454802998801" text:style-name="Numbering_20_1">
        <text:list-item text:start-value="1">
          <text:p text:style-name="P112">Click the <text:span text:style-name="Strong_20_Emphasis">Borders</text:span> icon <text:span text:style-name="T100"><draw:frame draw:style-name="fr18" draw:name="Image24" text:anchor-type="as-char" svg:width="0.503cm" svg:height="0.45cm" draw:z-index="62"><draw:image xlink:href="Pictures/10000000000000130000001147344B6EAB9D4F14.png" xlink:type="simple" xlink:show="embed" xlink:actuate="onLoad" loext:mime-type="image/png"/></draw:frame></text:span><text:s/>and select one of the options displayed in the <text:span text:style-name="Emphasis">Borders</text:span> palette.</text:p>
        </text:list-item>
        <text:list-item>
          <text:p text:style-name="P112">Click the <text:span text:style-name="Strong_20_Emphasis">Border Style</text:span> icon <text:span text:style-name="T100"><draw:frame draw:style-name="fr18" draw:name="Image32" text:anchor-type="as-char" svg:width="0.556cm" svg:height="0.423cm" draw:z-index="63"><draw:image xlink:href="Pictures/10000000000000150000001046075BC811F3570D.png" xlink:type="simple" xlink:show="embed" xlink:actuate="onLoad" loext:mime-type="image/png"/></draw:frame></text:span><text:s/>and select one of the line styles from the <text:span text:style-name="Emphasis">Border Style</text:span> palette.</text:p>
        </text:list-item>
        <text:list-item>
          <text:p text:style-name="P112">Click the <text:span text:style-name="Strong_20_Emphasis">Border Color</text:span> icon <draw:frame draw:style-name="fr17" draw:name="Image41" text:anchor-type="as-char" svg:y="-0.427cm" svg:width="0.529cm" svg:height="0.476cm" draw:z-index="64"><draw:image xlink:href="Pictures/100000000000001400000012894294BA4AD8A33E.png" xlink:type="simple" xlink:show="embed" xlink:actuate="onLoad" loext:mime-type="image/png"/></draw:frame><text:s/>and select a color from <text:span text:style-name="Emphasis">Border Color</text:span> palette.</text:p>
        </text:list-item>
      </text:list>
      <text:list xml:id="list111455342041248" text:continue-list="list111455383366168" text:style-name="Heading_20_Note">
        <text:list-item>
          <text:p text:style-name="P81">Poznámka</text:p>
        </text:list-item>
      </text:list>
      <text:p text:style-name="P38">When entering borders with the border icons on the Formatting toolbar, you have two choices: click the required icon to add a border to the present borders or <text:span text:style-name="Keystroke">Shift-click</text:span> to add a border and remove the present borders.</text:p>
      <text:p text:style-name="P39"><text:soft-page-break/><draw:frame draw:style-name="fr1" draw:name="Fig.20" text:anchor-type="as-char" svg:width="13.407cm" draw:z-index="65"><draw:text-box fo:min-height="11.956cm"><text:p text:style-name="P46"><draw:frame draw:style-name="fr16" draw:name="Image23" text:anchor-type="paragraph" svg:width="13.42cm" svg:height="11.509cm" draw:z-index="66"><draw:image xlink:href="Pictures/10000000000001FB000001B390EEBECBBED512FF.png" xlink:type="simple" xlink:show="embed" xlink:actuate="onLoad" loext:mime-type="image/png"/></draw:frame><text:line-break/>Figure <text:sequence text:ref-name="refFigure20" text:name="Figure" text:formula="ooow:Figure+1" style:num-format="1">21</text:sequence>: Format Cells dialog – Borders tab</text:p></draw:text-box></draw:frame></text:p>
      <text:h text:style-name="Heading_20_2" text:outline-level="2"><text:bookmark-start text:name="__RefHeading___Toc3558_208225428"/><text:alphabetical-index-mark text:string-value="background, formatting for cell"/><text:alphabetical-index-mark text:string-value="formatting background" text:key1="buňky"/>Formátování pozadí buňky<text:bookmark-end text:name="__RefHeading___Toc3558_208225428"/></text:h>
      <text:p text:style-name="P11">To format the background color for a cell or a group of cells (see Chapter 4, Using Styles and Templates, for more information):</text:p>
      <text:list xml:id="list111454808783475" text:continue-list="list111455647850188" text:style-name="Numbering_20_1">
        <text:list-item text:start-value="1">
          <text:p text:style-name="Numbering_20_1">Označí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On the <text:span text:style-name="Emphasis">Background</text:span> tab, click the <text:span text:style-name="Strong_20_Emphasis">Color</text:span> button and select a color from the color palette.</text:p>
        </text:list-item>
        <text:list-item>
          <text:p text:style-name="Numbering_20_1">Klepnutím na tlačítko <text:span text:style-name="Strong_20_Emphasis">OK</text:span> uložíme změny a zavřeme dialogové okno.</text:p>
        </text:list-item>
      </text:list>
      <text:p text:style-name="Text_20_body">Alternatively, click on the <text:span text:style-name="Strong_20_Emphasis">Background Color</text:span> icon on the Formatting toolbar and select a color from the <text:span text:style-name="Emphasis">Background Color</text:span> palette.</text:p>
      <text:h text:style-name="Heading_20_1" text:outline-level="1"><text:bookmark-start text:name="__RefHeading___Toc3560_208225428"/><text:alphabetical-index-mark text:string-value="Automatický formát"/><text:alphabetical-index-mark text:string-value="Automatický formát" text:key1="buňky"/>Automatický formát buněk a listů<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11">You can use AutoFormat to format a group of cells.</text:p>
      <text:list xml:id="list111456265528451" text:continue-list="list111454808783475" text:style-name="Numbering_20_1">
        <text:list-item text:start-value="1">
          <text:p text:style-name="Numbering_20_1">Vybereme buňky, které chceme formátovat, a to minimálně v rozsahu tří řádků a sloupců včetně jejich záhlaví.</text:p>
        </text:list-item>
        <text:list-item>
          <text:p text:style-name="Numbering_20_1">Go to <text:span text:style-name="Strong_20_Emphasis">Format &gt; AutoFormat Styles</text:span> on the Menu bar to open the AutoFormat dialog (Figure <text:sequence-ref text:reference-format="value" text:ref-name="refFigure21">22</text:sequence-ref>).</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oft-page-break/>Click <text:span text:style-name="Strong_20_Emphasis">OK</text:span> to apply the changes and close the dialog.</text:p>
        </text:list-item>
      </text:list>
      <text:p text:style-name="P39"><draw:frame draw:style-name="fr1" draw:name="Fig.21" text:anchor-type="as-char" svg:width="13.688cm" draw:z-index="67"><draw:text-box fo:min-height="9.606cm"><text:p text:style-name="P46"><draw:frame draw:style-name="fr8" draw:name="Image25" text:anchor-type="paragraph" svg:width="13.681cm" svg:height="9.16cm" draw:z-index="68"><draw:image xlink:href="Pictures/10000000000002050000015A689AFD0345A54169.png" xlink:type="simple" xlink:show="embed" xlink:actuate="onLoad" loext:mime-type="image/png"/></draw:frame><text:line-break/>Figure <text:sequence text:ref-name="refFigure21" text:name="Figure" text:formula="ooow:Figure+1" style:num-format="1">22</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11">Můžeme definovat vlastní styl automatického formátování, který bude dostupný pro všechny sešity.</text:p>
      <text:list xml:id="list111454751067722" text:continue-list="list111456265528451"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Strong_20_Emphasis">Upravit &gt; Vybrat vše</text:span>, vybereme tím celý list.</text:p>
        </text:list-item>
        <text:list-item>
          <text:p text:style-name="Numbering_20_1">Go to <text:span text:style-name="Strong_20_Emphasis">Format &gt; AutoFormat Styles</text:span> to open the AutoFormat dialog. The <text:span text:style-name="Strong_20_Emphasis">Add</text:span> button is now active.</text:p>
        </text:list-item>
        <text:list-item>
          <text:p text:style-name="Numbering_20_1">Klepneme na <text:span text:style-name="Strong_20_Emphasis">Přidat</text:span>.</text:p>
        </text:list-item>
        <text:list-item>
          <text:p text:style-name="Numbering_20_1">In the <text:span text:style-name="Emphasis">Name</text:span> box of the Add AutoFormat dialog that opens, type a meaningful name for the new format and click <text:span text:style-name="Strong_20_Emphasis">OK</text:span>.</text:p>
        </text:list-item>
        <text:list-item>
          <text:p text:style-name="P96">The new AutoFormat is now available in the Format list in the AutoFormat dialog. Click <text:span text:style-name="Strong_20_Emphasis">OK</text:span> to close the AutoFormat dialog. </text:p>
        </text:list-item>
      </text:list>
      <text:h text:style-name="Heading_20_1" text:outline-level="1"><text:bookmark-start text:name="__RefHeading___Toc3566_208225428"/><text:alphabetical-index-mark text:string-value="motivy vzhledu"/>Používání témat<text:bookmark-end text:name="__RefHeading___Toc3566_208225428"/></text:h>
      <text:p text:style-name="P11">Program Calc obsahuje sadu předdefinovaných témat formátování, které můžeme použít ve svých sešitech. It is not possible to add new themes to Calc and the predefined styles cannot be modified. You can modify styles after you apply them to a spreadsheet, but the modified styles are only available for use for that spreadsheet.</text:p>
      <text:p text:style-name="P19">Jak použít téma na sešit:</text:p>
      <text:list xml:id="list111455316725742" text:continue-list="list111454751067722" text:style-name="Numbering_20_1">
        <text:list-item text:start-value="1">
          <text:p text:style-name="P112">Go to <text:span text:style-name="Strong_20_Emphasis">Format &gt; Spreadsheet Theme</text:span> on the Menu bar or click the <text:span text:style-name="Strong_20_Emphasis">Spreadsheet Theme</text:span> icon in the Tools toolbar to open the Theme Selection dialog (Figure <text:sequence-ref text:reference-format="value" text:ref-name="refFigure22">23</text:sequence-ref>), which lists the available themes for the whole spreadsheet.</text:p>
        </text:list-item>
        <text:list-item>
          <text:p text:style-name="P97">Označíme téma, které chceme použít. Ihned po výběru tématu se styly použijí, a změny jsou tedy okamžitě patrné.</text:p>
        </text:list-item>
        <text:list-item>
          <text:p text:style-name="P106">Klikneme na <text:span text:style-name="Strong_20_Emphasis">OK</text:span>.</text:p>
        </text:list-item>
      </text:list>
      <text:p text:style-name="P39"><text:soft-page-break/><draw:frame draw:style-name="fr1" draw:name="Fig.22" text:anchor-type="as-char" svg:width="6.403cm" draw:z-index="69"><draw:text-box fo:min-height="9.656cm"><text:p text:style-name="P46"><draw:frame draw:style-name="fr8" draw:name="Image26" text:anchor-type="paragraph" svg:width="6.399cm" svg:height="9.79cm" draw:z-index="70"><draw:image xlink:href="Pictures/10000000000000F2000001720E5ECE76F6227925.png" xlink:type="simple" xlink:show="embed" xlink:actuate="onLoad" loext:mime-type="image/png"/></draw:frame><text:line-break/>Figure <text:sequence text:ref-name="refFigure22" text:name="Figure" text:formula="ooow:Figure+1" style:num-format="1">23</text:sequence>: Theme Selection dialog</text:p></draw:text-box></draw:frame></text:p>
      <text:p text:style-name="Text_20_body">If you wish, you can now use the Styles deck on the Sidebar to modify specific styles. These modifications do not modify the theme; they only change the appearance of the style in the <text:s/>spreadsheet you are creating. For more about modifying styles, see Chapter 4, Using Styles and Templates.</text:p>
      <text:h text:style-name="Heading_20_1" text:outline-level="1"><text:bookmark-start text:name="__RefHeading___Toc3568_208225428"/><text:alphabetical-index-mark text:string-value="highlighting values"/><text:alphabetical-index-mark text:string-value="zvýrazňování hodnot"/>Zvýrazňování hodnot<text:bookmark-end text:name="__RefHeading___Toc3568_208225428"/></text:h>
      <text:p text:style-name="P11">Value highlighting displays cell contents in different colors depending on the type of content. An example of value highlighting is shown in Figure <text:sequence-ref text:reference-format="value" text:ref-name="refFigure23">24</text:sequence-ref>.</text:p>
      <text:list xml:id="list111456650713521" text:continue-list="list111455395209397" text:style-name="List_20_1">
        <text:list-item>
          <text:p text:style-name="P86">Text is shown in black.</text:p>
        </text:list-item>
        <text:list-item>
          <text:p text:style-name="P86">Formulas are shown in green.</text:p>
        </text:list-item>
        <text:list-item>
          <text:p text:style-name="P86">Numbers are shown in blue.</text:p>
        </text:list-item>
      </text:list>
      <text:p text:style-name="P39"><draw:frame draw:style-name="fr2" draw:name="Fig.23" text:anchor-type="as-char" svg:width="7.999cm" draw:z-index="71"><draw:text-box fo:min-height="0.499cm"><text:p text:style-name="P46"><draw:frame draw:style-name="fr15" draw:name="graphics60" text:anchor-type="paragraph" svg:width="7.999cm" svg:height="1.57cm" draw:z-index="72"><draw:image xlink:href="Pictures/100000000000015000000042DC3A96FC3628D5D8.png" xlink:type="simple" xlink:show="embed" xlink:actuate="onLoad" loext:mime-type="image/png"/></draw:frame>Figure <text:sequence text:ref-name="refFigure23" text:name="Figure" text:formula="ooow:Figure+1" style:num-format="1">24</text:sequence>: Example of value highlighting</text:p></draw:text-box></draw:frame></text:p>
      <text:p text:style-name="P11">The value highlighting colors override any colors used in formatting. This color change applies only to the colors seen on a display. When a spreadsheet is printed, the original colors used for formatting are printed.</text:p>
      <text:p text:style-name="Text_20_body">Go to <text:span text:style-name="Strong_20_Emphasis">View &gt; Value Highlighting</text:span> on the Menu bar, or use the keyboard shortcut <text:span text:style-name="Keystroke">Ctrl+F8</text:span> to turn the function on or off. When value highlighting is switched off, the original formatting colors are used for display.</text:p>
      <text:p text:style-name="Text_20_body">You can make value highlighting the default when opening a spreadsheet in Calc, by selecting <text:span text:style-name="Strong_20_Emphasis">Tools &gt; Options &gt; LibreOffice Calc &gt; View &gt; Value highlighting</text:span>. This default mode for value highlighting may not be what you want if you are going to format the cells for printing.</text:p>
      <text:h text:style-name="Heading_20_1" text:outline-level="1"><text:bookmark-start text:name="__RefHeading___Toc3570_208225428"/><text:soft-page-break/><text:alphabetical-index-mark text:string-value="podmíněné" text:key1="formátování"/>Použití podmíněného formátování<text:bookmark-end text:name="__RefHeading___Toc3570_208225428"/></text:h>
      <text:p text:style-name="P11">Formátování buňky je možné nastavit tak, aby se měnilo podle podmínek, které definujeme. Podmíněné formátování je využíváno k zvýraznění dat, které jsou mimo specifická nastavení, která využíváme. It is recommended not to overuse conditional formatting as this could reduce the impact of data that falls outside those specifications.</text:p>
      <text:p text:style-name="P11">See page <text:bookmark-ref text:reference-format="page" text:ref-name="__RefHeading___Toc3588_208225428">35</text:bookmark-ref><text:s/>for an example of how to use conditional formatting.</text:p>
      <text:list xml:id="list111456059086389" text:continue-list="list111455342041248" text:style-name="Heading_20_Note">
        <text:list-item>
          <text:p text:style-name="P80">Poznámka</text:p>
        </text:list-item>
      </text:list>
      <text:p text:style-name="Text_20_Note">Podmíněné formátování závisí na používání stylů a funkce Automatický výpočet, která musí být zapnuta. If you are not familiar with styles, see Chapter 4, Using Styles and Templates, for more information.</text:p>
      <text:h text:style-name="Heading_20_2" text:outline-level="2"><text:bookmark-start text:name="__RefHeading___Toc3572_208225428"/><text:alphabetical-index-mark text:string-value="nastavení" text:key1="podmíněné formátování"/>Nastavení podmíněného formátování<text:bookmark-end text:name="__RefHeading___Toc3572_208225428"/></text:h>
      <text:list xml:id="list111454978887663" text:continue-list="list111455316725742" text:style-name="Numbering_20_1">
        <text:list-item text:start-value="1">
          <text:p text:style-name="Numbering_20_1">Ensure that AutoCalculate is enabled: <text:span text:style-name="Strong_20_Emphasis">Data &gt; Calculate &gt; AutoCalculate</text:span>.</text:p>
        </text:list-item>
        <text:list-item>
          <text:p text:style-name="P92">Select the cells where you want to apply conditional formatting.</text:p>
        </text:list-item>
      </text:list>
      <text:p text:style-name="P39"><draw:frame draw:style-name="fr1" draw:name="Fig.24" text:anchor-type="as-char" svg:width="14.582cm" draw:z-index="73"><draw:text-box fo:min-height="10.287cm"><text:p text:style-name="P46"><draw:frame draw:style-name="fr8" draw:name="Image27" text:anchor-type="paragraph" svg:width="14.61cm" svg:height="9.841cm" draw:z-index="74"><draw:image xlink:href="Pictures/100000000000022800000174E88A27D7C3BBF168.png" xlink:type="simple" xlink:show="embed" xlink:actuate="onLoad" loext:mime-type="image/png"/></draw:frame><text:line-break/>Figure <text:sequence text:ref-name="refFigure24" text:name="Figure" text:formula="ooow:Figure+1" style:num-format="1">25</text:sequence>: Conditional Formatting dialog – Condition</text:p></draw:text-box></draw:frame></text:p>
      <text:list xml:id="list111454991062832" text:continue-numbering="true" text:style-name="Numbering_20_1">
        <text:list-item>
          <text:p text:style-name="Numbering_20_1">Go to <text:span text:style-name="Strong_20_Emphasis">Format &gt; Conditional &gt; Condition</text:span> (Figure <text:sequence-ref text:reference-format="value" text:ref-name="refFigure24">25</text:sequence-ref>), <text:span text:style-name="Strong_20_Emphasis">Color Scale</text:span> (Figure <text:sequence-ref text:reference-format="value" text:ref-name="refFigure25">26</text:sequence-ref>), <text:span text:style-name="Strong_20_Emphasis">Data Bar </text:span>(Figure <text:sequence-ref text:reference-format="value" text:ref-name="refFigure26">27</text:sequence-ref>), <text:span text:style-name="Strong_20_Emphasis">Icon Set</text:span>, or <text:span text:style-name="Strong_20_Emphasis">Date</text:span> on the Menu bar to open the Conditional Formatting dialog. Any conditions already defined are displayed.</text:p>
        </text:list-item>
        <text:list-item>
          <text:p text:style-name="Numbering_20_1">Click <text:span text:style-name="Strong_20_Emphasis">Add</text:span> to create and define a new condition. Repeat this step as necessary.</text:p>
        </text:list-item>
        <text:list-item>
          <text:p text:style-name="Numbering_20_1">Select a style from the styles already defined in the <text:span text:style-name="Emphasis">Apply Style</text:span> drop-down list. Repeat this step as necessary.</text:p>
          <text:p text:style-name="Numbering_20_1">Alternatively, select <text:span text:style-name="Strong_20_Emphasis">New Style</text:span> to open the Cell Style dialog (Figure <text:sequence-ref text:reference-format="value" text:ref-name="refFigure27">28</text:sequence-ref>) and create a new cell style. Repeat this step as necessary.</text:p>
        </text:list-item>
        <text:list-item>
          <text:p text:style-name="Numbering_20_1">Click <text:span text:style-name="Strong_20_Emphasis">OK</text:span> to save the conditions and close the dialog. The selected cells are now set to apply a result using conditional formatting.</text:p>
        </text:list-item>
      </text:list>
      <text:p text:style-name="P39"><text:soft-page-break/><draw:frame draw:style-name="fr1" draw:name="Fig.25" text:anchor-type="as-char" svg:width="14.778cm" draw:z-index="75"><draw:text-box fo:min-height="12.067cm"><text:p text:style-name="P46"><draw:frame draw:style-name="fr14" draw:name="Image28" text:anchor-type="paragraph" svg:width="14.61cm" svg:height="11.621cm" draw:z-index="76"><draw:image xlink:href="Pictures/1000000000000228000001B7D6A5FCFFA34094CA.png" xlink:type="simple" xlink:show="embed" xlink:actuate="onLoad" loext:mime-type="image/png"/></draw:frame><text:line-break/>Figure <text:sequence text:ref-name="refFigure25" text:name="Figure" text:formula="ooow:Figure+1" style:num-format="1">26</text:sequence>: Conditional Formatting dialog – Color Scale</text:p></draw:text-box></draw:frame></text:p>
      <text:p text:style-name="P39"><draw:frame draw:style-name="fr1" draw:name="Fig.26" text:anchor-type="as-char" svg:width="14.683cm" draw:z-index="77"><draw:text-box fo:min-height="11.696cm"><text:p text:style-name="P46"><draw:frame draw:style-name="fr8" draw:name="Image29" text:anchor-type="paragraph" svg:width="14.61cm" svg:height="11.25cm" draw:z-index="78"><draw:image xlink:href="Pictures/1000000000000228000001A99D73B107B793C3D5.png" xlink:type="simple" xlink:show="embed" xlink:actuate="onLoad" loext:mime-type="image/png"/></draw:frame><text:line-break/>Figure <text:sequence text:ref-name="refFigure26" text:name="Figure" text:formula="ooow:Figure+1" style:num-format="1">27</text:sequence>: Conditional Formatting dialog – Data Bar</text:p></draw:text-box></draw:frame></text:p>
      <text:p text:style-name="P39"><text:soft-page-break/><draw:frame draw:style-name="fr1" draw:name="Fig.27" text:anchor-type="as-char" svg:width="14.116cm" draw:z-index="79"><draw:text-box fo:min-height="8.257cm"><text:p text:style-name="P46"><draw:frame draw:style-name="fr8" draw:name="Image30" text:anchor-type="paragraph" svg:width="14cm" svg:height="7.811cm" draw:z-index="80"><draw:image xlink:href="Pictures/100000000000021100000127BF19E5ED74EC82C6.png" xlink:type="simple" xlink:show="embed" xlink:actuate="onLoad" loext:mime-type="image/png"/></draw:frame><text:line-break/>Figure <text:sequence text:ref-name="refFigure27" text:name="Figure" text:formula="ooow:Figure+1" style:num-format="1">28</text:sequence>: Cell Style dialog</text:p></draw:text-box></draw:frame></text:p>
      <text:h text:style-name="Heading_20_2" text:outline-level="2"><text:bookmark-start text:name="__RefHeading___Toc3574_208225428"/><text:alphabetical-index-mark text:string-value="types of" text:key1="podmíněné formátování"/>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11">Podmínka je počátečním bodem k využití podmíněného formátování. Here you can define what formats to use to highlight any data in the spreadsheet that falls outside the specifications that you have defined.</text:p>
      <text:h text:style-name="Heading_20_3" text:outline-level="3"><text:bookmark-start text:name="__RefHeading___Toc3578_208225428"/>Barevná škála<text:bookmark-end text:name="__RefHeading___Toc3578_208225428"/></text:h>
      <text:p text:style-name="Text_20_body">Use color scale to set the background color of cells depending on the values of the data in those cells. Color scale can only be used when <text:span text:style-name="Strong_20_Emphasis">All Cells</text:span> has been selected for the condition. You can use either two or three colors for the color scale.</text:p>
      <text:h text:style-name="Heading_20_3" text:outline-level="3"><text:bookmark-start text:name="__RefHeading___Toc3580_208225428"/>Datové tabulky<text:bookmark-end text:name="__RefHeading___Toc3580_208225428"/></text:h>
      <text:p text:style-name="Text_20_body">Data bars provide a graphical representation of data in the spreadsheet. Grafické znázornění je založeno na hodnotách dat vybrané oblasti. Click on <text:span text:style-name="Strong_20_Emphasis">More Options</text:span> in the Conditional Formatting dialog to define how the data bars will look. Data bars can only be used when <text:span text:style-name="Strong_20_Emphasis">All Cells</text:span> has been selected for the condition.</text:p>
      <text:h text:style-name="Heading_20_3" text:outline-level="3"><text:bookmark-start text:name="__RefHeading___Toc3582_208225428"/>Sada ikon<text:bookmark-end text:name="__RefHeading___Toc3582_208225428"/></text:h>
      <text:p text:style-name="Text_20_body">Icon sets display an icon next to the data in each selected cell to give a visual representation of where the cell data falls within the defined range that you set. The icon sets available include colored arrows, gray arrows, colored flags, colored signs, symbols, bar ratings and quarters. Icon sets can only be accessed when the Conditional Formatting dialog has been opened and <text:span text:style-name="Strong_20_Emphasis">All Cells</text:span> has been selected for the condition.</text:p>
      <text:h text:style-name="Heading_20_2" text:outline-level="2"><text:bookmark-start text:name="__RefHeading___Toc3584_208225428"/><text:alphabetical-index-mark text:string-value="managing" text:key1="podmíněné formátování"/>Správa podmíněného formátování<text:bookmark-end text:name="__RefHeading___Toc3584_208225428"/></text:h>
      <text:p text:style-name="P11">To see all the conditional formatting defined in the spreadsheet and any styles used:</text:p>
      <text:list xml:id="list111454700380487" text:continue-list="list111454991062832"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28">29</text:sequence-ref>).</text:p>
        </text:list-item>
        <text:list-item>
          <text:p text:style-name="Numbering_20_1">Select a range from the Range list and click <text:span text:style-name="Strong_20_Emphasis">Edit</text:span> to redefine the conditional formatting.</text:p>
        </text:list-item>
        <text:list-item>
          <text:p text:style-name="Numbering_20_1">Select a range from the Range list and click <text:span text:style-name="Strong_20_Emphasis">Remove</text:span> to delete the conditional formatting. The deletion is immediate with no confirmation.</text:p>
        </text:list-item>
        <text:list-item>
          <text:p text:style-name="Numbering_20_1">Select <text:span text:style-name="Strong_20_Emphasis">Add</text:span> to create a new definition of conditional formatting.</text:p>
        </text:list-item>
        <text:list-item>
          <text:p text:style-name="Numbering_20_1"><text:soft-page-break/>Klepnutím na tlačítko <text:span text:style-name="Strong_20_Emphasis">OK</text:span> uložíme změny a zavřeme dialogové okno.</text:p>
        </text:list-item>
      </text:list>
      <text:p text:style-name="P39"><draw:frame draw:style-name="fr1" draw:name="Fig.28" text:anchor-type="as-char" svg:width="12.203cm" draw:z-index="81"><draw:text-box fo:min-height="7.086cm"><text:p text:style-name="P46"><draw:frame draw:style-name="fr8" draw:name="Image45" text:anchor-type="paragraph" svg:width="12.231cm" svg:height="6.639cm" draw:z-index="82"><draw:image xlink:href="Pictures/10000000000001CE000000FBEE445478F4CAD3BB.png" xlink:type="simple" xlink:show="embed" xlink:actuate="onLoad" loext:mime-type="image/png"/></draw:frame><text:line-break/>Figure <text:sequence text:ref-name="refFigure28" text:name="Figure" text:formula="ooow:Figure+1" style:num-format="1">29</text:sequence>: Manage Conditional Formatting dialog</text:p></draw:text-box></draw:frame></text:p>
      <text:h text:style-name="Heading_20_2" text:outline-level="2"><text:bookmark-start text:name="__RefHeading___Toc3586_208225428"/><text:alphabetical-index-mark text:string-value="copying styles" text:key1="buňky"/><text:alphabetical-index-mark text:string-value="copying for cell" text:key1="styly"/>Kopírování stylů buněk<text:bookmark-end text:name="__RefHeading___Toc3586_208225428"/></text:h>
      <text:p text:style-name="Text_20_body">To apply the style used for conditional formatting to other cells later:</text:p>
      <text:list xml:id="list111456180197477" text:continue-list="list111454700380487" text:style-name="Numbering_20_1">
        <text:list-item text:start-value="1">
          <text:p text:style-name="P92">Click one of the cells that has been assigned conditional formatting and copy the cell to the clipboard.</text:p>
        </text:list-item>
        <text:list-item>
          <text:p text:style-name="P92">Select the cells that are to receive the same formatting as the copied cell.</text:p>
        </text:list-item>
        <text:list-item>
          <text:p text:style-name="P98">Go to <text:span text:style-name="Strong_20_Emphasis">Edit &gt; Paste Special &gt; Paste Special</text:span> on the Menu bar to open the Paste Special dialog (Figure <text:sequence-ref text:reference-format="value" text:ref-name="refFigure15">16</text:sequence-ref><text:s/>on page <text:sequence-ref text:reference-format="page" text:ref-name="refFigure15">22</text:sequence-ref>).</text:p>
        </text:list-item>
        <text:list-item>
          <text:p text:style-name="P92">Make sure that only <text:span text:style-name="Emphasis">Formats</text:span> is selected and click <text:span text:style-name="Strong_20_Emphasis">OK</text:span> to paste the conditional formatting into the cell.</text:p>
        </text:list-item>
      </text:list>
      <text:h text:style-name="Heading_20_2" text:outline-level="2"><text:bookmark-start text:name="__RefHeading___Toc3588_208225428"/><text:alphabetical-index-mark text:string-value="příklad" text:key1="podmíněné formátování"/>Příklad podmíněného formátování<text:bookmark-end text:name="__RefHeading___Toc3588_208225428"/></text:h>
      <text:p text:style-name="Text_20_body">With conditional formatting, you can, for example, highlight the totals that exceed the average value of all totals. If the totals change, the formatting changes correspondingly, without having to apply other styles manually. It is recommended that the Styles deck on the Sidebar is open and visible before proceeding.</text:p>
      <text:h text:style-name="Heading_20_3" text:outline-level="3"><text:bookmark-start text:name="__RefHeading___Toc3590_208225428"/>Definování podmínění<text:bookmark-end text:name="__RefHeading___Toc3590_208225428"/></text:h>
      <text:list xml:id="list111455746122654" text:continue-list="list111456180197477" text:style-name="Numbering_20_1">
        <text:list-item text:start-value="1">
          <text:p text:style-name="P92">Select the cells where you want to apply a conditional style.</text:p>
        </text:list-item>
        <text:list-item>
          <text:p text:style-name="P92">Go to <text:span text:style-name="Strong_20_Emphasis">Format &gt; Conditional &gt; Condition</text:span>, <text:span text:style-name="Strong_20_Emphasis">Color Scale</text:span>, or <text:span text:style-name="Strong_20_Emphasis">Data Bar</text:span> from the Menu bar to open the Conditional Formatting dialog.</text:p>
        </text:list-item>
        <text:list-item>
          <text:p text:style-name="P92">Enter the conditions you want to use for conditional formatting.</text:p>
        </text:list-item>
      </text:list>
      <text:h text:style-name="Heading_20_3" text:outline-level="3"><text:bookmark-start text:name="__RefHeading___Toc3592_208225428"/>Generování číselných hodnot<text:bookmark-end text:name="__RefHeading___Toc3592_208225428"/></text:h>
      <text:p text:style-name="P11">You may want to give certain values in your tables particular emphasis. For example, in a table of turnovers, you can show all the values above the average in green and all those below the average in red. This is possible with conditional formatting.</text:p>
      <text:list xml:id="list111455144665935" text:continue-list="list111455746122654" text:style-name="Numbering_20_1">
        <text:list-item text:start-value="1">
          <text:p text:style-name="P92">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92">Copy the formula to create a row of random numbers.</text:p>
        </text:list-item>
        <text:list-item>
          <text:p text:style-name="P92"><text:soft-page-break/>Click the bottom right corner of the selected cell, and drag to the right and downward until the desired cell range is selected.</text:p>
        </text:list-item>
      </text:list>
      <text:h text:style-name="Heading_20_3" text:outline-level="3"><text:bookmark-start text:name="__RefHeading___Toc3594_208225428"/>Definování stylů buněk<text:bookmark-end text:name="__RefHeading___Toc3594_208225428"/></text:h>
      <text:p text:style-name="P11">The next step is to apply a cell style to all values that represent above-average turnover and one to cells that are below the average.</text:p>
      <text:list xml:id="list111455035305922" text:continue-list="list111455144665935" text:style-name="Numbering_20_1">
        <text:list-item text:start-value="1">
          <text:p text:style-name="P92">Right-click in a blank cell and select <text:span text:style-name="Strong_20_Emphasis">Format Cells</text:span> in the context menu to open the Format Cells dialog.</text:p>
        </text:list-item>
        <text:list-item>
          <text:p text:style-name="P92">Click the <text:span text:style-name="Emphasis">Background</text:span> tab and select a background color, then click <text:span text:style-name="Strong_20_Emphasis">OK</text:span>.</text:p>
        </text:list-item>
        <text:list-item>
          <text:p text:style-name="P92">In the Conditional Formatting dialog, select <text:span text:style-name="Strong_20_Emphasis">New Style</text:span> from the <text:span text:style-name="Emphasis">Apply Style</text:span> drop-down list to open the Cell Style dialog.</text:p>
        </text:list-item>
        <text:list-item>
          <text:p text:style-name="P92">Enter a name of the new style. For this example, name the style <text:span text:style-name="Emphasis">Above</text:span>.</text:p>
        </text:list-item>
        <text:list-item>
          <text:p text:style-name="P92">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Výpočet průměru<text:bookmark-end text:name="__RefHeading___Toc3596_208225428"/></text:h>
      <text:p text:style-name="P11">In our particular example, we are calculating the average of the random values. The result is placed in a cell:</text:p>
      <text:list xml:id="list111455305819937" text:continue-list="list111455035305922" text:style-name="Numbering_20_1">
        <text:list-item text:start-value="1">
          <text:p text:style-name="P92">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92">Select AVERAGE from the Function list.</text:p>
        </text:list-item>
        <text:list-item>
          <text:p text:style-name="P92">Use the cursor to select all your random numbers.</text:p>
        </text:list-item>
        <text:list-item>
          <text:p text:style-name="P92">Click <text:span text:style-name="Strong_20_Emphasis">OK</text:span> to close the Function Wizard.</text:p>
        </text:list-item>
      </text:list>
      <text:h text:style-name="Heading_20_3" text:outline-level="3"><text:bookmark-start text:name="__RefHeading___Toc3598_208225428"/>Použití stylů buněk<text:bookmark-end text:name="__RefHeading___Toc3598_208225428"/></text:h>
      <text:p text:style-name="P11">Now you can apply the conditional formatting to the sheet:</text:p>
      <text:list xml:id="list111456527213572" text:continue-list="list111455305819937" text:style-name="Numbering_20_1">
        <text:list-item text:start-value="1">
          <text:p text:style-name="P92">Select all cells containing the random numbers.</text:p>
        </text:list-item>
        <text:list-item>
          <text:p text:style-name="P92">Go to the <text:span text:style-name="Strong_20_Emphasis">Format &gt; Conditional &gt; Condition</text:span> on the Menu bar to open the Conditional Formatting dialog.</text:p>
        </text:list-item>
        <text:list-item>
          <text:p text:style-name="P92">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Data"/>Skrývání a zobrazování dat<text:bookmark-end text:name="__RefHeading___Toc3600_208225428"/></text:h>
      <text:p text:style-name="P11">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text:alphabetical-index-mark text:string-value="hiding data"/>Skrývání dat<text:bookmark-end text:name="__RefHeading___Toc3602_208225428"/></text:h>
      <text:h text:style-name="P73" text:outline-level="3"><text:bookmark-start text:name="__RefHeading___Toc14024_665378378"/>Listy<text:bookmark-end text:name="__RefHeading___Toc14024_665378378"/></text:h>
      <text:p text:style-name="P22">Right-click on the sheet tab for the sheet to be hidden and select <text:span text:style-name="Strong_20_Emphasis">Hide Sheet</text:span> from the context menu.</text:p>
      <text:h text:style-name="Heading_20_3" text:outline-level="3"><text:bookmark-start text:name="__RefHeading___Toc3604_208225428"/>Řádky a sloupce<text:bookmark-end text:name="__RefHeading___Toc3604_208225428"/></text:h>
      <text:list xml:id="list111456555016613" text:continue-list="list111456527213572" text:style-name="Numbering_20_1">
        <text:list-item text:start-value="1">
          <text:p text:style-name="P92">Select a cell in the row or column you want to hide.</text:p>
        </text:list-item>
        <text:list-item>
          <text:p text:style-name="P92"><text:soft-page-break/>V hlavní nabídce přejdeme do položky <text:span text:style-name="Strong_20_Emphasis">Formát</text:span> a zvolíme <text:span text:style-name="Strong_20_Emphasis">Řádky</text:span> nebo <text:span text:style-name="Strong_20_Emphasis">Sloupce</text:span>.</text:p>
        </text:list-item>
        <text:list-item>
          <text:p text:style-name="P92">Select <text:span text:style-name="Strong_20_Emphasis">Hide</text:span> from the menu and the row or column can no longer viewed or printed. Alternatively, right-click on the row or column header and select <text:span text:style-name="Strong_20_Emphasis">Hide Rows</text:span> or <text:span text:style-name="Strong_20_Emphasis">Hide Columns</text:span> from the context menu.</text:p>
        </text:list-item>
      </text:list>
      <text:h text:style-name="P74" text:outline-level="3"><text:bookmark-start text:name="__RefHeading___Toc3606_208225428"/>Buňky<text:bookmark-end text:name="__RefHeading___Toc3606_208225428"/></text:h>
      <text:p text:style-name="P24">Hiding individual cells is more complicated. First you need to define the cells as Protected and Hidden; then you need to protect the sheet.</text:p>
      <text:list xml:id="list111456393378427" text:continue-list="list111456555016613" text:style-name="Numbering_20_1">
        <text:list-item text:start-value="1">
          <text:p text:style-name="P99">Vybereme buňky, které chceme skrýt.</text:p>
        </text:list-item>
        <text:list-item>
          <text:p text:style-name="P99">Go to <text:span text:style-name="Strong_20_Emphasis">Format &gt; Cells</text:span> on the Menu bar, or right-click and select <text:span text:style-name="Strong_20_Emphasis">Format Cells</text:span> from the context menu, or press <text:span text:style-name="Keystroke">Ctrl+1</text:span>, to open the Format Cells dialog (Figure <text:sequence-ref text:reference-format="value" text:ref-name="refFigure29">30</text:sequence-ref>).</text:p>
        </text:list-item>
        <text:list-item>
          <text:p text:style-name="P99">Click the <text:span text:style-name="Emphasis">Cell Protection</text:span> tab and select an option for hiding and printing the cells.</text:p>
        </text:list-item>
        <text:list-item>
          <text:p text:style-name="P99">Klepnutím na tlačítko <text:span text:style-name="Strong_20_Emphasis">OK</text:span> uložíme změny a zavřeme dialogové okno.</text:p>
        </text:list-item>
        <text:list-item>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V něm zvolíme <text:span text:style-name="Emphasis">Uzamknout tento list a obsah uzamčených buněk</text:span>.</text:p>
        </text:list-item>
        <text:list-item>
          <text:p text:style-name="P92">Zadáme a potvrdíme heslo.</text:p>
        </text:list-item>
        <text:list-item>
          <text:p text:style-name="P92">Select or deselect the options for <text:span text:style-name="Emphasis">Allow all users of this sheet to:</text:span> so users can select protected or unprotected cells.</text:p>
        </text:list-item>
        <text:list-item>
          <text:p text:style-name="P92">Klepnutím na tlačítko <text:span text:style-name="Strong_20_Emphasis">OK</text:span> uložíme změny a zavřeme dialogové okno.</text:p>
        </text:list-item>
      </text:list>
      <text:p text:style-name="P44"><draw:frame draw:style-name="fr1" draw:name="Frame3" text:anchor-type="as-char" svg:width="13.436cm" draw:z-index="83"><draw:text-box fo:min-height="8.497cm"><text:p text:style-name="P46"><draw:frame draw:style-name="fr8" draw:name="Image21" text:anchor-type="paragraph" svg:width="13.42cm" svg:height="8.05cm" draw:z-index="84"><draw:image xlink:href="Pictures/10000000000001FB0000013088CD83F749BA6AAE.png" xlink:type="simple" xlink:show="embed" xlink:actuate="onLoad" loext:mime-type="image/png"/></draw:frame><text:line-break/>Figure <text:sequence text:ref-name="refFigure29" text:name="Figure" text:formula="ooow:Figure+1" style:num-format="1">30</text:sequence>: Format Cells dialog – Cell Protection tab</text:p></draw:text-box></draw:frame></text:p>
      <text:list xml:id="list111456256259179" text:continue-list="list111456059086389" text:style-name="Heading_20_Note">
        <text:list-item>
          <text:p text:style-name="P81">Poznámka</text:p>
        </text:list-item>
      </text:list>
      <text:p text:style-name="P31">Skrytí dat v buňkách znamená, že nejsou zobrazena a že uzamčené buňky nelze upravit. Na jejich místě jsou v listu zobrazeny prázdné buňky.</text:p>
      <text:p text:style-name="P39"><text:soft-page-break/><draw:frame draw:style-name="fr1" draw:name="Fig.29" text:anchor-type="as-char" svg:width="8.333cm" draw:z-index="85"><draw:text-box fo:min-height="5.463cm"><text:p text:style-name="P46"><draw:frame draw:style-name="fr8" draw:name="Image31" text:anchor-type="paragraph" svg:width="8.34cm" svg:height="10.299cm" draw:z-index="86"><draw:image xlink:href="Pictures/100000000000013B0000014AE8B17CC4527B1FE0.png" xlink:type="simple" xlink:show="embed" xlink:actuate="onLoad" loext:mime-type="image/png"/></draw:frame><text:line-break/>Figure <text:sequence text:ref-name="refFigure30" text:name="Figure" text:formula="ooow:Figure+1" style:num-format="1">31</text:sequence>: Protect Sheet dialog</text:p></draw:text-box></draw:frame></text:p>
      <text:h text:style-name="Heading_20_2" text:outline-level="2"><text:bookmark-start text:name="__RefHeading___Toc3608_208225428"/><text:alphabetical-index-mark text:string-value="showing hidden data"/>Zobrazení dat<text:bookmark-end text:name="__RefHeading___Toc3608_208225428"/></text:h>
      <text:h text:style-name="P75" text:outline-level="3"><text:bookmark-start text:name="__RefHeading___Toc3610_208225428"/>Listy<text:bookmark-end text:name="__RefHeading___Toc3610_208225428"/></text:h>
      <text:p text:style-name="Text_20_body">Right-click on any sheet tab and select <text:span text:style-name="Strong_20_Emphasis">Show Sheet</text:span> from the context menu. Choose which sheet from the list in the Show Sheet dialog. If there are no hidden sheets, the <text:span text:style-name="Strong_20_Emphasis">Show Sheet</text:span> option will not appear in the context menu.</text:p>
      <text:h text:style-name="P75" text:outline-level="3"><text:bookmark-start text:name="__RefHeading___Toc77650_2323734701"/>Řádky a sloupce<text:bookmark-end text:name="__RefHeading___Toc77650_2323734701"/></text:h>
      <text:list xml:id="list111456237512751" text:continue-list="list111456393378427" text:style-name="Numbering_20_1">
        <text:list-item text:start-value="1">
          <text:p text:style-name="P92">Select the rows or columns on each side of the hidden row or column.</text:p>
        </text:list-item>
        <text:list-item>
          <text:p text:style-name="P92">V hlavní nabídce přejdeme do položky <text:span text:style-name="Strong_20_Emphasis">Formát</text:span> a zvolíme <text:span text:style-name="Strong_20_Emphasis">Řádky</text:span> nebo <text:span text:style-name="Strong_20_Emphasis">Sloupce</text:span>.</text:p>
        </text:list-item>
        <text:list-item>
          <text:p text:style-name="P92">Select <text:span text:style-name="Strong_20_Emphasis">Show</text:span> from the context menu and the row or column will be displayed and can be printed.</text:p>
        </text:list-item>
      </text:list>
      <text:p text:style-name="Text_20_body">Alternatively, right-click on a row or column header and select <text:span text:style-name="Strong_20_Emphasis">Show Rows</text:span> or <text:span text:style-name="Strong_20_Emphasis">Show Columns</text:span> from the context menu.</text:p>
      <text:h text:style-name="Heading_20_3" text:outline-level="3"><text:bookmark-start text:name="__RefHeading___Toc3612_208225428"/>Buňky<text:bookmark-end text:name="__RefHeading___Toc3612_208225428"/></text:h>
      <text:list xml:id="list111455951439915" text:continue-list="list111456237512751" text:style-name="Numbering_20_1">
        <text:list-item text:start-value="1">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Zadáme heslo k odemknutí listu a klepneme na <text:span text:style-name="Strong_20_Emphasis">OK</text:span>.</text:p>
        </text:list-item>
        <text:list-item>
          <text:p text:style-name="P92">Go to <text:span text:style-name="Strong_20_Emphasis">Format &gt; Cells</text:span> on the Menu bar, or right-click and select <text:span text:style-name="Strong_20_Emphasis">Format Cells</text:span> from the context menu, to open the Format Cells dialog (Figure <text:sequence-ref text:reference-format="value" text:ref-name="refFigure29">30</text:sequence-ref>).</text:p>
        </text:list-item>
        <text:list-item>
          <text:p text:style-name="P92">Click the <text:span text:style-name="Emphasis">Cell Protection</text:span> tab and deselect the hide options for the cells. Klepneme na <text:span text:style-name="Strong_20_Emphasis">OK</text:span>.</text:p>
        </text:list-item>
      </text:list>
      <text:h text:style-name="Heading_20_2" text:outline-level="2"><text:bookmark-start text:name="__RefHeading___Toc3614_208225428"/><text:alphabetical-index-mark text:string-value="grouping and outlining" text:key1="Data"/><text:alphabetical-index-mark text:string-value="outlining"/>Seskupit a zpřehlednit<text:bookmark-end text:name="__RefHeading___Toc3614_208225428"/></text:h>
      <text:p text:style-name="P11">If you are continually hiding and showing the same cells, you can create an outline of your data and group rows or columns together so that you can collapse a group to hide it or expand a group to show it using a single click.</text:p>
      <text:p text:style-name="P11"><text:soft-page-break/>The basic controls for <text:alphabetical-index-mark text:string-value="Data" text:key1="grouping and ungrouping"/>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Seskupení<text:bookmark-end text:name="__RefHeading___Toc3616_208225428"/></text:h>
      <text:p text:style-name="P11">To group rows or columns:</text:p>
      <text:list xml:id="list111456262710649" text:continue-list="list111455951439915" text:style-name="Numbering_20_1">
        <text:list-item text:start-value="1">
          <text:p text:style-name="P92">Select the cells you want to group in the spreadsheet.</text:p>
        </text:list-item>
        <text:list-item>
          <text:p text:style-name="Numbering_20_1">Go to <text:span text:style-name="Strong_20_Emphasis">Data &gt; Group and Outline &gt; Group</text:span> on the Menu bar, or press the <text:span text:style-name="Keystroke">F12</text:span> key.</text:p>
        </text:list-item>
        <text:list-item>
          <text:p text:style-name="P92">In the Group dialog that opens, select either <text:span text:style-name="Strong_20_Emphasis">Rows</text:span> or <text:span text:style-name="Strong_20_Emphasis">Columns</text:span> and click <text:span text:style-name="Strong_20_Emphasis">OK</text:span>. A group indicator appears to the left of any rows grouped or above any columns grouped. Figure <text:sequence-ref text:reference-format="value" text:ref-name="refFigure31">32</text:sequence-ref><text:s/>shows a group indicator on the left of the first two rows of the spreadsheet have been grouped.</text:p>
        </text:list-item>
      </text:list>
      <text:p text:style-name="P39"><draw:frame draw:style-name="fr1" draw:name="Fig.31" text:anchor-type="as-char" svg:width="10.328cm" draw:z-index="87"><draw:text-box fo:min-height="2.494cm"><text:p text:style-name="P46"><draw:frame draw:style-name="fr13" draw:name="Image33" text:anchor-type="paragraph" svg:x="0cm" svg:y="0cm" svg:width="10.328cm" style:rel-width="100%" svg:height="2.039cm" style:rel-height="scale" draw:z-index="88"><draw:image xlink:href="Pictures/10000000000001D9000000D95D2F6F3D4C6CC7F8.png" xlink:type="simple" xlink:show="embed" xlink:actuate="onLoad" loext:mime-type="image/png"/></draw:frame><text:line-break/>Figure <text:sequence text:ref-name="refFigure31" text:name="Figure" text:formula="ooow:Figure+1" style:num-format="1">32</text:sequence>: Group indicator</text:p></draw:text-box></draw:frame></text:p>
      <text:h text:style-name="Heading_20_3" text:outline-level="3"><text:bookmark-start text:name="__RefHeading___Toc3618_208225428"/>Skrytí detailů<text:bookmark-end text:name="__RefHeading___Toc3618_208225428"/></text:h>
      <text:p text:style-name="Text_20_Body_20_List_20_Intro">To hide the details of any group of rows or columns:</text:p>
      <text:list xml:id="list111455989020756" text:continue-list="list111456262710649" text:style-name="Numbering_20_1">
        <text:list-item text:start-value="1">
          <text:p text:style-name="P100">Click on the minus (–) sign on the group indicator.</text:p>
        </text:list-item>
        <text:list-item>
          <text:p text:style-name="P92">Alternatively, select a cell within the group and go to <text:span text:style-name="Strong_20_Emphasis">Data &gt; Group and Outline &gt; Hide Details</text:span> on the Menu bar.</text:p>
        </text:list-item>
        <text:list-item>
          <text:p text:style-name="P100">The rows or columns are hidden and the minus (–) sign becomes a plus (+) sign on the group indicator.</text:p>
        </text:list-item>
      </text:list>
      <text:h text:style-name="Heading_20_3" text:outline-level="3"><text:bookmark-start text:name="__RefHeading___Toc3620_208225428"/>Zobrazení detailů<text:bookmark-end text:name="__RefHeading___Toc3620_208225428"/></text:h>
      <text:p text:style-name="P11">To show the details of any hidden groups or rows or columns:</text:p>
      <text:list xml:id="list111455052033623" text:continue-list="list111455989020756" text:style-name="Numbering_20_1">
        <text:list-item text:start-value="1">
          <text:p text:style-name="P92">Click on the plus (+) sign on the group indicator.</text:p>
        </text:list-item>
        <text:list-item>
          <text:p text:style-name="P92">Alternatively, select a cell on each side of the hidden group and go to <text:span text:style-name="Strong_20_Emphasis">Data &gt; Group and Outline &gt; Show Details</text:span> on the Menu bar.</text:p>
        </text:list-item>
        <text:list-item>
          <text:p text:style-name="P100">The hidden rows or columns are displayed and the plus (+) sign becomes a minus (–) sign on the group indicator.</text:p>
        </text:list-item>
      </text:list>
      <text:h text:style-name="Heading_20_3" text:outline-level="3"><text:bookmark-start text:name="__RefHeading___Toc3622_208225428"/>Zrušení seskupení<text:bookmark-end text:name="__RefHeading___Toc3622_208225428"/></text:h>
      <text:p text:style-name="P11">To ungroup any groups of rows or columns:</text:p>
      <text:list xml:id="list111456196165669" text:continue-list="list111455052033623" text:style-name="Numbering_20_1">
        <text:list-item text:start-value="1">
          <text:p text:style-name="P92">Make sure the grouped rows or columns are displayed.</text:p>
        </text:list-item>
        <text:list-item>
          <text:p text:style-name="P92">Go to <text:span text:style-name="Strong_20_Emphasis">Data &gt; Group and Outline &gt; Ungroup</text:span> on the Menu bar, or use the keyboard combination <text:span text:style-name="Keystroke">Ctrl+F12</text:span>.</text:p>
        </text:list-item>
        <text:list-item>
          <text:p text:style-name="P92">If only rows or only columns are grouped, they are ungrouped. If both rows and columns are grouped, select either <text:span text:style-name="Strong_20_Emphasis">Rows</text:span> or <text:span text:style-name="Strong_20_Emphasis">Columns</text:span> to ungroup and click <text:span text:style-name="Strong_20_Emphasis">OK</text:span>. </text:p>
        </text:list-item>
      </text:list>
      <text:list xml:id="list111454657502767" text:continue-list="list111455421810575" text:style-name="Heading_20_Caution">
        <text:list-item>
          <text:p text:style-name="P79">Upozornění</text:p>
        </text:list-item>
      </text:list>
      <text:p text:style-name="Text_20_Note">Any hidden groups of rows or columns must be displayed. If they are hidden, then the grouped rows or columns are deleted from the spreadsheet.</text:p>
      <text:list xml:id="list111455392322940" text:continue-list="list111456256259179" text:style-name="Heading_20_Note">
        <text:list-item>
          <text:p text:style-name="P80"><text:soft-page-break/>Poznámka</text:p>
        </text:list-item>
      </text:list>
      <text:p text:style-name="Text_20_Note">If there are nested groups, only the last group of rows or columns created is ungrouped.</text:p>
      <text:h text:style-name="Heading_20_3" text:outline-level="3"><text:bookmark-start text:name="__RefHeading___Toc3624_208225428"/><text:alphabetical-index-mark text:string-value="Automatické zpřehlednění"/>Automatické zpřehlednění<text:bookmark-end text:name="__RefHeading___Toc3624_208225428"/></text:h>
      <text:p text:style-name="Text_20_body">If a selected cell range contains formulas or references, Calc automatically outlines the selection. For example, in Figure <text:sequence-ref text:reference-format="value" text:ref-name="refFigure32">33</text:sequence-ref><text:s/>the cells for the 1st and 2nd quarters each contain a sum formula for the three cells to their left. If you apply the <text:span text:style-name="Strong_20_Emphasis">AutoOutline</text:span> command, the columns are grouped into two quarters.</text:p>
      <text:p text:style-name="Text_20_body">To apply the AutoOutline function, go to <text:span text:style-name="Strong_20_Emphasis">Data &gt; Group and Outline &gt; AutoOutline</text:span> on the Menu bar. Calc will then check for cells that contain formulas or references and automatically group the cells as necessary.</text:p>
      <text:p text:style-name="P39"><draw:frame draw:style-name="fr1" draw:name="Fig.32" text:anchor-type="as-char" svg:width="17cm" draw:z-index="89"><draw:text-box fo:min-height="3.298cm"><text:p text:style-name="P46"><draw:frame draw:style-name="fr12" draw:name="Image34" text:anchor-type="paragraph" svg:x="0cm" svg:y="0cm" svg:width="17cm" style:rel-width="100%" svg:height="2.849cm" style:rel-height="scale" draw:z-index="90"><draw:image xlink:href="Pictures/10000000000002B2000000C409435897340E27FA.png" xlink:type="simple" xlink:show="embed" xlink:actuate="onLoad" loext:mime-type="image/png"/></draw:frame><text:line-break/>Figure <text:sequence text:ref-name="refFigure32" text:name="Figure" text:formula="ooow:Figure+1" style:num-format="1">33</text:sequence>: Example of AutoOutline</text:p></draw:text-box></draw:frame></text:p>
      <text:h text:style-name="Heading_20_3" text:outline-level="3"><text:bookmark-start text:name="__RefHeading___Toc3626_208225428"/>Odstraňování<text:bookmark-end text:name="__RefHeading___Toc3626_208225428"/></text:h>
      <text:p text:style-name="P11">To remove any cell groups of rows or columns, go to <text:span text:style-name="Strong_20_Emphasis">Data &gt; Group and Outline &gt; Remove Outline</text:span> on the Menu bar and any groups are removed.</text:p>
      <text:p text:style-name="P11">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Data" text:key1="filtrování"/>Filtrování<text:bookmark-end text:name="__RefHeading___Toc3628_208225428"/></text:h>
      <text:p text:style-name="P11">Filtr je seznam podmínek, které musí každá položka splňovat, aby mohla být zobrazena. Calc poskytuje tři typy filtrů:</text:p>
      <text:p text:style-name="P23"><text:span text:style-name="Strong_20_Emphasis">Standard</text:span> – Specifies the logical conditions to filter the data.</text:p>
      <text:p text:style-name="P23"><text:span text:style-name="Strong_20_Emphasis">AutoFilter</text:span> – Filters data according to a specific value or string. Automaticky filtruje vybraný rozsah buněk a vytvoří jednořádkové seznamy, ve kterých si můžete vybrat položky, které chcete zobrazit.</text:p>
      <text:p text:style-name="P23"><text:span text:style-name="Strong_20_Emphasis">Advanced</text:span> – Uses filter criteria from specified cells.</text:p>
      <text:h text:style-name="Heading_20_3" text:outline-level="3"><text:bookmark-start text:name="__RefHeading___Toc3630_208225428"/><text:alphabetical-index-mark text:string-value="standardní filtr"/>Použití běžného filtru<text:bookmark-end text:name="__RefHeading___Toc3630_208225428"/></text:h>
      <text:p text:style-name="P11">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111455651538249" text:continue-list="list111456196165669" text:style-name="Numbering_20_1">
        <text:list-item text:start-value="1">
          <text:p text:style-name="Numbering_20_1">Select a cell range in the spreadsheet.</text:p>
        </text:list-item>
        <text:list-item>
          <text:p text:style-name="Numbering_20_1">Go to <text:span text:style-name="Strong_20_Emphasis">Data &gt; More Filters &gt; Standard Filter</text:span> on the Menu bar to open the Standard Filter dialog (Figure <text:sequence-ref text:reference-format="value" text:ref-name="refFigure33">34</text:sequence-ref>).</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39"><text:soft-page-break/><draw:frame draw:style-name="fr1" draw:name="Fig.33" text:anchor-type="as-char" svg:width="11.458cm" draw:z-index="91"><draw:text-box fo:min-height="10.876cm"><text:p text:style-name="P46"><draw:frame draw:style-name="fr8" draw:name="Image35" text:anchor-type="paragraph" svg:width="11.381cm" svg:height="10.43cm" draw:z-index="92"><draw:image xlink:href="Pictures/10000000000001AE0000018A9140C74F7052BD46.png" xlink:type="simple" xlink:show="embed" xlink:actuate="onLoad" loext:mime-type="image/png"/></draw:frame><text:line-break/>Figure <text:sequence text:ref-name="refFigure33" text:name="Figure" text:formula="ooow:Figure+1" style:num-format="1">34</text:sequence>: Standard Filter dialog</text:p></draw:text-box></draw:frame></text:p>
      <text:p text:style-name="Text_20_Body_20_List_20_Intro">The filter criteria used in standard filtering defines a filter by indicating the type of operator, the name of the field, a logical condition and a value or a combination of arguments.</text:p>
      <text:list xml:id="list111455143530032" text:continue-list="list111456650713521" text:style-name="List_20_1">
        <text:list-item>
          <text:p text:style-name="P87"><text:span text:style-name="Strong_20_Emphasis">Operator</text:span> – for the following arguments, you can choose between the logical operators AND / OR.</text:p>
        </text:list-item>
        <text:list-item>
          <text:p text:style-name="P87"><text:span text:style-name="Strong_20_Emphasis">Field name</text:span> – specifies the field names from the current table to set them in the argument. You will see the column identifiers if no text is available for the field names.</text:p>
        </text:list-item>
        <text:list-item>
          <text:p text:style-name="P87"><text:span text:style-name="Strong_20_Emphasis">Condition</text:span> – specifies the comparative operators through which the entries in the <text:span text:style-name="Emphasis">Field name</text:span> and <text:span text:style-name="Emphasis">Value</text:span> fields can be linked.</text:p>
        </text:list-item>
        <text:list-item>
          <text:p text:style-name="P87"><text:span text:style-name="Strong_20_Emphasis">Value</text:span> – specifies a value to filter the field. The <text:span text:style-name="Emphasis">Value</text:span> list box contains all possible values for the specified <text:span text:style-name="Emphasis">Field name</text:span>. Select a value to be used in the filter, including <text:span text:style-name="Strong_20_Emphasis">Empty</text:span> and <text:span text:style-name="Strong_20_Emphasis">Not Empty</text:span> entries.</text:p>
        </text:list-item>
        <text:list-item>
          <text:p text:style-name="P87"><text:span text:style-name="Strong_20_Emphasis">Case sensitive</text:span> – distinguishes between uppercase and lowercase letters when filtering the data.</text:p>
        </text:list-item>
        <text:list-item>
          <text:p text:style-name="P87"><text:span text:style-name="Strong_20_Emphasis">Range contains column labels</text:span> – includes the column labels in the first row of a cell range.</text:p>
        </text:list-item>
        <text:list-item>
          <text:p text:style-name="P87"><text:span text:style-name="Strong_20_Emphasis">Copy results to</text:span> – select the check box and then select the cell range where you want to display the filter results. You can also select a named range from the list.</text:p>
        </text:list-item>
        <text:list-item>
          <text:p text:style-name="P87"><text:span text:style-name="Strong_20_Emphasis">Regular expressions</text:span> – select to use wildcards in the filter definition. See LibreOffice Help for a list of the regular expressions that LibreOffice supports. If selected, you can use regular expressions in the <text:span text:style-name="Emphasis">Value</text:span> field if the <text:span text:style-name="Emphasis">Condition</text:span> list box is set to '=' EQUAL or '&lt;&gt;' UNEQUAL. This also applies to the respective cells that you reference for an advanced filter.</text:p>
        </text:list-item>
        <text:list-item>
          <text:p text:style-name="P87"><text:span text:style-name="Strong_20_Emphasis">No duplications</text:span> – excludes duplicate rows from the list of filtered data.</text:p>
        </text:list-item>
        <text:list-item>
          <text:p text:style-name="P87"><text:span text:style-name="Strong_20_Emphasis">Keep filter criteria</text:span> –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text:span><text:soft-page-break/><text:span text:style-name="Strong_20_Emphasis">Range</text:span> as a database range. You can also reapply the defined filter at any time by clicking into the source range and then go to <text:span text:style-name="Strong_20_Emphasis">Data &gt; Refresh Range</text:span>.</text:p>
        </text:list-item>
      </text:list>
      <text:h text:style-name="P76" text:outline-level="3"><text:bookmark-start text:name="__RefHeading___Toc48682_665378378"/><text:alphabetical-index-mark text:string-value="Automatický filtr"/>Použití automatického filtru<text:bookmark-end text:name="__RefHeading___Toc48682_665378378"/></text:h>
      <text:p text:style-name="P25">An AutoFilter adds a drop-down list to the top row of one or more data columns which lets you select the rows to be displayed. The list includes every unique entry in the selected cells sorted into lexical order (see <text:a xlink:type="simple" xlink:href="https://www.dictionary.com/browse/lexical-order" text:style-name="Internet_20_link" text:visited-style-name="Visited_20_Internet_20_Link">https://www.dictionary.com/browse/lexical-order</text:a> for an explanation of lexical order). AutoFilter can be used on multiple sheets without first defining a database range.</text:p>
      <text:list xml:id="list111455349220774" text:continue-list="list111455651538249" text:style-name="Numbering_20_1">
        <text:list-item text:start-value="1">
          <text:p text:style-name="P113">Click in a cell range on the spreadsheet. If you want to apply multiple AutoFilters to the same sheet, you must first define database ranges, then apply the AutoFilters to the database ranges.</text:p>
        </text:list-item>
        <text:list-item>
          <text:p text:style-name="P113">Go to <text:span text:style-name="Strong_20_Emphasis">Data &gt; AutoFilter</text:span> on the Menu bar, or click the <text:span text:style-name="Strong_20_Emphasis">AutoFilter</text:span> icon <text:span text:style-name="T54"><draw:frame draw:style-name="fr9" draw:name="Image44" text:anchor-type="as-char" svg:width="0.847cm" svg:height="0.714cm" draw:z-index="93"><draw:image xlink:href="Pictures/10000201000000200000001B3365914DBDDA4F29.png" xlink:type="simple" xlink:show="embed" xlink:actuate="onLoad" loext:mime-type="image/png"/></draw:frame></text:span><text:s/>on the Standard toolbar. An arrow button is added to the head of each column in the database range.</text:p>
        </text:list-item>
        <text:list-item>
          <text:p text:style-name="P113">Click the arrow or small triangle in the column that contains the value or string that you want to set as the filter criteria (shown in Figure <text:sequence-ref text:reference-format="value" text:ref-name="refFigure34">35</text:sequence-ref>).</text:p>
        </text:list-item>
        <text:list-item>
          <text:p text:style-name="P107">Select the value or string that you want to use as the filter criteria. The records that match the filter criteria that you selected are then shown.</text:p>
        </text:list-item>
      </text:list>
      <text:p text:style-name="P39"><draw:frame draw:style-name="fr1" draw:name="Fig.34" text:anchor-type="as-char" svg:width="9.179cm" draw:z-index="94"><draw:text-box fo:min-height="13.28cm"><text:p text:style-name="P46"><draw:frame draw:style-name="fr7" draw:name="Image36" text:anchor-type="paragraph" svg:width="9.179cm" style:rel-width="100%" svg:height="13.28cm" style:rel-height="scale" draw:z-index="95"><draw:image xlink:href="Pictures/100000000000015B000001F687C39CC71D0855EF.png" xlink:type="simple" xlink:show="embed" xlink:actuate="onLoad" loext:mime-type="image/png"/></draw:frame><text:line-break/>Figure <text:sequence text:ref-name="refFigure34" text:name="Figure" text:formula="ooow:Figure+1" style:num-format="1">35</text:sequence>: AutoFilter example</text:p></draw:text-box></draw:frame></text:p>
      <text:h text:style-name="Heading_20_3" text:outline-level="3"><text:bookmark-start text:name="__RefHeading___Toc3634_208225428"/><text:soft-page-break/><text:alphabetical-index-mark text:string-value="Pokročilé filtry"/>Použití pokročilého filtru<text:bookmark-end text:name="__RefHeading___Toc3634_208225428"/></text:h>
      <text:p text:style-name="P11">Pokročilý filtr má strukturu podobnou běžnému filtru. The difference is that the advanced filter arguments are not entered in a dialog. Instead, filters can be entered in a blank area of a spreadsheet, then referenced by the filter dialog to apply the filters.</text:p>
      <text:list xml:id="list111456657347896" text:continue-list="list111455349220774" text:style-name="Numbering_20_1">
        <text:list-item text:start-value="1">
          <text:p text:style-name="Numbering_20_1">Select a cell range in the spreadsheet.</text:p>
        </text:list-item>
        <text:list-item>
          <text:p text:style-name="Numbering_20_1">Go to <text:span text:style-name="Strong_20_Emphasis">Data &gt; More Filters &gt; Advanced Filter</text:span> on the Menu bar to open the Advanced Filter dialog (Figure <text:sequence-ref text:reference-format="value" text:ref-name="refFigure35">36</text:sequence-ref>).</text:p>
        </text:list-item>
        <text:list-item>
          <text:p text:style-name="Numbering_20_1">In <text:span text:style-name="Emphasis">Read Filter Criteria F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111455245515941" text:continue-list="list111455392322940" text:style-name="Heading_20_Note">
        <text:list-item>
          <text:p text:style-name="P80">Poznámka</text:p>
        </text:list-item>
      </text:list>
      <text:p text:style-name="P33">The options for advanced filtering are the same as those used for standard filtering, see “<text:bookmark-ref text:reference-format="number" text:ref-name="__RefHeading___Toc3630_208225428"/><text:bookmark-ref text:reference-format="text" text:ref-name="__RefHeading___Toc3630_208225428">Applying a standard filter</text:bookmark-ref>” on page <text:bookmark-ref text:reference-format="page" text:ref-name="__RefHeading___Toc3630_208225428">40</text:bookmark-ref><text:s/>for more information.</text:p>
      <text:p text:style-name="P39"><draw:frame draw:style-name="fr1" draw:name="Fig.35" text:anchor-type="as-char" svg:width="10.185cm" draw:z-index="1"><draw:text-box fo:min-height="6.211cm"><text:p text:style-name="P46"><draw:frame draw:style-name="fr11" draw:name="Image37" text:anchor-type="paragraph" svg:width="10.19cm" svg:height="7.361cm" draw:z-index="2"><draw:image xlink:href="Pictures/100000000000018100000116A5329D4804BD1B45.png" xlink:type="simple" xlink:show="embed" xlink:actuate="onLoad" loext:mime-type="image/png"/></draw:frame><text:line-break/>Figure <text:sequence text:ref-name="refFigure35" text:name="Figure" text:formula="ooow:Figure+1" style:num-format="1">36</text:sequence>: Advanced Filter dialog</text:p></draw:text-box></draw:frame></text:p>
      <text:p text:style-name="P18">For an example of an advanced filter, see the Help page entitled “Filter: Applying Advanced Filters”.</text:p>
      <text:h text:style-name="Heading_20_1" text:outline-level="1"><text:bookmark-start text:name="__RefHeading___Toc3636_208225428"/><text:alphabetical-index-mark text:string-value="Data" text:key1="třídění"/>Řazení záznamů<text:bookmark-end text:name="__RefHeading___Toc3636_208225428"/></text:h>
      <text:p text:style-name="P11">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11">Also, sorting is useful when you add new information to a spreadsheet. Když je list dlouhý, je obvykle jednodušší přidat nové údaje dospod listu namísto toho, abychom přidávali nové řádky přímo na správná místa. After you have added information, you can then sort the records to update the spreadsheet.</text:p>
      <text:h text:style-name="Heading_20_2" text:outline-level="2"><text:bookmark-start text:name="__RefHeading___Toc3638_208225428"/><text:alphabetical-index-mark text:string-value="Seřadit dialog"/>Seřadit dialog<text:bookmark-end text:name="__RefHeading___Toc3638_208225428"/></text:h>
      <text:p text:style-name="Text_20_Body_20_List_20_Intro">To sort cells in a spreadsheet using the Sort dialog:</text:p>
      <text:list xml:id="list111456740928814" text:continue-list="list111456657347896" text:style-name="Numbering_20_1">
        <text:list-item text:start-value="1">
          <text:p text:style-name="Numbering_20_1">Select the cells, rows, or columns to be sorted.</text:p>
        </text:list-item>
        <text:list-item>
          <text:p text:style-name="Numbering_20_1">Go to <text:span text:style-name="Strong_20_Emphasis">Data &gt; Sort</text:span> on the Menu bar to open the Sort dialog.</text:p>
        </text:list-item>
        <text:list-item>
          <text:p text:style-name="P114"><text:soft-page-break/>On the <text:span text:style-name="Emphasis">Options</text:span> tab (Figure <text:sequence-ref text:reference-format="value" text:ref-name="refFigure37">38</text:sequence-ref>), choose options including whether to sort on rows or columns. See “<text:bookmark-ref text:reference-format="text" text:ref-name="__RefHeading___Toc3640_208225428">Sort options</text:bookmark-ref>” on page <text:bookmark-ref text:reference-format="page" text:ref-name="__RefHeading___Toc3640_208225428">45</text:bookmark-ref><text:s/>for details.</text:p>
        </text:list-item>
      </text:list>
      <text:p text:style-name="P42"><draw:frame draw:style-name="fr1" draw:name="Fig.36" text:anchor-type="as-char" svg:width="16.002cm" draw:z-index="13"><draw:text-box fo:min-height="8.336cm"><text:p text:style-name="P46"><draw:frame draw:style-name="fr10" draw:name="Image38" text:anchor-type="paragraph" svg:width="16cm" svg:height="7.89cm" draw:z-index="14"><draw:image xlink:href="Pictures/10000000000002E80000016F691CA2BB717A61AE.png" xlink:type="simple" xlink:show="embed" xlink:actuate="onLoad" loext:mime-type="image/png"/></draw:frame><text:line-break/>Figure <text:sequence text:ref-name="refFigure36" text:name="Figure" text:formula="ooow:Figure+1" style:num-format="1">37</text:sequence>: Sort dialog – Sort Criteria tab</text:p></draw:text-box></draw:frame></text:p>
      <text:list xml:id="list111454726708726" text:continue-numbering="true" text:style-name="Numbering_20_1">
        <text:list-item>
          <text:p text:style-name="P101">On the <text:span text:style-name="Emphasis">Sort Criteria</text:span> tab (Figure <text:sequence-ref text:reference-format="value" text:ref-name="refFigure36">37</text:sequence-ref>), select the criteria from the drop-down lists. The selection lists are populated from the selected cells.</text:p>
        </text:list-item>
        <text:list-item>
          <text:p text:style-name="P115">Select either <text:span text:style-name="Strong_20_Emphasis">Ascending</text:span> order (A-Z, 0-9) or <text:span text:style-name="Strong_20_Emphasis">Descending</text:span> order (Z-A, 9-0).</text:p>
        </text:list-item>
        <text:list-item>
          <text:p text:style-name="P108">Click <text:span text:style-name="Strong_20_Emphasis">OK</text:span> and the sort is carried out on the spreadsheet.</text:p>
        </text:list-item>
      </text:list>
      <text:p text:style-name="P39"><draw:frame draw:style-name="fr1" draw:name="Fig.37" text:anchor-type="as-char" svg:width="16.007cm" draw:z-index="15"><draw:text-box fo:min-height="11.659cm"><text:p text:style-name="P46"><draw:frame draw:style-name="fr8" draw:name="Image39" text:anchor-type="paragraph" svg:width="16cm" svg:height="10.94cm" draw:z-index="16"><draw:image xlink:href="Pictures/10000000000002E8000001FD5222C533F70312CE.png" xlink:type="simple" xlink:show="embed" xlink:actuate="onLoad" loext:mime-type="image/png"/></draw:frame><text:line-break/>Figure <text:sequence text:ref-name="refFigure37" text:name="Figure" text:formula="ooow:Figure+1" style:num-format="1">38</text:sequence>: Sort dialog – Options tab</text:p></draw:text-box></draw:frame></text:p>
      <text:list xml:id="list111456295787068" text:continue-list="list111455245515941" text:style-name="Heading_20_Note">
        <text:list-item>
          <text:p text:style-name="P82"><text:soft-page-break/>Poznámka</text:p>
        </text:list-item>
      </text:list>
      <text:p text:style-name="P36">If any of the cells that you select for sorting are protected and the sheet is protected, then Calc cannot modify those cells and the sort will not be executed. An error message will be displayed to indicate that protected cells cannot be modified. However, it is possible to sort a range containing a row of column labels that are protected, since these are not modified by the sort.</text:p>
      <text:h text:style-name="Heading_20_2" text:outline-level="2"><text:bookmark-start text:name="__RefHeading___Toc3640_208225428"/>Seřadit možnosti<text:bookmark-end text:name="__RefHeading___Toc3640_208225428"/></text:h>
      <text:p text:style-name="P11">On the Options page of the Sort dialog (Figure <text:sequence-ref text:reference-format="value" text:ref-name="refFigure37">38</text:sequence-ref>), you can set these options:</text:p>
      <text:list xml:id="list111455003229753" text:continue-list="list111455143530032" text:style-name="List_20_1">
        <text:list-item>
          <text:p text:style-name="P86"><text:span text:style-name="Strong_20_Emphasis">Case sensitive</text:span> – sorts first by uppercase letters and then by lowercase letters. For Asian languages, special handling applies.</text:p>
        </text:list-item>
      </text:list>
      <text:list xml:id="list111455117483295" text:continue-list="list111456295787068" text:style-name="Heading_20_Note">
        <text:list-item>
          <text:p text:style-name="P80">Poznámka</text:p>
        </text:list-item>
      </text:list>
      <text:p text:style-name="Text_20_Note">For Asian languages, select <text:span text:style-name="Strong_20_Emphasis">Case sensitive</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111455014966952" text:continue-list="list111455003229753" text:style-name="List_20_1">
        <text:list-item>
          <text:p text:style-name="P86"><text:span text:style-name="Strong_20_Emphasis">Range contains column/row labels</text:span> – omits the first column/row in the selection from the sort. The <text:span text:style-name="Emphasis">Direction</text:span> setting at the bottom of the dialog defines the name and function of this check box: if top to bottom, then column labels; if left to right, then row labels.</text:p>
        </text:list-item>
        <text:list-item>
          <text:p text:style-name="P86"><text:span text:style-name="Strong_20_Emphasis">Include formats</text:span> – preserves the current cell formatting.</text:p>
        </text:list-item>
        <text:list-item>
          <text:p text:style-name="P86"><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of values such as, A1, A2, A3, A4, A5, A6, ..., A19, A20, A21. When you put these values into a range of cells and run the sort, it will become A1, A11, A12, A13, ..., A19, A2, A20, A21, A3, A4, A5, ..., A9. With natural sorting selected, values such as these are sorted correctly.</text:p>
        </text:list-item>
        <text:list-item>
          <text:p text:style-name="P88"><text:span text:style-name="Strong_20_Emphasis">Include boundary column(s) containing only comments</text:span> – keeps these cells associated with the cells being sorted.</text:p>
        </text:list-item>
        <text:list-item>
          <text:p text:style-name="P89"><text:span text:style-name="Strong_20_Emphasis">Include boundary column(s) containing only images</text:span> – keeps these cells associated with the cells being sorted.</text:p>
        </text:list-item>
        <text:list-item>
          <text:p text:style-name="P86"><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86"><text:span text:style-name="Strong_20_Emphasis">Custom sort order</text:span> – select this option and then select the custom sort order that you want to apply. The available selections are defined as “fill series” in <text:span text:style-name="Strong_20_Emphasis">Tools &gt; Options &gt; LibreOffice Calc &gt; Sort Lists</text:span>. See “<text:bookmark-ref text:reference-format="text" text:ref-name="__RefHeading___Toc171785_2404496933">Defining a fill series</text:bookmark-ref>” on page <text:bookmark-ref text:reference-format="page" text:ref-name="__RefHeading___Toc171785_2404496933">13</text:bookmark-ref>.</text:p>
        </text:list-item>
        <text:list-item>
          <text:p text:style-name="P86"><text:span text:style-name="Strong_20_Emphasis">Language</text:span> – select the language for the sorting rules.</text:p>
        </text:list-item>
        <text:list-item>
          <text:p text:style-name="P86"><text:span text:style-name="Strong_20_Emphasis">Options</text:span> – select a sorting option for the language. For example, select the <text:span text:style-name="Strong_20_Emphasis">Phone book</text:span> option for German to include the umlaut special character in the sorting.</text:p>
        </text:list-item>
        <text:list-item>
          <text:p text:style-name="P86"><text:span text:style-name="Strong_20_Emphasis">Top to bottom (sort rows)</text:span> – sorts rows by the values in the active columns of the selected range.</text:p>
        </text:list-item>
        <text:list-item>
          <text:p text:style-name="P86"><text:soft-page-break/><text:span text:style-name="Strong_20_Emphasis">Left to right (sort columns)</text:span> – sorts columns by the values in the active rows of the selected range.</text:p>
        </text:list-item>
      </text:list>
      <text:h text:style-name="Heading_20_2" text:outline-level="2"><text:bookmark-start text:name="__RefHeading___Toc3642_208225428"/>Rychlé seřazení<text:bookmark-end text:name="__RefHeading___Toc3642_208225428"/></text:h>
      <text:p text:style-name="P11">If the columns in the spreadsheet have a header with a text format, you can use a quick sort.</text:p>
      <text:list xml:id="list111456237413067" text:continue-list="list111454726708726" text:style-name="Numbering_20_1">
        <text:list-item text:start-value="1">
          <text:p text:style-name="P92">Select a cell or a cell range to be sorted.</text:p>
        </text:list-item>
        <text:list-item>
          <text:p text:style-name="P92">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text:alphabetical-index-mark text:string-value="finding and replacing" text:key1="Data"/><text:alphabetical-index-mark text:string-value="finding and replacing data"/>Najít a nahradit<text:bookmark-end text:name="__RefHeading___Toc3644_208225428"/></text:h>
      <text:p text:style-name="P11"><text:alphabetical-index-mark text:string-value="Najít panel nástrojů"/><text:alphabetical-index-mark text:string-value="Najít a nahradit dialog"/><text:alphabetical-index-mark text:string-value="Find" text:key1="nástrojové lišty"/>Calc has two ways to find text within a document: the Find toolbar and the Find &amp; Replace dialog. The toolbar is quick and easy to use, but its functions are more limited than using the dialog.</text:p>
      <text:h text:style-name="Heading_20_2" text:outline-level="2"><text:bookmark-start text:name="__RefHeading___Toc3646_208225428"/>Najít panel nástrojů<text:bookmark-end text:name="__RefHeading___Toc3646_208225428"/></text:h>
      <text:p text:style-name="P41"><draw:frame draw:style-name="fr1" draw:name="Fig.38" text:anchor-type="as-char" svg:width="12.592cm" draw:z-index="5"><draw:text-box fo:min-height="1.535cm"><text:p text:style-name="P46"><draw:frame draw:style-name="fr7" draw:name="Image40" text:anchor-type="paragraph" svg:width="12.592cm" style:rel-width="100%" svg:height="1.535cm" style:rel-height="scale" draw:z-index="6"><draw:image xlink:href="Pictures/10000000000001DC0000003AE09B44BBF3390347.png" xlink:type="simple" xlink:show="embed" xlink:actuate="onLoad" loext:mime-type="image/png"/></draw:frame><text:line-break/>Figure <text:sequence text:ref-name="refFigure38" text:name="Figure" text:formula="ooow:Figure+1" style:num-format="1">39</text:sequence>: Find toolbar</text:p></draw:text-box></draw:frame></text:p>
      <text:list xml:id="list111455724968625" text:continue-list="list111456237413067" text:style-name="Numbering_20_1">
        <text:list-item text:start-value="1">
          <text:p text:style-name="Numbering_20_1">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38">39</text:sequence-ref>). By default this toolbar is docked in the lower left of the Calc window. You can undock the toolbar and move it.</text:p>
        </text:list-item>
        <text:list-item>
          <text:p text:style-name="P92">Type a search term in the <text:span text:style-name="Emphasis">Find</text:span> text box.</text:p>
        </text:list-item>
        <text:list-item>
          <text:p text:style-name="P102">To refine the search, you can select the <text:span text:style-name="Strong_20_Emphasis">Match Case</text:span> option. For example, if Owner is the search term, selecting <text:span text:style-name="Strong_20_Emphasis">Match Case</text:span> will find <text:span text:style-name="Emphasis">Owner</text:span> but not <text:span text:style-name="Emphasis">owner</text:span>. You can also select the <text:span text:style-name="Strong_20_Emphasis">Find All</text:span> or <text:span text:style-name="Strong_20_Emphasis">Formatted Display</text:span> options.</text:p>
        </text:list-item>
        <text:list-item>
          <text:p text:style-name="P92">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Najít a nahradit dialog<text:bookmark-end text:name="__RefHeading___Toc3648_208225428"/></text:h>
      <text:p text:style-name="P28">To open the Find &amp; Replace dialog (Figure <text:sequence-ref text:reference-format="value" text:ref-name="refFigure39">40</text:sequence-ref>), go to <text:span text:style-name="Strong_20_Emphasis">Edit &gt; Find &amp; Replace</text:span> on the Menu bar, or use the keyboard shortcut <text:span text:style-name="Keystroke">Ctrl+H</text:span>, or click the <text:span text:style-name="Strong_20_Emphasis">Find &amp; Replace</text:span> icon <text:span text:style-name="T54"><draw:frame draw:style-name="fr9" draw:name="Afbeelding1" text:anchor-type="as-char" svg:width="0.476cm" svg:height="0.476cm" draw:z-index="7"><draw:image xlink:href="Pictures/1000020100000019000000195D9B158845803822.png" xlink:type="simple" xlink:show="embed" xlink:actuate="onLoad" loext:mime-type="image/png"/></draw:frame></text:span><text:s/>on the Standard toolbar, or click the <text:span text:style-name="Strong_20_Emphasis">Find &amp; Replace</text:span> icon on the Find toolbar.</text:p>
      <text:h text:style-name="P72" text:outline-level="3">Hledání</text:h>
      <text:list xml:id="list111456208133150" text:continue-list="list111455724968625"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If necessary, click on <text:span text:style-name="Emphasis">Other options</text:span> to increase the number of search filters.</text:p>
        </text:list-item>
        <text:list-item>
          <text:p text:style-name="P97">Click <text:span text:style-name="Strong_20_Emphasis">Find Next</text:span> to locate the first instance of the search criteria.</text:p>
        </text:list-item>
        <text:list-item>
          <text:p text:style-name="P97">Click <text:span text:style-name="Strong_20_Emphasis">Find Next</text:span> again to locate the next instance of the search criteria. Repeat as needed.</text:p>
        </text:list-item>
        <text:list-item>
          <text:p text:style-name="P97">Or, click <text:span text:style-name="Strong_20_Emphasis">Find All</text:span> to locate all cells containing the search criteria. These cells will be highlighted in the spreadsheet. A small dialog will pop up, listing the cell locations.</text:p>
        </text:list-item>
      </text:list>
      <text:h text:style-name="P72" text:outline-level="3">Nahrazování</text:h>
      <text:list xml:id="list111455188314848" text:continue-list="list111456208133150"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Enter the replacement contents in the <text:span text:style-name="Emphasis">Replace</text:span> box.</text:p>
        </text:list-item>
        <text:list-item>
          <text:p text:style-name="P97">If necessary, click on <text:span text:style-name="Emphasis">Other options</text:span> to increase the number of search filters.</text:p>
        </text:list-item>
        <text:list-item>
          <text:p text:style-name="P97">To step through the cells and choose whether to replace the contents: </text:p>
        </text:list-item>
        <text:list-item>
          <text:p text:style-name="P116">Click <text:span text:style-name="Strong_20_Emphasis">Find Next</text:span> to locate the first instance of the search criteria.</text:p>
        </text:list-item>
        <text:list-item>
          <text:p text:style-name="P116"><text:soft-page-break/>If necessary, click <text:span text:style-name="Strong_20_Emphasis">Replace</text:span> to replace the search criteria with the contents of the <text:span text:style-name="Emphasis">Replace</text:span> box.</text:p>
        </text:list-item>
        <text:list-item>
          <text:p text:style-name="P116">Repeat as required.</text:p>
        </text:list-item>
        <text:list-item>
          <text:p text:style-name="P97">Or, to locate and replace all instances of the search criteria without stopping at each one, click <text:span text:style-name="Strong_20_Emphasis">Replace All</text:span>.</text:p>
        </text:list-item>
      </text:list>
      <text:p text:style-name="P39"><draw:frame draw:style-name="fr1" draw:name="Fig.39" text:anchor-type="as-char" svg:width="15.124cm" draw:z-index="8"><draw:text-box fo:min-height="12.307cm"><text:p text:style-name="P46"><draw:frame draw:style-name="fr8" draw:name="Image2" text:anchor-type="paragraph" svg:width="14.981cm" svg:height="11.86cm" draw:z-index="19"><draw:image xlink:href="Pictures/1000000000000236000001C0917E68FD11F46826.png" xlink:type="simple" xlink:show="embed" xlink:actuate="onLoad" loext:mime-type="image/png"/></draw:frame><text:line-break/>Figure <text:sequence text:ref-name="refFigure39" text:name="Figure" text:formula="ooow:Figure+1" style:num-format="1">40</text:sequence>: Find &amp; Replace dialog</text:p></draw:text-box></draw:frame></text:p>
      <text:list xml:id="list111455040841091" text:continue-list="list111456036283423" text:style-name="Heading_20_Tip">
        <text:list-item>
          <text:p text:style-name="P85">Tip</text:p>
        </text:list-item>
      </text:list>
      <text:p text:style-name="P35">To replace the first instance of the search criteria you can simply press <text:span text:style-name="Strong_20_Emphasis">Replace</text:span> without pressing <text:span text:style-name="Strong_20_Emphasis">Find Next</text:span> first.</text:p>
      <text:list xml:id="list111454972343752" text:continue-list="list111454657502767" text:style-name="Heading_20_Caution">
        <text:list-item>
          <text:p text:style-name="Heading_20_Caution">Upozornění</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Možnosti hledání a nahrazování<text:bookmark-end text:name="__RefHeading___Toc3654_208225428"/></text:h>
      <text:p text:style-name="P11">The options available to refine your find and replace are as follows:</text:p>
      <text:list xml:id="list111456605184637" text:continue-list="list111455014966952" text:style-name="List_20_1">
        <text:list-item>
          <text:p text:style-name="P86"><text:span text:style-name="Strong_20_Emphasis">Find</text:span> – enter the text that you want to search for, or select a previous search from the list.</text:p>
        </text:list-item>
        <text:list-item>
          <text:p text:style-name="P86"><text:span text:style-name="Strong_20_Emphasis">Match case</text:span> – distinguishes between uppercase and lowercase characters.</text:p>
        </text:list-item>
        <text:list-item>
          <text:p text:style-name="P86"><text:span text:style-name="Strong_20_Emphasis">Formatted display</text:span> – searches for cell contents in a particular format. For example, if a cell has a currrency value, say $123.45 and another has the same contents but default <text:soft-page-break/>formatting (123.45), then searching for “$123.45” will find the currency cell but not the default-formatted cell.</text:p>
        </text:list-item>
        <text:list-item>
          <text:p text:style-name="P86"><text:span text:style-name="Strong_20_Emphasis">Entire cells</text:span> – searches for cells with contents that are identical to the search text.</text:p>
        </text:list-item>
        <text:list-item>
          <text:p text:style-name="P86"><text:span text:style-name="Strong_20_Emphasis">All sheets</text:span> – Searches through all of the sheets in the current spreadsheet file.</text:p>
        </text:list-item>
        <text:list-item>
          <text:p text:style-name="P86"><text:span text:style-name="Strong_20_Emphasis">Replace</text:span> – enter the replacement text, or select a recent replacement text or style from the list.</text:p>
        </text:list-item>
        <text:list-item>
          <text:p text:style-name="P86"><text:span text:style-name="Strong_20_Emphasis">Current selection only</text:span> – searches only the selected text or cells.</text:p>
        </text:list-item>
        <text:list-item>
          <text:p text:style-name="P86"><text:span text:style-name="Strong_20_Emphasis">Replace backwards</text:span> – search starts at the current cursor position and goes backwards to the beginning of the file.</text:p>
        </text:list-item>
        <text:list-item>
          <text:p text:style-name="P86"><text:span text:style-name="Strong_20_Emphasis">Regular expressions</text:span> – select to use wildcards in the search. See LibreOffice Help for more information on the use of regular expressions.</text:p>
        </text:list-item>
        <text:list-item>
          <text:p text:style-name="P86"><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86"><text:span text:style-name="Strong_20_Emphasis">Similarity search</text:span> – find terms that are similar to the <text:span text:style-name="Strong_20_Emphasis">Find</text:span> text. Vyberte tutu možnost a potom klepněte na <text:span text:style-name="Strong_20_Emphasis">...</text:span> tlačítko pro definování možností podobnosti.</text:p>
        </text:list-item>
        <text:list-item>
          <text:p text:style-name="P86"><text:span text:style-name="Strong_20_Emphasis">Wildcards</text:span> – search for a wildcard expression given in the <text:span text:style-name="Strong_20_Emphasis">Find</text:span> text.</text:p>
        </text:list-item>
        <text:list-item>
          <text:p text:style-name="P86"><text:span text:style-name="Strong_20_Emphasis">Diacritic-sensitive</text:span> – include diacritics and accents in the search.</text:p>
        </text:list-item>
        <text:list-item>
          <text:p text:style-name="P86"><text:span text:style-name="Strong_20_Emphasis">Direction</text:span> – determines the <text:span text:style-name="Emphasis">Rows</text:span> or <text:span text:style-name="Emphasis">Columns</text:span> order for searching the cells.</text:p>
        </text:list-item>
        <text:list-item>
          <text:p text:style-name="P86"><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text:h text:style-name="Heading_20_3" text:outline-level="3"><text:bookmark-start text:name="__RefHeading___Toc10222_1053744654"/><text:alphabetical-index-mark text:string-value="Dialog výsledků vyhledávání"/>Dialog výsledků vyhledávání<text:bookmark-end text:name="__RefHeading___Toc10222_1053744654"/></text:h>
      <text:p text:style-name="Figure"><text:soft-page-break/><draw:frame draw:style-name="fr1" draw:name="Frame4" text:anchor-type="as-char" svg:width="8.548cm" draw:z-index="3"><draw:text-box fo:min-height="11.615cm"><text:p text:style-name="Caption"><draw:frame draw:style-name="fr7" draw:name="Image42" text:anchor-type="paragraph" svg:width="8.548cm" style:rel-width="100%" svg:height="11.615cm" style:rel-height="scale" draw:z-index="4"><draw:image xlink:href="Pictures/1000000000000143000001B7ED12A3C34B8EBFFE.png" xlink:type="simple" xlink:show="embed" xlink:actuate="onLoad" loext:mime-type="image/png"/></draw:frame><text:line-break/>Figure <text:sequence text:ref-name="refFigure40" text:name="Figure" text:formula="ooow:Figure+1" style:num-format="1">41</text:sequence>: Search Results dialog</text:p></draw:text-box></draw:frame></text:p>
      <text:p text:style-name="Text_20_body">After you select <text:span text:style-name="Strong_20_Emphasis">Find All</text:span> on the Find toolbar, or <text:span text:style-name="Strong_20_Emphasis">Find All</text:span> or <text:span text:style-name="Strong_20_Emphasis">Replace All</text:span> on the Find &amp; Replace dialog, Calc’s initial default behavior is to display the Search Results dialog (Figure <text:sequence-ref text:reference-format="value" text:ref-name="refFigure40">41</text:sequence-ref>) after it has completed the operation. Tento dialog shrnuje výsledky. In addition affected cells are highlighted in the spreadsheet.</text:p>
      <text:p text:style-name="P27">The Search Results dialog lists the affected cells and their current content (after any replacement). It also states the number of affected cells. If you deselect the <text:span text:style-name="Strong_20_Emphasis">Show this dialog </text:span>checkbox on the Search Results dialog before pressing the <text:span text:style-name="Strong_20_Emphasis">Close</text:span> button, then the dialog will not be displayed after future <text:span text:style-name="Strong_20_Emphasis">Find All</text:span> or <text:span text:style-name="Strong_20_Emphasis">Replace All</text:span> presses. The display of the Search Results dialog can also be controlled by enabling or disabling the <text:span text:style-name="Strong_20_Emphasis">Tools &gt; Options &gt; LibreOffice Calc &gt; View &gt; Window &gt; Summary on search</text:span> optio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4"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4"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Drop_20_Caps" style:display-name="Drop Caps" style:family="text">
      <style:text-properties style:font-name="Liberation Sans4"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1pt" fo:font-style="italic" fo:background-color="transparent" style:font-style-asian="italic" style:font-weight-asian="normal" style:font-style-complex="italic" loext:padding-left="0.101cm" loext:padding-right="0.15cm" loext:padding-top="0.019cm" loext:padding-bottom="0.019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Najít a nahradit</text:chapter> | <text:page-number text:select-page="current">49</text:page-number></text:p>
      </style:footer>
      <style:footer-left>
        <text:p text:style-name="MP2"><text:page-number text:select-page="current">48</text:page-number><text:s/>| <text:title>Kapitola 2 Zadávání, úpravy a formátování dat</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Obsah</text:span> | <text:page-number text:select-page="current">5</text:page-number></text:p>
      </style:footer>
      <style:footer-left>
        <text:p text:style-name="MP1"><text:page-number text:select-page="current">4</text:page-number>| <text:title>Kapitola 2 Zadávání, úpravy a formátování dat</text:title></text:p>
      </style:footer-left>
      <loext:footer-first>
        <text:p text:style-name="MP4"><text:span text:style-name="MT2">Dokumentace pro LibreOffice je k dispozici</text:span><text:span text:style-name="MT3"> na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Kapitola 2 Zadávání, úpravy a formátování dat</text:title><text:s/>| <text:page-number text:select-page="current">0</text:page-number></text:p>
      </style:footer>
      <style:footer-left>
        <text:p text:style-name="MP1"><text:page-number text:select-page="current">0</text:page-number>| <text:title>Kapitola 2 Zadávání, úpravy a formátování dat</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5T10:39:19.977000000</meta:creation-date>
    <meta:editing-duration>P1DT9H2M47S</meta:editing-duration>
    <meta:editing-cycles>147</meta:editing-cycles>
    <meta:generator>LibreOffice/6.4.1.2$Linux_X86_64 LibreOffice_project/4d224e95b98b138af42a64d84056446d09082932</meta:generator>
    <meta:initial-creator>Dave Barton</meta:initial-creator>
    <dc:title>Kapitola 2 Zadávání, úpravy a formátování dat</dc:title>
    <dc:date>2020-07-02T11:14:54.005229040</dc:date>
    <dc:creator>MS </dc:creator>
    <meta:document-statistic meta:table-count="4" meta:image-count="55" meta:object-count="0" meta:page-count="49" meta:paragraph-count="923" meta:word-count="13504" meta:character-count="75594" meta:non-whitespace-character-count="62985"/>
    <meta:user-defined meta:name="Guide Name">Calc Guide</meta:user-defined>
    <meta:user-defined meta:name="LibreOffice Version" meta:value-type="float">6.4</meta:user-defined>
    <meta:template xlink:type="simple" xlink:actuate="onRequest" xlink:title="LibreOffice 6.x Template 2nd. Draft" xlink:href="../../../../../../../Contributor%20Resources/LibreOffice_6.x_Template_2nd._Draft.ott" meta:date="2018-12-20T14:08:50.589000000"/>
  </office:meta>
</office:document-meta>
</file>